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" style:family="text">
      <style:text-properties fo:font-size="11.00pt" fo:font-weight="normal" style:text-underline-mode="continuous" style:text-underline-type="single" style:text-underline-style="solid" style:text-underline-width="normal" fo:font-family="'Courier New'" style:font-family-asian="'Courier New'" style:font-family-complex="'Courier New'" fo:background-color="transparent" fo:color="#0000ff"/>
    </style:style>
    <style:style style:name="T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&lt;?xml version="1.0" encoding="UTF-8"?&gt;</text:span></text:p>
      <text:p text:style-name="P1"><text:span text:style-name="T1">&lt;!--</text:span></text:p>
      <text:p text:style-name="P1"><text:span text:style-name="T1">Licensed to the<text:s text:c="2"/>BIZFNS under one</text:span></text:p>
      <text:p text:style-name="P1"><text:span text:style-name="T1">or more contributor license agreements.<text:s text:c="2"/>See the NOTICE file</text:span></text:p>
      <text:p text:style-name="P1"><text:span text:style-name="T1">distributed with this work for additional information</text:span></text:p>
      <text:p text:style-name="P1"><text:span text:style-name="T1">regarding copyright ownership.<text:s text:c="2"/>The ASF licenses this file</text:span></text:p>
      <text:p text:style-name="P1"><text:span text:style-name="T1">to you under the Apache License, Version 2.0 (the</text:span></text:p>
      <text:p text:style-name="P1"><text:span text:style-name="T1">"License"); you may not use this file except in compliance</text:span></text:p>
      <text:p text:style-name="P1"><text:span text:style-name="T1">with the License.<text:s text:c="2"/>You may obtain a copy of the License at</text:span></text:p>
      <text:p text:style-name="P1"><text:span text:style-name="T1"/></text:p>
      <text:p text:style-name="P1"><text:a xlink:href="http://www.apache.org/licenses/LICENSE-2.0"><text:span text:style-name="T2">http://www.apache.org/licenses/LICENSE-2.0</text:span></text:a><text:span text:style-name="T3"/></text:p>
      <text:p text:style-name="P1"><text:span text:style-name="T3"/></text:p>
      <text:p text:style-name="P1"><text:span text:style-name="T3">Unless required by applicable law or agreed to in writing,</text:span></text:p>
      <text:p text:style-name="P1"><text:span text:style-name="T3">software distributed under the License is distributed on an</text:span></text:p>
      <text:p text:style-name="P1"><text:span text:style-name="T3">"AS IS" BASIS, WITHOUT WARRANTIES OR CONDITIONS OF ANY</text:span></text:p>
      <text:p text:style-name="P1"><text:span text:style-name="T3">KIND, either express or implied.<text:s text:c="2"/>See the License for the</text:span></text:p>
      <text:p text:style-name="P1"><text:span text:style-name="T3">specific language governing permissions and limitations</text:span></text:p>
      <text:p text:style-name="P1"><text:span text:style-name="T3">under the License.</text:span></text:p>
      <text:p text:style-name="P1"><text:span text:style-name="T3">--&gt;</text:span></text:p>
      <text:p text:style-name="P1"><text:span text:style-name="T3"/></text:p>
      <text:p text:style-name="P1"><text:span text:style-name="T3">&lt;entitymodel xmlns:xsi="http://www.w3.org/2001/XMLSchema-instance"</text:span></text:p>
      <text:p text:style-name="P1"><text:span text:style-name="T3"><text:s text:c="4"/>xsi:noNamespaceSchemaLocation="http://ofbiz.apache.org/dtds/entitymodel.xsd"&gt;</text:span></text:p>
      <text:p text:style-name="P1"><text:span text:style-name="T3"><text:s text:c="2"/>&lt;!-- ========================================================= --&gt;</text:span></text:p>
      <text:p text:style-name="P1"><text:span text:style-name="T3"><text:s text:c="2"/>&lt;!-- ======================== Defaults ======================= --&gt;</text:span></text:p>
      <text:p text:style-name="P1"><text:span text:style-name="T3"><text:s text:c="2"/>&lt;!-- ========================================================= --&gt;</text:span></text:p>
      <text:p text:style-name="P1"><text:span text:style-name="T3"><text:s text:c="4"/>&lt;title&gt;Entity of an BizFns Component&lt;/title&gt;</text:span></text:p>
      <text:p text:style-name="P1"><text:span text:style-name="T3"><text:s text:c="4"/>&lt;description&gt;None&lt;/description&gt;</text:span></text:p>
      <text:p text:style-name="P1"><text:span text:style-name="T3"><text:s text:c="4"/>&lt;version&gt;1.0&lt;/version&gt;</text:span></text:p>
      <text:p text:style-name="P1"><text:span text:style-name="T3"/></text:p>
      <text:p text:style-name="P1"><text:span text:style-name="T3"><text:s text:c="2"/>&lt;!-- ========================================================= --&gt;</text:span></text:p>
      <text:p text:style-name="P1"><text:span text:style-name="T3"><text:s text:c="2"/>&lt;!-- ======================== Data Model ===================== --&gt;</text:span></text:p>
      <text:p text:style-name="P1"><text:span text:style-name="T3"><text:s text:c="2"/>&lt;!-- The modules in this file are as follows:<text:s text:c="18"/>--&gt;</text:span></text:p>
      <text:p text:style-name="P1"><text:span text:style-name="T3"><text:s text:c="2"/>&lt;!--<text:s text:c="2"/>- org.apache.ofbiz.bizfns.Party --&gt;</text:span></text:p>
      <text:p text:style-name="P1"><text:span text:style-name="T3"><text:s text:c="2"/>&lt;!--<text:s text:c="2"/>- org.apache.ofbiz.bizfns.Service --&gt;</text:span></text:p>
      <text:p text:style-name="P1"><text:span text:style-name="T3"><text:s text:c="2"/>&lt;!--<text:s text:c="2"/>- org.apache.ofbiz.bizfns.Deliverable --&gt;</text:span></text:p>
      <text:p text:style-name="P1"><text:span text:style-name="T3"><text:s text:c="2"/>&lt;!--<text:s text:c="2"/>- org.apache.ofbiz.bizfns.workeffort --&gt;</text:span></text:p>
      <text:p text:style-name="P1"><text:span text:style-name="T3"><text:s text:c="2"/>&lt;!--<text:s text:c="2"/>- org.apache.ofbiz.bizfns.timesheet --&gt;</text:span></text:p>
      <text:p text:style-name="P1"><text:span text:style-name="T3"><text:s text:c="3"/>&lt;!--<text:s text:c="2"/>- org.apache.ofbiz.accounting.Order --&gt;</text:span></text:p>
      <text:p text:style-name="P1"><text:span text:style-name="T3"><text:s text:c="3"/>&lt;!--<text:s text:c="2"/>- org.apache.ofbiz.accounting.Workorder --&gt;</text:span></text:p>
      <text:p text:style-name="P1"><text:span text:style-name="T3"><text:s text:c="2"/>&lt;!--<text:s text:c="2"/>- org.apache.ofbiz.accounting.finaccount --&gt;</text:span></text:p>
      <text:p text:style-name="P1"><text:span text:style-name="T3"><text:s text:c="2"/>&lt;!--<text:s text:c="2"/>- org.apache.ofbiz.accounting.invoice --&gt;</text:span></text:p>
      <text:p text:style-name="P1"><text:span text:style-name="T3"><text:s text:c="2"/>&lt;!--<text:s text:c="2"/>- org.apache.ofbiz.accounting.fixedasset --&gt;</text:span></text:p>
      <text:p text:style-name="P1"><text:span text:style-name="T3"><text:s text:c="2"/>&lt;!--<text:s text:c="2"/>- org.apache.ofbiz.accounting.payment --&gt;</text:span></text:p>
      <text:p text:style-name="P1"><text:span text:style-name="T3"><text:s text:c="2"/>&lt;!-- ========================================================= --&gt;</text:span></text:p>
      <text:p text:style-name="P1"><text:span text:style-name="T3"/></text:p>
      <text:p text:style-name="P1"><text:span text:style-name="T3"><text:s/>&lt;!-- ======================== Entity ======================= --&gt;</text:span></text:p>
      <text:p text:style-name="P1"><text:span text:style-name="T3"><text:s text:c="4"/></text:span></text:p>
      <text:p text:style-name="P1"><text:span text:style-name="T3"><text:s text:c="4"/>&lt;entity entity-name="Person"</text:span></text:p>
      <text:p text:style-name="P1"><text:span text:style-name="T3"><text:s text:c="12"/>package-name="org.apache.ofbiz.party.party"</text:span></text:p>
      <text:p text:style-name="P1"><text:span text:style-name="T3"><text:s text:c="12"/>title="Person Entity"&gt;</text:span></text:p>
      <text:p text:style-name="P1"><text:span text:style-name="T3"><text:s text:c="6"/>&lt;field name="partyId" type="id"&gt;&lt;/field&gt;</text:span></text:p>
      <text:p text:style-name="P1"><text:span text:style-name="T3"><text:s text:c="6"/>&lt;field name="salutation" type="name"&gt;&lt;/field&gt;</text:span></text:p>
      <text:p text:style-name="P1"><text:span text:style-name="T3"><text:s text:c="6"/>&lt;field name="firstName" type="name"&gt;&lt;/field&gt;</text:span></text:p>
      <text:p text:style-name="P1"><text:span text:style-name="T3"><text:s text:c="6"/>&lt;field name="middleName" type="name"&gt;&lt;/field&gt;</text:span></text:p>
      <text:p text:style-name="P1"><text:span text:style-name="T3"><text:s text:c="6"/>&lt;field name="lastName" type="name"&gt;&lt;/field&gt;</text:span></text:p>
      <text:p text:style-name="P1"><text:span text:style-name="T3"><text:s text:c="6"/>&lt;field name="personalTitle" type="name"&gt;&lt;/field&gt;</text:span></text:p>
      <text:p text:style-name="P1"><text:span text:style-name="T3"><text:s text:c="6"/>&lt;field name="suffix" type="name"&gt;&lt;/field&gt;</text:span></text:p>
      <text:p text:style-name="P1"><text:span text:style-name="T3"><text:s text:c="6"/>&lt;field name="nickname" type="name"&gt;&lt;/field&gt;</text:span></text:p>
      <text:p text:style-name="P1"><text:span text:style-name="T3"><text:s text:c="6"/>&lt;field name="firstNameLocal" type="name"&gt;&lt;/field&gt;</text:span></text:p>
      <text:p text:style-name="P1"><text:span text:style-name="T3"><text:s text:c="6"/>&lt;field name="middleNameLocal" type="name"&gt;&lt;/field&gt;</text:span></text:p>
      <text:p text:style-name="P1"><text:span text:style-name="T3"><text:s text:c="6"/>&lt;field name="lastNameLocal" type="name"&gt;&lt;/field&gt;</text:span></text:p>
      <text:p text:style-name="P1"><text:span text:style-name="T3"><text:s text:c="6"/>&lt;field name="otherLocal" type="name"&gt;&lt;/field&gt;</text:span></text:p>
      <text:p text:style-name="P1"><text:span text:style-name="T3"><text:s text:c="6"/>&lt;field name="memberId" type="id"&gt;&lt;/field&gt;</text:span></text:p>
      <text:p text:style-name="P1"><text:span text:style-name="T3"><text:s text:c="6"/>&lt;field name="gender" type="indicator"&gt;&lt;/field&gt;</text:span></text:p>
      <text:p text:style-name="P1"><text:span text:style-name="T3"><text:s text:c="6"/>&lt;field name="birthDate" type="date"&gt;&lt;/field&gt;</text:span></text:p>
      <text:p text:style-name="P1"><text:span text:style-name="T3"><text:s text:c="6"/>&lt;field name="deceasedDate" type="date"&gt;&lt;/field&gt;</text:span></text:p>
      <text:p text:style-name="P1"><text:span text:style-name="T3"><text:s text:c="6"/>&lt;field name="height" type="floating-point"&gt;&lt;/field&gt;</text:span></text:p>
      <text:p text:style-name="P1"><text:span text:style-name="T3"><text:s text:c="6"/>&lt;field name="weight" type="floating-point"&gt;&lt;/field&gt;</text:span></text:p>
      <text:p text:style-name="P1"><text:span text:style-name="T3"><text:s text:c="6"/>&lt;field name="mothersMaidenName" type="long-varchar" encrypt="true"&gt;&lt;/field&gt;</text:span></text:p>
      <text:p text:style-name="P1"><text:span text:style-name="T3"><text:s text:c="6"/>&lt;field name="maritalStatus" type="indicator"&gt;&lt;/field&gt;</text:span></text:p>
      <text:p text:style-name="P1"><text:span text:style-name="T3"><text:s text:c="6"/>&lt;field name="socialSecurityNumber" type="long-varchar" encrypt="true"&gt;&lt;/field&gt;</text:span></text:p>
      <text:p text:style-name="P1"><text:span text:style-name="T3"><text:s text:c="6"/>&lt;field name="passportNumber" type="long-varchar" encrypt="true"&gt;&lt;/field&gt;</text:span></text:p>
      <text:p text:style-name="P1"><text:span text:style-name="T3"><text:s text:c="6"/>&lt;field name="passportExpireDate" type="date"&gt;&lt;/field&gt;</text:span></text:p>
      <text:p text:style-name="P1"><text:span text:style-name="T3"><text:s text:c="6"/>&lt;field name="totalYearsWorkExperience" type="floating-point"&gt;&lt;/field&gt;</text:span></text:p>
      <text:p text:style-name="P1"><text:span text:style-name="T3"><text:s text:c="6"/>&lt;field name="comments" type="comment"&gt;&lt;/field&gt;</text:span></text:p>
      <text:p text:style-name="P1"><text:span text:style-name="T3"><text:s text:c="6"/>&lt;field name="employmentStatusEnumId" type="id"&gt;&lt;/field&gt;</text:span></text:p>
      <text:p text:style-name="P1"><text:span text:style-name="T3"><text:s text:c="6"/>&lt;field name="residenceStatusEnumId" type="id"&gt;&lt;/field&gt;</text:span></text:p>
      <text:p text:style-name="P1"><text:span text:style-name="T3"><text:s text:c="6"/>&lt;field name="occupation" type="name"&gt;&lt;/field&gt;</text:span></text:p>
      <text:p text:style-name="P1"><text:span text:style-name="T3"><text:s text:c="6"/>&lt;field name="yearsWithEmployer" type="numeric"&gt;&lt;/field&gt;</text:span></text:p>
      <text:p text:style-name="P1"><text:span text:style-name="T3"><text:s text:c="6"/>&lt;field name="monthsWithEmployer" type="numeric"&gt;&lt;/field&gt;</text:span></text:p>
      <text:p text:style-name="P1"><text:span text:style-name="T3"><text:s text:c="6"/>&lt;field name="existingCustomer" type="indicator"&gt;&lt;/field&gt;</text:span></text:p>
      <text:p text:style-name="P1"><text:span text:style-name="T3"><text:s text:c="6"/>&lt;field name="cardId" type="id-long" &gt;&lt;/field&gt;</text:span></text:p>
      <text:p text:style-name="P1"><text:span text:style-name="T3"><text:s text:c="6"/>&lt;prim-key field="partyId"/&gt;</text:span></text:p>
      <text:p text:style-name="P1"><text:span text:style-name="T3"><text:s text:c="5"/></text:span></text:p>
      <text:p text:style-name="P1"><text:span text:style-name="T3"><text:s text:c="4"/>&lt;/entity&gt;</text:span></text:p>
      <text:p text:style-name="P1"><text:span text:style-name="T3"><text:s text:c="4"/></text:span></text:p>
      <text:p text:style-name="P1"><text:span text:style-name="T3"><text:s text:c="5"/>&lt;!-- ======================== Entity ======================= --&gt;</text:span></text:p>
      <text:p text:style-name="P1"><text:span text:style-name="T3"><text:s text:c="6"/>&lt;entity entity-name="Vendor"</text:span></text:p>
      <text:p text:style-name="P1"><text:span text:style-name="T3"><text:s text:c="12"/>package-name="org.apache.ofbiz.party.party"</text:span></text:p>
      <text:p text:style-name="P1"><text:span text:style-name="T3"><text:s text:c="12"/>title="Vendor Entity"&gt;</text:span></text:p>
      <text:p text:style-name="P1"><text:span text:style-name="T3"><text:s text:c="6"/>&lt;field name="partyId" type="id"&gt;&lt;/field&gt;</text:span></text:p>
      <text:p text:style-name="P1"><text:span text:style-name="T3"><text:s text:c="6"/>&lt;field name="manifestCompanyName" type="name"&gt;&lt;/field&gt;</text:span></text:p>
      <text:p text:style-name="P1"><text:span text:style-name="T3"><text:s text:c="6"/>&lt;field name="manifestCompanyTitle" type="name"&gt;&lt;/field&gt;</text:span></text:p>
      <text:p text:style-name="P1"><text:span text:style-name="T3"><text:s text:c="6"/>&lt;field name="manifestLogoUrl" type="url"&gt;&lt;/field&gt;</text:span></text:p>
      <text:p text:style-name="P1"><text:span text:style-name="T3"><text:s text:c="6"/>&lt;field name="manifestPolicies" type="very-long"&gt;&lt;/field&gt;</text:span></text:p>
      <text:p text:style-name="P1"><text:span text:style-name="T3"><text:s text:c="6"/>&lt;prim-key field="partyId"/&gt;</text:span></text:p>
      <text:p text:style-name="P1"><text:span text:style-name="T3"><text:s text:c="6"/></text:span></text:p>
      <text:p text:style-name="P1"><text:span text:style-name="T3"><text:s text:c="4"/>&lt;/entity&gt;</text:span></text:p>
      <text:p text:style-name="P1"><text:span text:style-name="T3"><text:s text:c="4"/></text:span></text:p>
      <text:p text:style-name="P1"><text:span text:style-name="T3"/></text:p>
      <text:p text:style-name="P1"><text:span text:style-name="T3"><text:s text:c="2"/>&lt;!-- ========================================================= --&gt;</text:span></text:p>
      <text:p text:style-name="P1"><text:span text:style-name="T3"><text:s text:c="2"/>&lt;!-- org.ofbiz.party.contact --&gt;</text:span></text:p>
      <text:p text:style-name="P1"><text:span text:style-name="T3"><text:s text:c="2"/>&lt;!-- ========================================================= --&gt;</text:span></text:p>
      <text:p text:style-name="P1"><text:span text:style-name="T3"/></text:p>
      <text:p text:style-name="P1"><text:span text:style-name="T3"><text:s text:c="4"/>&lt;entity entity-name="Party"</text:span></text:p>
      <text:p text:style-name="P1"><text:span text:style-name="T3"><text:s text:c="12"/>package-name="org.ofbiz.party.party"</text:span></text:p>
      <text:p text:style-name="P1"><text:span text:style-name="T3"><text:s text:c="12"/>title="Party Entity"&gt;</text:span></text:p>
      <text:p text:style-name="P1"><text:span text:style-name="T3"><text:s text:c="6"/>&lt;field name="partyId" type="id-ne"&gt;&lt;/field&gt;</text:span></text:p>
      <text:p text:style-name="P1"><text:span text:style-name="T3"><text:s text:c="6"/>&lt;field name="partyTypeId" type="id-ne"&gt;&lt;/field&gt;</text:span></text:p>
      <text:p text:style-name="P1"><text:span text:style-name="T3"><text:s text:c="6"/>&lt;field name="externalId" type="id"&gt;&lt;/field&gt;</text:span></text:p>
      <text:p text:style-name="P1"><text:span text:style-name="T3"><text:s text:c="6"/>&lt;field name="preferredCurrencyUomId" type="id-ne"&gt;&lt;/field&gt;</text:span></text:p>
      <text:p text:style-name="P1"><text:span text:style-name="T3"><text:s text:c="6"/>&lt;field name="description" type="very-long"&gt;&lt;/field&gt;</text:span></text:p>
      <text:p text:style-name="P1"><text:span text:style-name="T3"><text:s text:c="6"/>&lt;field name="statusId" type="id-ne"&gt;&lt;/field&gt;</text:span></text:p>
      <text:p text:style-name="P1"><text:span text:style-name="T3"><text:s text:c="6"/>&lt;field name="createdDate" type="date-time"&gt;&lt;/field&gt;</text:span></text:p>
      <text:p text:style-name="P1"><text:span text:style-name="T3"><text:s text:c="6"/>&lt;field name="createdByUserLogin" type="id-vlong"&gt;&lt;/field&gt;</text:span></text:p>
      <text:p text:style-name="P1"><text:span text:style-name="T3"><text:s text:c="6"/>&lt;field name="lastModifiedDate" type="date-time"&gt;&lt;/field&gt;</text:span></text:p>
      <text:p text:style-name="P1"><text:span text:style-name="T3"><text:s text:c="6"/>&lt;field name="lastModifiedByUserLogin" type="id-vlong"&gt;&lt;/field&gt;</text:span></text:p>
      <text:p text:style-name="P1"><text:span text:style-name="T3"><text:s text:c="6"/>&lt;field name="dataSourceId" type="id"&gt;&lt;/field&gt;</text:span></text:p>
      <text:p text:style-name="P1"><text:span text:style-name="T3"><text:s text:c="6"/>&lt;field name="isUnread" type="indicator"&gt;&lt;/field&gt;</text:span></text:p>
      <text:p text:style-name="P1"><text:span text:style-name="T3"><text:s text:c="6"/>&lt;prim-key field="partyId"/&gt;</text:span></text:p>
      <text:p text:style-name="P1"><text:span text:style-name="T3"><text:s text:c="6"/></text:span></text:p>
      <text:p text:style-name="P1"><text:span text:style-name="T3"><text:s text:c="4"/>&lt;/entity&gt;</text:span></text:p>
      <text:p text:style-name="P1"><text:span text:style-name="T3"><text:tab/></text:span></text:p>
      <text:p text:style-name="P1"><text:span text:style-name="T3"><text:tab/> &lt;!-- ======================== Entity ======================= --&gt;</text:span></text:p>
      <text:p text:style-name="P1"><text:span text:style-name="T3"><text:tab/> &lt;entity entity-name="PartyGroup"</text:span></text:p>
      <text:p text:style-name="P1"><text:span text:style-name="T3"><text:s text:c="12"/>package-name="org.ofbiz.party.party"</text:span></text:p>
      <text:p text:style-name="P1"><text:span text:style-name="T3"><text:s text:c="12"/>title="Party Group Entity"&gt;</text:span></text:p>
      <text:p text:style-name="P1"><text:span text:style-name="T3"><text:s text:c="6"/>&lt;field name="partyId" type="id-ne"&gt;&lt;/field&gt;</text:span></text:p>
      <text:p text:style-name="P1"><text:span text:style-name="T3"><text:s text:c="6"/>&lt;field name="groupName" type="name"&gt;&lt;/field&gt;</text:span></text:p>
      <text:p text:style-name="P1"><text:span text:style-name="T3"><text:s text:c="6"/>&lt;field name="groupNameLocal" type="name"&gt;&lt;/field&gt;</text:span></text:p>
      <text:p text:style-name="P1"><text:span text:style-name="T3"><text:s text:c="6"/>&lt;field name="officeSiteName" type="name"&gt;&lt;/field&gt;</text:span></text:p>
      <text:p text:style-name="P1"><text:span text:style-name="T3"><text:s text:c="6"/>&lt;field name="annualRevenue" type="currency-amount"&gt;&lt;/field&gt;</text:span></text:p>
      <text:p text:style-name="P1"><text:span text:style-name="T3"><text:s text:c="6"/>&lt;field name="numEmployees" type="numeric"&gt;&lt;/field&gt;</text:span></text:p>
      <text:p text:style-name="P1"><text:span text:style-name="T3"><text:s text:c="6"/>&lt;field name="tickerSymbol" type="very-short"&gt;&lt;/field&gt;</text:span></text:p>
      <text:p text:style-name="P1"><text:span text:style-name="T3"><text:s text:c="6"/>&lt;field name="comments" type="comment"&gt;&lt;/field&gt;</text:span></text:p>
      <text:p text:style-name="P1"><text:span text:style-name="T3"><text:s text:c="6"/>&lt;field name="logoImageUrl" type="url"&gt;&lt;/field&gt;</text:span></text:p>
      <text:p text:style-name="P1"><text:span text:style-name="T3"><text:s text:c="6"/>&lt;prim-key field="partyId"/&gt;</text:span></text:p>
      <text:p text:style-name="P1"><text:span text:style-name="T3"><text:s text:c="6"/>&lt;relation type="one" fk-name="PARTY_GRP_PARTY" rel-entity-name="Party"&gt;</text:span></text:p>
      <text:p text:style-name="P1"><text:span text:style-name="T3"><text:s text:c="8"/>&lt;key-map field-name="partyId"/&gt;</text:span></text:p>
      <text:p text:style-name="P1"><text:span text:style-name="T3"><text:s text:c="6"/>&lt;/relation&gt;</text:span></text:p>
      <text:p text:style-name="P1"><text:span text:style-name="T3"><text:s text:c="6"/>&lt;index name="GROUP_NAME_IDX"&gt;</text:span></text:p>
      <text:p text:style-name="P1"><text:span text:style-name="T3"><text:s text:c="8"/>&lt;index-field name="groupName"/&gt;</text:span></text:p>
      <text:p text:style-name="P1"><text:span text:style-name="T3"><text:s text:c="6"/>&lt;/index&gt;</text:span></text:p>
      <text:p text:style-name="P1"><text:span text:style-name="T3"><text:s text:c="4"/>&lt;/entity&gt;</text:span></text:p>
      <text:p text:style-name="P1"><text:span text:style-name="T3"><text:s text:c="4"/></text:span></text:p>
      <text:p text:style-name="P1"><text:span text:style-name="T3"/></text:p>
      <text:p text:style-name="P1"><text:span text:style-name="T3"><text:s text:c="4"/>&lt;!-- ======================== Entity ======================= --&gt;</text:span></text:p>
      <text:p text:style-name="P1"><text:span text:style-name="T3"><text:s text:c="4"/>&lt;entity entity-name="PostalAddress"</text:span></text:p>
      <text:p text:style-name="P1"><text:span text:style-name="T3"><text:s text:c="12"/>package-name="org.ofbiz.party.contact"</text:span></text:p>
      <text:p text:style-name="P1"><text:span text:style-name="T3"><text:s text:c="12"/>title="Postal Address Entity"&gt;</text:span></text:p>
      <text:p text:style-name="P1"><text:span text:style-name="T3"><text:s text:c="6"/>&lt;field name="contactMechId" type="id-ne"&gt;&lt;/field&gt;</text:span></text:p>
      <text:p text:style-name="P1"><text:span text:style-name="T3"><text:s text:c="6"/>&lt;field name="toName" type="name"&gt;&lt;/field&gt;</text:span></text:p>
      <text:p text:style-name="P1"><text:span text:style-name="T3"><text:s text:c="6"/>&lt;field name="attnName" type="name"&gt;&lt;/field&gt;</text:span></text:p>
      <text:p text:style-name="P1"><text:span text:style-name="T3"><text:s text:c="6"/>&lt;field name="address1" type="long-varchar"&gt;&lt;/field&gt;</text:span></text:p>
      <text:p text:style-name="P1"><text:span text:style-name="T3"><text:s text:c="6"/>&lt;field name="address2" type="long-varchar"&gt;&lt;/field&gt;</text:span></text:p>
      <text:p text:style-name="P1"><text:span text:style-name="T3"><text:s text:c="6"/>&lt;field name="directions" type="long-varchar"&gt;&lt;/field&gt;</text:span></text:p>
      <text:p text:style-name="P1"><text:span text:style-name="T3"><text:s text:c="6"/>&lt;field name="city" type="name"&gt;&lt;/field&gt;</text:span></text:p>
      <text:p text:style-name="P1"><text:span text:style-name="T3"><text:s text:c="6"/>&lt;field name="postalCode" type="short-varchar"&gt;&lt;/field&gt;</text:span></text:p>
      <text:p text:style-name="P1"><text:span text:style-name="T3"><text:s text:c="6"/>&lt;field name="postalCodeExt" type="short-varchar"&gt;&lt;/field&gt;</text:span></text:p>
      <text:p text:style-name="P1"><text:span text:style-name="T3"><text:s text:c="6"/>&lt;field name="countryGeoId" type="id"&gt;&lt;/field&gt;</text:span></text:p>
      <text:p text:style-name="P1"><text:span text:style-name="T3"><text:s text:c="6"/>&lt;field name="stateProvinceGeoId" type="id"&gt;&lt;/field&gt;</text:span></text:p>
      <text:p text:style-name="P1"><text:span text:style-name="T3"><text:s text:c="6"/>&lt;field name="countyGeoId" type="id"&gt;&lt;/field&gt;</text:span></text:p>
      <text:p text:style-name="P1"><text:span text:style-name="T3"><text:s text:c="6"/>&lt;field name="postalCodeGeoId" type="id"&gt;&lt;/field&gt;</text:span></text:p>
      <text:p text:style-name="P1"><text:span text:style-name="T3"><text:s text:c="6"/>&lt;field name="geoPointId" type="id"&gt;&lt;/field&gt;</text:span></text:p>
      <text:p text:style-name="P1"><text:span text:style-name="T3"><text:s text:c="6"/>&lt;prim-key field="contactMechId"/&gt;</text:span></text:p>
      <text:p text:style-name="P1"><text:span text:style-name="T3"><text:s text:c="6"/></text:span></text:p>
      <text:p text:style-name="P1"><text:span text:style-name="T3"><text:s text:c="4"/>&lt;/entity&gt;</text:span></text:p>
      <text:p text:style-name="P1"><text:span text:style-name="T3"><text:tab/></text:span></text:p>
      <text:p text:style-name="P1"><text:span text:style-name="T3"><text:s text:c="5"/>&lt;!-- ======================== Entity ======================= --&gt;</text:span></text:p>
      <text:p text:style-name="P1"><text:span text:style-name="T3"><text:s text:c="4"/>&lt;entity entity-name="TelecomNumber"</text:span></text:p>
      <text:p text:style-name="P1"><text:span text:style-name="T3"><text:s text:c="12"/>package-name="org.ofbiz.party.contact"</text:span></text:p>
      <text:p text:style-name="P1"><text:span text:style-name="T3"><text:s text:c="12"/>title="Telecommunications Number Entity"&gt;</text:span></text:p>
      <text:p text:style-name="P1"><text:span text:style-name="T3"><text:s text:c="6"/>&lt;field name="contactMechId" type="id-ne"&gt;&lt;/field&gt;</text:span></text:p>
      <text:p text:style-name="P1"><text:span text:style-name="T3"><text:s text:c="6"/>&lt;field name="countryCode" type="very-short"&gt;&lt;/field&gt;</text:span></text:p>
      <text:p text:style-name="P1"><text:span text:style-name="T3"><text:s text:c="6"/>&lt;field name="areaCode" type="very-short"&gt;&lt;/field&gt;</text:span></text:p>
      <text:p text:style-name="P1"><text:span text:style-name="T3"><text:s text:c="6"/>&lt;field name="contactNumber" type="short-varchar"&gt;&lt;/field&gt;</text:span></text:p>
      <text:p text:style-name="P1"><text:span text:style-name="T3"><text:s text:c="6"/>&lt;field name="askForName" type="name"&gt;&lt;/field&gt;<text:s text:c="2"/>&lt;!-- person or department to ask for at this number --&gt;</text:span></text:p>
      <text:p text:style-name="P1"><text:span text:style-name="T3"><text:s text:c="6"/>&lt;prim-key field="contactMechId"/&gt;</text:span></text:p>
      <text:p text:style-name="P1"><text:span text:style-name="T3"><text:s text:c="6"/>&lt;relation type="one" fk-name="TEL_NUM_CMECH" rel-entity-name="ContactMech"&gt;</text:span></text:p>
      <text:p text:style-name="P1"><text:span text:style-name="T3"><text:s text:c="8"/>&lt;key-map field-name="contactMechId"/&gt;</text:span></text:p>
      <text:p text:style-name="P1"><text:span text:style-name="T3"><text:s text:c="6"/>&lt;/relation&gt;</text:span></text:p>
      <text:p text:style-name="P1"><text:span text:style-name="T3"><text:s text:c="6"/>&lt;index name="COUNTRY_CODE_IDX"&gt;</text:span></text:p>
      <text:p text:style-name="P1"><text:span text:style-name="T3"><text:s text:c="8"/>&lt;index-field name="countryCode"/&gt;</text:span></text:p>
      <text:p text:style-name="P1"><text:span text:style-name="T3"><text:s text:c="6"/>&lt;/index&gt;</text:span></text:p>
      <text:p text:style-name="P1"><text:span text:style-name="T3"><text:s text:c="6"/>&lt;index name="AREA_CODE_IDX"&gt;</text:span></text:p>
      <text:p text:style-name="P1"><text:span text:style-name="T3"><text:s text:c="8"/>&lt;index-field name="areaCode"/&gt;</text:span></text:p>
      <text:p text:style-name="P1"><text:span text:style-name="T3"><text:s text:c="6"/>&lt;/index&gt;</text:span></text:p>
      <text:p text:style-name="P1"><text:span text:style-name="T3"><text:s text:c="6"/>&lt;index name="CONTACT_NUMBER_IDX"&gt;</text:span></text:p>
      <text:p text:style-name="P1"><text:span text:style-name="T3"><text:s text:c="8"/>&lt;index-field name="contactNumber"/&gt;</text:span></text:p>
      <text:p text:style-name="P1"><text:span text:style-name="T3"><text:s text:c="6"/>&lt;/index&gt;</text:span></text:p>
      <text:p text:style-name="P1"><text:span text:style-name="T3"><text:s text:c="4"/>&lt;/entity&gt;</text:span></text:p>
      <text:p text:style-name="P1"><text:span text:style-name="T3"><text:tab/><text:s text:c="4"/></text:span></text:p>
      <text:p text:style-name="P1"><text:span text:style-name="T3"/></text:p>
      <text:p text:style-name="P1"><text:span text:style-name="T3"><text:tab/><text:s text:c="4"/>&lt;!-- ======================== Entity ======================= --&gt;</text:span></text:p>
      <text:p text:style-name="P1"><text:span text:style-name="T3"><text:s text:c="4"/>&lt;entity entity-name="PartyContactMech"</text:span></text:p>
      <text:p text:style-name="P1"><text:span text:style-name="T3"><text:s text:c="12"/>package-name="org.ofbiz.party.contact"</text:span></text:p>
      <text:p text:style-name="P1"><text:span text:style-name="T3"><text:s text:c="12"/>title="Party Contact Mechanism Entity"&gt;</text:span></text:p>
      <text:p text:style-name="P1"><text:span text:style-name="T3"><text:s text:c="6"/>&lt;field name="partyId" type="id-ne"&gt;&lt;/field&gt;</text:span></text:p>
      <text:p text:style-name="P1"><text:span text:style-name="T3"><text:s text:c="6"/>&lt;field name="contactMechId" type="id-ne"&gt;&lt;/field&gt;</text:span></text:p>
      <text:p text:style-name="P1"><text:span text:style-name="T3"><text:s text:c="6"/>&lt;field name="fromDate" type="date-time"&gt;&lt;/field&gt;</text:span></text:p>
      <text:p text:style-name="P1"><text:span text:style-name="T3"><text:s text:c="6"/>&lt;field name="thruDate" type="date-time"&gt;&lt;/field&gt;</text:span></text:p>
      <text:p text:style-name="P1"><text:span text:style-name="T3"><text:s text:c="6"/>&lt;field name="roleTypeId" type="id"&gt;&lt;/field&gt;</text:span></text:p>
      <text:p text:style-name="P1"><text:span text:style-name="T3"><text:s text:c="6"/>&lt;field name="allowSolicitation" type="indicator"&gt;&lt;/field&gt;</text:span></text:p>
      <text:p text:style-name="P1"><text:span text:style-name="T3"><text:s text:c="6"/>&lt;field name="extension" type="long-varchar"&gt;&lt;/field&gt;</text:span></text:p>
      <text:p text:style-name="P1"><text:span text:style-name="T3"><text:s text:c="6"/>&lt;field name="verified" type="indicator"&gt;&lt;/field&gt;</text:span></text:p>
      <text:p text:style-name="P1"><text:span text:style-name="T3"><text:s text:c="6"/>&lt;field name="comments" type="comment"&gt;&lt;/field&gt;</text:span></text:p>
      <text:p text:style-name="P1"><text:span text:style-name="T3"><text:s text:c="6"/>&lt;field name="yearsWithContactMech" type="numeric"&gt;&lt;/field&gt;</text:span></text:p>
      <text:p text:style-name="P1"><text:span text:style-name="T3"><text:s text:c="6"/>&lt;field name="monthsWithContactMech" type="numeric"&gt;&lt;/field&gt;</text:span></text:p>
      <text:p text:style-name="P1"><text:span text:style-name="T3"><text:s text:c="6"/>&lt;prim-key field="partyId"/&gt;</text:span></text:p>
      <text:p text:style-name="P1"><text:span text:style-name="T3"><text:s text:c="6"/>&lt;prim-key field="contactMechId"/&gt;</text:span></text:p>
      <text:p text:style-name="P1"><text:span text:style-name="T3"><text:s text:c="6"/>&lt;prim-key field="fromDate"/&gt;</text:span></text:p>
      <text:p text:style-name="P1"><text:span text:style-name="T3"><text:s text:c="6"/></text:span></text:p>
      <text:p text:style-name="P1"><text:span text:style-name="T3"><text:s text:c="4"/>&lt;/entity&gt;</text:span></text:p>
      <text:p text:style-name="P1"><text:span text:style-name="T3"><text:s text:c="3"/></text:span></text:p>
      <text:p text:style-name="P1"><text:span text:style-name="T3"><text:s text:c="3"/><text:tab/><text:s text:c="3"/>&lt;!-- ======================== Entity ======================= --&gt;</text:span></text:p>
      <text:p text:style-name="P1"><text:span text:style-name="T3"><text:s text:c="4"/>&lt;entity entity-name="ContactMechType"</text:span></text:p>
      <text:p text:style-name="P1"><text:span text:style-name="T3"><text:s text:c="12"/>package-name="org.ofbiz.party.contact"</text:span></text:p>
      <text:p text:style-name="P1"><text:span text:style-name="T3"><text:s text:c="12"/>title="Contact Mechanism Type Entity" default-resource-name="PartyEntityLabels"&gt;</text:span></text:p>
      <text:p text:style-name="P1"><text:span text:style-name="T3"><text:s text:c="6"/>&lt;field name="contactMechTypeId" type="id-ne"&gt;&lt;/field&gt;</text:span></text:p>
      <text:p text:style-name="P1"><text:span text:style-name="T3"><text:s text:c="6"/>&lt;field name="parentTypeId" type="id-ne"&gt;&lt;/field&gt;</text:span></text:p>
      <text:p text:style-name="P1"><text:span text:style-name="T3"><text:s text:c="6"/>&lt;field name="hasTable" type="indicator"&gt;&lt;/field&gt;</text:span></text:p>
      <text:p text:style-name="P1"><text:span text:style-name="T3"><text:s text:c="6"/>&lt;field name="description" type="description"&gt;&lt;/field&gt;</text:span></text:p>
      <text:p text:style-name="P1"><text:span text:style-name="T3"><text:s text:c="6"/>&lt;prim-key field="contactMechTypeId"/&gt;</text:span></text:p>
      <text:p text:style-name="P1"><text:span text:style-name="T3"><text:s text:c="5"/></text:span></text:p>
      <text:p text:style-name="P1"><text:span text:style-name="T3"><text:s text:c="4"/>&lt;/entity&gt;</text:span></text:p>
      <text:p text:style-name="P1"><text:span text:style-name="T3"><text:tab/></text:span></text:p>
      <text:p text:style-name="P1"><text:span text:style-name="T3"><text:s text:c="2"/>&lt;!-- ========================================================= --&gt;</text:span></text:p>
      <text:p text:style-name="P1"><text:span text:style-name="T3"><text:s text:c="2"/>&lt;!-- org.apache.ofbiz.bizfns.Service --&gt;</text:span></text:p>
      <text:p text:style-name="P1"><text:span text:style-name="T3"><text:s text:c="2"/>&lt;!-- ========================================================= --&gt;</text:span></text:p>
      <text:p text:style-name="P1"><text:span text:style-name="T3"><text:s text:c="3"/>&lt;!-- ======================== Entity Service<text:s text:c="2"/>======================= --&gt;</text:span></text:p>
      <text:p text:style-name="P1"><text:span text:style-name="T3"><text:s text:c="3"/>&lt;!-- NewTable PartyServices<text:s text:c="2"/>--&gt;</text:span></text:p>
      <text:p text:style-name="P1"><text:span text:style-name="T3"><text:s text:c="4"/></text:span></text:p>
      <text:p text:style-name="P1"><text:span text:style-name="T3"><text:s text:c="6"/>&lt;entity entity-name="PartyService"</text:span></text:p>
      <text:p text:style-name="P1"><text:span text:style-name="T3"><text:s text:c="12"/>package-name="org.ofbiz.party.party"</text:span></text:p>
      <text:p text:style-name="P1"><text:span text:style-name="T3"><text:s text:c="12"/>title="Party Group Entity"&gt;</text:span></text:p>
      <text:p text:style-name="P1"><text:span text:style-name="T3"><text:s text:c="6"/>&lt;field name="partyId" type="id-ne"&gt;&lt;/field&gt;</text:span></text:p>
      <text:p text:style-name="P1"><text:span text:style-name="T3"><text:s text:c="6"/>&lt;field name="ServiceName" type="name"&gt;&lt;/field&gt;</text:span></text:p>
      <text:p text:style-name="P1"><text:span text:style-name="T3"><text:s text:c="6"/>&lt;field name="groupNameLocal" type="name"&gt;&lt;/field&gt;</text:span></text:p>
      <text:p text:style-name="P1"><text:span text:style-name="T3"><text:s text:c="6"/>&lt;field name="officeSiteName" type="name"&gt;&lt;/field&gt;</text:span></text:p>
      <text:p text:style-name="P1"><text:span text:style-name="T3"><text:s text:c="6"/>&lt;field name="ServiceRate" type="currency-amount"&gt;&lt;/field&gt;</text:span></text:p>
      <text:p text:style-name="P1"><text:span text:style-name="T3"><text:s text:c="6"/>&lt;field name="numEmployees" type="numeric"&gt;&lt;/field&gt;</text:span></text:p>
      <text:p text:style-name="P1"><text:span text:style-name="T3"><text:s text:c="6"/>&lt;field name="tickerSymbol" type="very-short"&gt;&lt;/field&gt;</text:span></text:p>
      <text:p text:style-name="P1"><text:span text:style-name="T3"><text:s text:c="6"/>&lt;field name="comments" type="comment"&gt;&lt;/field&gt;</text:span></text:p>
      <text:p text:style-name="P1"><text:span text:style-name="T3"><text:s text:c="6"/>&lt;field name="logoImageUrl" type="url"&gt;&lt;/field&gt;</text:span></text:p>
      <text:p text:style-name="P1"><text:span text:style-name="T3"><text:s text:c="6"/>&lt;prim-key field="partyId"/&gt;</text:span></text:p>
      <text:p text:style-name="P1"><text:span text:style-name="T3"><text:s text:c="6"/></text:span></text:p>
      <text:p text:style-name="P1"><text:span text:style-name="T3"><text:s text:c="4"/>&lt;/entity&gt;</text:span></text:p>
      <text:p text:style-name="P1"><text:span text:style-name="T3"><text:tab/></text:span></text:p>
      <text:p text:style-name="P1"><text:span text:style-name="T3"><text:tab/>&lt;!-- ======================== Entity ======================= --&gt;</text:span></text:p>
      <text:p text:style-name="P1"><text:span text:style-name="T3"><text:s text:c="4"/>&lt;entity entity-name="ServiceContent"</text:span></text:p>
      <text:p text:style-name="P1"><text:span text:style-name="T3"><text:tab/><text:s text:c="5"/>package-name="org.apache.ofbiz.order.order" </text:span></text:p>
      <text:p text:style-name="P1"><text:span text:style-name="T3"><text:tab/><text:tab/> title="Order Data Object Entity"&gt;</text:span></text:p>
      <text:p text:style-name="P1"><text:span text:style-name="T3"><text:s text:c="8"/>&lt;field name="orderId" type="id"&gt;&lt;/field&gt;</text:span></text:p>
      <text:p text:style-name="P1"><text:span text:style-name="T3"><text:s text:c="8"/>&lt;field name="orderItemSeqId" type="id"&gt;&lt;/field&gt;</text:span></text:p>
      <text:p text:style-name="P1"><text:span text:style-name="T3"><text:s text:c="8"/>&lt;field name="contentId" type="id"&gt;&lt;/field&gt;</text:span></text:p>
      <text:p text:style-name="P1"><text:span text:style-name="T3"><text:s text:c="8"/>&lt;field name="orderContentTypeId" type="id"&gt;&lt;/field&gt;</text:span></text:p>
      <text:p text:style-name="P1"><text:span text:style-name="T3"><text:s text:c="8"/>&lt;field name="fromDate" type="date-time"&gt;&lt;/field&gt;</text:span></text:p>
      <text:p text:style-name="P1"><text:span text:style-name="T3"><text:s text:c="8"/>&lt;field name="thruDate" type="date-time"&gt;&lt;/field&gt;</text:span></text:p>
      <text:p text:style-name="P1"><text:span text:style-name="T3"><text:s text:c="8"/>&lt;prim-key field="contentId"/&gt;</text:span></text:p>
      <text:p text:style-name="P1"><text:span text:style-name="T3"><text:s text:c="8"/>&lt;prim-key field="orderId"/&gt;</text:span></text:p>
      <text:p text:style-name="P1"><text:span text:style-name="T3"><text:s text:c="8"/>&lt;prim-key field="orderItemSeqId"/&gt;</text:span></text:p>
      <text:p text:style-name="P1"><text:span text:style-name="T3"><text:s text:c="8"/>&lt;prim-key field="orderContentTypeId"/&gt;</text:span></text:p>
      <text:p text:style-name="P1"><text:span text:style-name="T3"><text:s text:c="8"/>&lt;prim-key field="fromDate"/&gt;</text:span></text:p>
      <text:p text:style-name="P1"><text:span text:style-name="T3"><text:s text:c="7"/></text:span></text:p>
      <text:p text:style-name="P1"><text:span text:style-name="T3"><text:s text:c="4"/>&lt;/entity&gt;</text:span></text:p>
      <text:p text:style-name="P1"><text:span text:style-name="T3"><text:s text:c="8"/></text:span></text:p>
      <text:p text:style-name="P1"><text:span text:style-name="T3"><text:s text:c="5"/>&lt;!-- ======================== Entity ======================= --&gt;</text:span></text:p>
      <text:p text:style-name="P1"><text:span text:style-name="T3"><text:s text:c="4"/>&lt;entity entity-name="ServiceHeader"</text:span></text:p>
      <text:p text:style-name="P1"><text:span text:style-name="T3"><text:s text:c="12"/>package-name="org.apache.ofbiz.order.order"</text:span></text:p>
      <text:p text:style-name="P1"><text:span text:style-name="T3"><text:s text:c="12"/>never-cache="true"</text:span></text:p>
      <text:p text:style-name="P1"><text:span text:style-name="T3"><text:s text:c="12"/>title="Order Header Entity"&gt;</text:span></text:p>
      <text:p text:style-name="P1"><text:span text:style-name="T3"><text:s text:c="6"/>&lt;field name="orderId" type="id"&gt;&lt;/field&gt;</text:span></text:p>
      <text:p text:style-name="P1"><text:span text:style-name="T3"><text:s text:c="6"/>&lt;field name="orderTypeId" type="id"&gt;&lt;/field&gt;</text:span></text:p>
      <text:p text:style-name="P1"><text:span text:style-name="T3"><text:s text:c="6"/>&lt;field name="orderName" type="name"&gt;&lt;/field&gt;</text:span></text:p>
      <text:p text:style-name="P1"><text:span text:style-name="T3"><text:s text:c="6"/>&lt;field name="externalId" type="id"&gt;&lt;/field&gt;</text:span></text:p>
      <text:p text:style-name="P1"><text:span text:style-name="T3"><text:s text:c="6"/>&lt;field name="salesChannelEnumId" type="id"&gt;&lt;/field&gt;</text:span></text:p>
      <text:p text:style-name="P1"><text:span text:style-name="T3"><text:s text:c="6"/>&lt;field name="orderDate" type="date-time"&gt;&lt;/field&gt;</text:span></text:p>
      <text:p text:style-name="P1"><text:span text:style-name="T3"><text:s text:c="6"/>&lt;field name="priority" type="indicator"&gt;&lt;description&gt;Sets priority for Inventory Reservation&lt;/description&gt;&lt;/field&gt;</text:span></text:p>
      <text:p text:style-name="P1"><text:span text:style-name="T3"><text:s text:c="6"/>&lt;field name="entryDate" type="date-time"&gt;&lt;/field&gt;</text:span></text:p>
      <text:p text:style-name="P1"><text:span text:style-name="T3"><text:s text:c="6"/>&lt;field name="pickSheetPrintedDate" type="date-time"&gt;&lt;description&gt;This will be set to a date when pick sheet of the order is printed&lt;/description&gt;&lt;/field&gt;</text:span></text:p>
      <text:p text:style-name="P1"><text:span text:style-name="T3"><text:s text:c="6"/>&lt;field name="visitId" type="id"&gt;&lt;/field&gt;</text:span></text:p>
      <text:p text:style-name="P1"><text:span text:style-name="T3"><text:s text:c="6"/>&lt;field name="statusId" type="id"&gt;&lt;/field&gt;</text:span></text:p>
      <text:p text:style-name="P1"><text:span text:style-name="T3"><text:s text:c="6"/>&lt;field name="createdBy" type="id-vlong"&gt;&lt;/field&gt;</text:span></text:p>
      <text:p text:style-name="P1"><text:span text:style-name="T3"><text:s text:c="6"/>&lt;field name="firstAttemptOrderId" type="id"&gt;&lt;/field&gt;</text:span></text:p>
      <text:p text:style-name="P1"><text:span text:style-name="T3"><text:s text:c="6"/>&lt;field name="currencyUom" type="id"&gt;&lt;/field&gt;</text:span></text:p>
      <text:p text:style-name="P1"><text:span text:style-name="T3"><text:s text:c="6"/>&lt;field name="syncStatusId" type="id"&gt;&lt;/field&gt;</text:span></text:p>
      <text:p text:style-name="P1"><text:span text:style-name="T3"><text:s text:c="6"/>&lt;field name="billingAccountId" type="id"&gt;&lt;/field&gt;</text:span></text:p>
      <text:p text:style-name="P1"><text:span text:style-name="T3"><text:s text:c="6"/>&lt;field name="originFacilityId" type="id"&gt;&lt;/field&gt;</text:span></text:p>
      <text:p text:style-name="P1"><text:span text:style-name="T3"><text:s text:c="6"/>&lt;field name="webSiteId" type="id"&gt;&lt;/field&gt;</text:span></text:p>
      <text:p text:style-name="P1"><text:span text:style-name="T3"><text:s text:c="6"/>&lt;field name="productStoreId" type="id"&gt;&lt;/field&gt;</text:span></text:p>
      <text:p text:style-name="P1"><text:span text:style-name="T3"><text:s text:c="6"/>&lt;field name="terminalId" type="id-long"&gt;&lt;/field&gt;</text:span></text:p>
      <text:p text:style-name="P1"><text:span text:style-name="T3"><text:s text:c="6"/>&lt;field name="transactionId" type="id-long"&gt;&lt;/field&gt;</text:span></text:p>
      <text:p text:style-name="P1"><text:span text:style-name="T3"><text:s text:c="6"/>&lt;field name="autoOrderShoppingListId" type="id"&gt;&lt;/field&gt;</text:span></text:p>
      <text:p text:style-name="P1"><text:span text:style-name="T3"><text:s text:c="6"/>&lt;field name="needsInventoryIssuance" type="indicator"&gt;&lt;/field&gt;</text:span></text:p>
      <text:p text:style-name="P1"><text:span text:style-name="T3"><text:s text:c="6"/>&lt;field name="isRushOrder" type="indicator"&gt;&lt;/field&gt;</text:span></text:p>
      <text:p text:style-name="P1"><text:span text:style-name="T3"><text:s text:c="6"/>&lt;field name="internalCode" type="id-long"&gt;&lt;/field&gt;</text:span></text:p>
      <text:p text:style-name="P1"><text:span text:style-name="T3"><text:s text:c="6"/>&lt;field name="remainingSubTotal" type="currency-amount"&gt;&lt;/field&gt;</text:span></text:p>
      <text:p text:style-name="P1"><text:span text:style-name="T3"><text:s text:c="6"/>&lt;field name="grandTotal" type="currency-amount"&gt;&lt;/field&gt;</text:span></text:p>
      <text:p text:style-name="P1"><text:span text:style-name="T3"><text:s text:c="6"/>&lt;field name="isViewed" type="indicator"&gt;&lt;/field&gt;</text:span></text:p>
      <text:p text:style-name="P1"><text:span text:style-name="T3"><text:s text:c="6"/>&lt;field name="invoicePerShipment" type="indicator"&gt;&lt;/field&gt;</text:span></text:p>
      <text:p text:style-name="P1"><text:span text:style-name="T3"><text:s text:c="6"/>&lt;prim-key field="orderId"/&gt;</text:span></text:p>
      <text:p text:style-name="P1"><text:span text:style-name="T3"><text:s text:c="5"/></text:span></text:p>
      <text:p text:style-name="P1"><text:span text:style-name="T3"><text:s text:c="4"/>&lt;/entity&gt;</text:span></text:p>
      <text:p text:style-name="P1"><text:span text:style-name="T3"><text:s text:c="4"/></text:span></text:p>
      <text:p text:style-name="P1"><text:span text:style-name="T3"><text:s text:c="5"/>&lt;!-- ======================== Entity ======================= --&gt;</text:span></text:p>
      <text:p text:style-name="P1"><text:span text:style-name="T3"><text:s text:c="4"/>&lt;entity entity-name="ServiceHeaderNote"</text:span></text:p>
      <text:p text:style-name="P1"><text:span text:style-name="T3"><text:s text:c="12"/>package-name="org.apache.ofbiz.order.order"</text:span></text:p>
      <text:p text:style-name="P1"><text:span text:style-name="T3"><text:s text:c="12"/>never-cache="true"</text:span></text:p>
      <text:p text:style-name="P1"><text:span text:style-name="T3"><text:s text:c="12"/>title="Order Header Note Entity"&gt;</text:span></text:p>
      <text:p text:style-name="P1"><text:span text:style-name="T3"><text:s text:c="6"/>&lt;field name="orderId" type="id"&gt;&lt;/field&gt;</text:span></text:p>
      <text:p text:style-name="P1"><text:span text:style-name="T3"><text:s text:c="6"/>&lt;field name="noteId" type="id"&gt;&lt;/field&gt;</text:span></text:p>
      <text:p text:style-name="P1"><text:span text:style-name="T3"><text:s text:c="6"/>&lt;field name="internalNote" type="indicator"&gt;&lt;/field&gt;</text:span></text:p>
      <text:p text:style-name="P1"><text:span text:style-name="T3"><text:s text:c="6"/>&lt;prim-key field="orderId"/&gt;</text:span></text:p>
      <text:p text:style-name="P1"><text:span text:style-name="T3"><text:s text:c="6"/>&lt;prim-key field="noteId"/&gt;</text:span></text:p>
      <text:p text:style-name="P1"><text:span text:style-name="T3"><text:s text:c="5"/></text:span></text:p>
      <text:p text:style-name="P1"><text:span text:style-name="T3"><text:s text:c="4"/>&lt;/entity&gt;</text:span></text:p>
      <text:p text:style-name="P1"><text:span text:style-name="T3"><text:s text:c="4"/></text:span></text:p>
      <text:p text:style-name="P1"><text:span text:style-name="T3"><text:s text:c="5"/>&lt;!-- ======================== Entity ======================= --&gt;</text:span></text:p>
      <text:p text:style-name="P1"><text:span text:style-name="T3"><text:s text:c="4"/>&lt;entity entity-name="ServiceHeaderWorkEffort"</text:span></text:p>
      <text:p text:style-name="P1"><text:span text:style-name="T3"><text:s text:c="12"/>package-name="org.apache.ofbiz.order.order"</text:span></text:p>
      <text:p text:style-name="P1"><text:span text:style-name="T3"><text:s text:c="12"/>title="OrderHeader WorkEffort Entity"&gt;</text:span></text:p>
      <text:p text:style-name="P1"><text:span text:style-name="T3"><text:s text:c="8"/>&lt;field name="orderId" type="id"&gt;&lt;/field&gt;</text:span></text:p>
      <text:p text:style-name="P1"><text:span text:style-name="T3"><text:s text:c="8"/>&lt;field name="workEffortId" type="id"&gt;&lt;/field&gt;</text:span></text:p>
      <text:p text:style-name="P1"><text:span text:style-name="T3"><text:s text:c="8"/>&lt;prim-key field="orderId"/&gt;</text:span></text:p>
      <text:p text:style-name="P1"><text:span text:style-name="T3"><text:s text:c="8"/>&lt;prim-key field="workEffortId"/&gt;</text:span></text:p>
      <text:p text:style-name="P1"><text:span text:style-name="T3"><text:s text:c="7"/></text:span></text:p>
      <text:p text:style-name="P1"><text:span text:style-name="T3"><text:s text:c="4"/>&lt;/entity&gt;</text:span></text:p>
      <text:p text:style-name="P1"><text:span text:style-name="T3"><text:s text:c="4"/></text:span></text:p>
      <text:p text:style-name="P1"><text:span text:style-name="T3"><text:s text:c="5"/>&lt;!-- ======================== Entity ======================= --&gt;</text:span></text:p>
      <text:p text:style-name="P1"><text:span text:style-name="T3"><text:s text:c="4"/>&lt;entity entity-name="ServiceItem"</text:span></text:p>
      <text:p text:style-name="P1"><text:span text:style-name="T3"><text:s text:c="12"/>package-name="org.apache.ofbiz.order.order"</text:span></text:p>
      <text:p text:style-name="P1"><text:span text:style-name="T3"><text:s text:c="12"/>never-cache="true"</text:span></text:p>
      <text:p text:style-name="P1"><text:span text:style-name="T3"><text:s text:c="12"/>title="Order Item Entity"&gt;</text:span></text:p>
      <text:p text:style-name="P1"><text:span text:style-name="T3"><text:s text:c="6"/>&lt;field name="orderId" type="id"&gt;&lt;/field&gt;</text:span></text:p>
      <text:p text:style-name="P1"><text:span text:style-name="T3"><text:s text:c="6"/>&lt;field name="orderItemSeqId" type="id"&gt;&lt;/field&gt;</text:span></text:p>
      <text:p text:style-name="P1"><text:span text:style-name="T3"><text:s text:c="6"/>&lt;field name="externalId" type="id"&gt;&lt;/field&gt;</text:span></text:p>
      <text:p text:style-name="P1"><text:span text:style-name="T3"><text:s text:c="6"/>&lt;field name="orderItemTypeId" type="id"&gt;&lt;/field&gt;</text:span></text:p>
      <text:p text:style-name="P1"><text:span text:style-name="T3"><text:s text:c="6"/>&lt;field name="orderItemGroupSeqId" type="id"&gt;&lt;/field&gt;</text:span></text:p>
      <text:p text:style-name="P1"><text:span text:style-name="T3"><text:s text:c="6"/>&lt;field name="isItemGroupPrimary" type="indicator"&gt;&lt;/field&gt;</text:span></text:p>
      <text:p text:style-name="P1"><text:span text:style-name="T3"><text:s text:c="6"/>&lt;field name="fromInventoryItemId" type="id"&gt;&lt;/field&gt;</text:span></text:p>
      <text:p text:style-name="P1"><text:span text:style-name="T3"><text:s text:c="6"/>&lt;field name="budgetId" type="id"&gt;&lt;/field&gt;</text:span></text:p>
      <text:p text:style-name="P1"><text:span text:style-name="T3"><text:s text:c="6"/>&lt;field name="budgetItemSeqId" type="id"&gt;&lt;/field&gt;</text:span></text:p>
      <text:p text:style-name="P1"><text:span text:style-name="T3"><text:s text:c="6"/>&lt;field name="productId" type="id"&gt;&lt;/field&gt;</text:span></text:p>
      <text:p text:style-name="P1"><text:span text:style-name="T3"><text:s text:c="6"/>&lt;field name="supplierProductId" type="id-long"&gt;&lt;/field&gt;</text:span></text:p>
      <text:p text:style-name="P1"><text:span text:style-name="T3"><text:s text:c="6"/>&lt;field name="productFeatureId" type="id"&gt;&lt;/field&gt;</text:span></text:p>
      <text:p text:style-name="P1"><text:span text:style-name="T3"><text:s text:c="6"/>&lt;field name="prodCatalogId" type="id"&gt;&lt;/field&gt;</text:span></text:p>
      <text:p text:style-name="P1"><text:span text:style-name="T3"><text:s text:c="6"/>&lt;field name="productCategoryId" type="id"&gt;&lt;/field&gt;</text:span></text:p>
      <text:p text:style-name="P1"><text:span text:style-name="T3"><text:s text:c="6"/>&lt;field name="isPromo" type="indicator"&gt;&lt;/field&gt;</text:span></text:p>
      <text:p text:style-name="P1"><text:span text:style-name="T3"><text:s text:c="6"/>&lt;field name="quoteId" type="id"&gt;&lt;/field&gt;</text:span></text:p>
      <text:p text:style-name="P1"><text:span text:style-name="T3"><text:s text:c="6"/>&lt;field name="quoteItemSeqId" type="id"&gt;&lt;/field&gt;</text:span></text:p>
      <text:p text:style-name="P1"><text:span text:style-name="T3"><text:s text:c="6"/>&lt;field name="shoppingListId" type="id"&gt;&lt;/field&gt;</text:span></text:p>
      <text:p text:style-name="P1"><text:span text:style-name="T3"><text:s text:c="6"/>&lt;field name="shoppingListItemSeqId" type="id"&gt;&lt;/field&gt;</text:span></text:p>
      <text:p text:style-name="P1"><text:span text:style-name="T3"><text:s text:c="6"/>&lt;field name="subscriptionId" type="id"&gt;&lt;/field&gt;</text:span></text:p>
      <text:p text:style-name="P1"><text:span text:style-name="T3"><text:s text:c="6"/>&lt;field name="deploymentId" type="id"&gt;&lt;/field&gt;</text:span></text:p>
      <text:p text:style-name="P1"><text:span text:style-name="T3"><text:s text:c="6"/>&lt;field name="quantity" type="fixed-point" enable-audit-log="true"&gt;&lt;/field&gt;</text:span></text:p>
      <text:p text:style-name="P1"><text:span text:style-name="T3"><text:s text:c="6"/>&lt;field name="cancelQuantity" type="fixed-point"&gt;&lt;/field&gt;</text:span></text:p>
      <text:p text:style-name="P1"><text:span text:style-name="T3"><text:s text:c="6"/>&lt;field name="selectedAmount" type="fixed-point"&gt;&lt;/field&gt;</text:span></text:p>
      <text:p text:style-name="P1"><text:span text:style-name="T3"><text:s text:c="6"/>&lt;field name="unitPrice" type="currency-precise" enable-audit-log="true"&gt;&lt;/field&gt;</text:span></text:p>
      <text:p text:style-name="P1"><text:span text:style-name="T3"><text:s text:c="6"/>&lt;field name="unitListPrice" type="currency-precise"&gt;&lt;/field&gt;</text:span></text:p>
      <text:p text:style-name="P1"><text:span text:style-name="T3"><text:s text:c="6"/>&lt;field name="unitAverageCost" type="currency-amount"&gt;&lt;/field&gt;</text:span></text:p>
      <text:p text:style-name="P1"><text:span text:style-name="T3"><text:s text:c="6"/>&lt;field name="unitRecurringPrice" type="currency-amount"&gt;&lt;/field&gt;</text:span></text:p>
      <text:p text:style-name="P1"><text:span text:style-name="T3"><text:s text:c="6"/>&lt;field name="isModifiedPrice" type="indicator"&gt;&lt;/field&gt;</text:span></text:p>
      <text:p text:style-name="P1"><text:span text:style-name="T3"><text:s text:c="6"/>&lt;field name="recurringFreqUomId" type="id"&gt;&lt;/field&gt;</text:span></text:p>
      <text:p text:style-name="P1"><text:span text:style-name="T3"><text:s text:c="6"/>&lt;field name="itemDescription" type="description"&gt;&lt;/field&gt;</text:span></text:p>
      <text:p text:style-name="P1"><text:span text:style-name="T3"><text:s text:c="6"/>&lt;field name="comments" type="comment"&gt;&lt;/field&gt;</text:span></text:p>
      <text:p text:style-name="P1"><text:span text:style-name="T3"><text:s text:c="6"/>&lt;field name="correspondingPoId" type="id"&gt;&lt;/field&gt;</text:span></text:p>
      <text:p text:style-name="P1"><text:span text:style-name="T3"><text:s text:c="6"/>&lt;field name="statusId" type="id"&gt;&lt;/field&gt;</text:span></text:p>
      <text:p text:style-name="P1"><text:span text:style-name="T3"><text:s text:c="6"/>&lt;field name="syncStatusId" type="id"&gt;&lt;/field&gt;</text:span></text:p>
      <text:p text:style-name="P1"><text:span text:style-name="T3"><text:s text:c="6"/>&lt;field name="estimatedShipDate" type="date-time"&gt;&lt;/field&gt;</text:span></text:p>
      <text:p text:style-name="P1"><text:span text:style-name="T3"><text:s text:c="6"/>&lt;field name="estimatedDeliveryDate" type="date-time"&gt;&lt;/field&gt;</text:span></text:p>
      <text:p text:style-name="P1"><text:span text:style-name="T3"><text:s text:c="6"/>&lt;field name="autoCancelDate" type="date-time"&gt;&lt;/field&gt;</text:span></text:p>
      <text:p text:style-name="P1"><text:span text:style-name="T3"><text:s text:c="6"/>&lt;field name="dontCancelSetDate" type="date-time"&gt;&lt;/field&gt;</text:span></text:p>
      <text:p text:style-name="P1"><text:span text:style-name="T3"><text:s text:c="6"/>&lt;field name="dontCancelSetUserLogin" type="id-vlong"&gt;&lt;/field&gt;</text:span></text:p>
      <text:p text:style-name="P1"><text:span text:style-name="T3"><text:s text:c="6"/>&lt;field name="shipBeforeDate" type="date-time"&gt;&lt;/field&gt;</text:span></text:p>
      <text:p text:style-name="P1"><text:span text:style-name="T3"><text:s text:c="6"/>&lt;field name="shipAfterDate" type="date-time"&gt;&lt;/field&gt;</text:span></text:p>
      <text:p text:style-name="P1"><text:span text:style-name="T3"><text:s text:c="6"/>&lt;field name="cancelBackOrderDate" type="date-time"&gt;&lt;description&gt;Used to cancel all orders from suppliers when its in past&lt;/description&gt;&lt;/field&gt;</text:span></text:p>
      <text:p text:style-name="P1"><text:span text:style-name="T3"><text:s text:c="6"/>&lt;field name="overrideGlAccountId" type="id"&gt;&lt;description&gt;Used to specify the override or actual glAccountId used for the adjustment, avoids problems if configuration changes after initial posting, etc.&lt;/description&gt;&lt;/field&gt;</text:span></text:p>
      <text:p text:style-name="P1"><text:span text:style-name="T3"><text:s text:c="6"/>&lt;field name="salesOpportunityId" type="id"&gt;&lt;/field&gt;</text:span></text:p>
      <text:p text:style-name="P1"><text:span text:style-name="T3"><text:s text:c="6"/>&lt;field name="changeByUserLoginId" type="id-vlong" enable-audit-log="true"&gt;&lt;/field&gt;</text:span></text:p>
      <text:p text:style-name="P1"><text:span text:style-name="T3"><text:s text:c="6"/>&lt;prim-key field="orderId"/&gt;</text:span></text:p>
      <text:p text:style-name="P1"><text:span text:style-name="T3"><text:s text:c="6"/>&lt;prim-key field="orderItemSeqId"/&gt;</text:span></text:p>
      <text:p text:style-name="P1"><text:span text:style-name="T3"><text:s text:c="5"/></text:span></text:p>
      <text:p text:style-name="P1"><text:span text:style-name="T3"><text:s text:c="4"/>&lt;/entity&gt;</text:span></text:p>
      <text:p text:style-name="P1"><text:span text:style-name="T3"><text:s text:c="6"/></text:span></text:p>
      <text:p text:style-name="P1"><text:span text:style-name="T3"><text:s text:c="2"/>&lt;!-- ========================================================= --&gt;</text:span></text:p>
      <text:p text:style-name="P1"><text:span text:style-name="T3"><text:s text:c="2"/>&lt;!-- org.apache.ofbiz.bizfns.WorkEffort --&gt;</text:span></text:p>
      <text:p text:style-name="P1"><text:span text:style-name="T3"><text:s text:c="2"/>&lt;!-- ========================================================= --&gt;</text:span></text:p>
      <text:p text:style-name="P1"><text:span text:style-name="T3"><text:s text:c="2"/></text:span></text:p>
      <text:p text:style-name="P1"><text:span text:style-name="T3"><text:s text:c="5"/>&lt;!-- ======================== Entity WorkEffort ======================= --&gt;</text:span></text:p>
      <text:p text:style-name="P1"><text:span text:style-name="T3"><text:s text:c="4"/>&lt;entity entity-name="WorkEffort"</text:span></text:p>
      <text:p text:style-name="P1"><text:span text:style-name="T3"><text:s text:c="12"/>package-name="org.apache.ofbiz.bizfns.workeffort"</text:span></text:p>
      <text:p text:style-name="P1"><text:span text:style-name="T3"><text:s text:c="12"/>title="Work Effort Entity"&gt;</text:span></text:p>
      <text:p text:style-name="P1"><text:span text:style-name="T3"><text:s text:c="6"/>&lt;field name="workEffortId" type="id"&gt;&lt;/field&gt;</text:span></text:p>
      <text:p text:style-name="P1"><text:span text:style-name="T3"><text:s text:c="6"/>&lt;field name="workEffortTypeId" type="id"&gt;&lt;/field&gt;</text:span></text:p>
      <text:p text:style-name="P1"><text:span text:style-name="T3"><text:s text:c="6"/>&lt;field name="currentStatusId" type="id"&gt;&lt;/field&gt;</text:span></text:p>
      <text:p text:style-name="P1"><text:span text:style-name="T3"><text:s text:c="6"/>&lt;field name="lastStatusUpdate" type="date-time"&gt;&lt;/field&gt;</text:span></text:p>
      <text:p text:style-name="P1"><text:span text:style-name="T3"><text:s text:c="6"/>&lt;field name="workEffortPurposeTypeId" type="id"&gt;&lt;/field&gt;</text:span></text:p>
      <text:p text:style-name="P1"><text:span text:style-name="T3"><text:s text:c="6"/>&lt;field name="workEffortParentId" type="id"&gt;&lt;description&gt;The primary parent (or the like); it should be one of the parent WorkEfforts already setup in WorkEffortAssoc&lt;/description&gt;&lt;/field&gt;</text:span></text:p>
      <text:p text:style-name="P1"><text:span text:style-name="T3"><text:s text:c="6"/>&lt;field name="scopeEnumId" type="id"&gt;&lt;/field&gt;</text:span></text:p>
      <text:p text:style-name="P1"><text:span text:style-name="T3"><text:s text:c="6"/>&lt;field name="priority" type="numeric"&gt;&lt;/field&gt;</text:span></text:p>
      <text:p text:style-name="P1"><text:span text:style-name="T3"><text:s text:c="6"/>&lt;field name="percentComplete" type="numeric"&gt;&lt;/field&gt;</text:span></text:p>
      <text:p text:style-name="P1"><text:span text:style-name="T3"><text:s text:c="6"/>&lt;field name="workEffortName" type="name"&gt;&lt;/field&gt;</text:span></text:p>
      <text:p text:style-name="P1"><text:span text:style-name="T3"><text:s text:c="6"/>&lt;field name="showAsEnumId" type="id"&gt;&lt;/field&gt;</text:span></text:p>
      <text:p text:style-name="P1"><text:span text:style-name="T3"><text:s text:c="6"/>&lt;field name="sendNotificationEmail" type="indicator"&gt;&lt;/field&gt;</text:span></text:p>
      <text:p text:style-name="P1"><text:span text:style-name="T3"><text:s text:c="6"/>&lt;field name="description" type="description"&gt;&lt;/field&gt;</text:span></text:p>
      <text:p text:style-name="P1"><text:span text:style-name="T3"><text:s text:c="6"/>&lt;field name="locationDesc" type="description"&gt;&lt;/field&gt;</text:span></text:p>
      <text:p text:style-name="P1"><text:span text:style-name="T3"><text:s text:c="6"/>&lt;field name="estimatedStartDate" type="date-time"&gt;&lt;/field&gt;</text:span></text:p>
      <text:p text:style-name="P1"><text:span text:style-name="T3"><text:s text:c="6"/>&lt;field name="estimatedCompletionDate" type="date-time"&gt;&lt;/field&gt;</text:span></text:p>
      <text:p text:style-name="P1"><text:span text:style-name="T3"><text:s text:c="6"/>&lt;field name="actualStartDate" type="date-time"&gt;&lt;/field&gt;</text:span></text:p>
      <text:p text:style-name="P1"><text:span text:style-name="T3"><text:s text:c="6"/>&lt;field name="actualCompletionDate" type="date-time"&gt;&lt;/field&gt;</text:span></text:p>
      <text:p text:style-name="P1"><text:span text:style-name="T3"><text:s text:c="6"/>&lt;field name="estimatedMilliSeconds" type="floating-point"&gt;&lt;/field&gt;</text:span></text:p>
      <text:p text:style-name="P1"><text:span text:style-name="T3"><text:s text:c="6"/>&lt;field name="estimatedSetupMillis" type="floating-point"&gt;&lt;/field&gt;</text:span></text:p>
      <text:p text:style-name="P1"><text:span text:style-name="T3"><text:s text:c="6"/>&lt;field name="estimateCalcMethod" type="id"&gt;&lt;/field&gt;</text:span></text:p>
      <text:p text:style-name="P1"><text:span text:style-name="T3"><text:s text:c="6"/>&lt;field name="actualMilliSeconds" type="floating-point"&gt;&lt;/field&gt;</text:span></text:p>
      <text:p text:style-name="P1"><text:span text:style-name="T3"><text:s text:c="6"/>&lt;field name="actualSetupMillis" type="floating-point"&gt;&lt;/field&gt;</text:span></text:p>
      <text:p text:style-name="P1"><text:span text:style-name="T3"><text:s text:c="6"/>&lt;field name="totalMilliSecondsAllowed" type="floating-point"&gt;&lt;/field&gt;</text:span></text:p>
      <text:p text:style-name="P1"><text:span text:style-name="T3"><text:s text:c="6"/>&lt;field name="totalMoneyAllowed" type="currency-amount"&gt;&lt;/field&gt;</text:span></text:p>
      <text:p text:style-name="P1"><text:span text:style-name="T3"><text:s text:c="6"/>&lt;field name="moneyUomId" type="id"&gt;&lt;/field&gt;</text:span></text:p>
      <text:p text:style-name="P1"><text:span text:style-name="T3"><text:s text:c="6"/>&lt;field name="specialTerms" type="long-varchar"&gt;&lt;/field&gt;</text:span></text:p>
      <text:p text:style-name="P1"><text:span text:style-name="T3"><text:s text:c="6"/>&lt;field name="timeTransparency" type="numeric"&gt;&lt;description&gt;Deprecated - use the availabilityStatusId field in the assignment entities instead&lt;/description&gt;&lt;/field&gt;</text:span></text:p>
      <text:p text:style-name="P1"><text:span text:style-name="T3"><text:s text:c="6"/>&lt;field name="universalId" type="short-varchar"&gt;&lt;/field&gt;</text:span></text:p>
      <text:p text:style-name="P1"><text:span text:style-name="T3"><text:s text:c="6"/>&lt;field name="sourceReferenceId" type="id-long"&gt;&lt;/field&gt;</text:span></text:p>
      <text:p text:style-name="P1"><text:span text:style-name="T3"><text:s text:c="6"/>&lt;field name="fixedAssetId" type="id"&gt;&lt;description&gt;Deprecated - use the WorkEffortFixedAssetAssign entity instead&lt;/description&gt;&lt;/field&gt;</text:span></text:p>
      <text:p text:style-name="P1"><text:span text:style-name="T3"><text:s text:c="6"/>&lt;field name="facilityId" type="id"&gt;&lt;/field&gt;</text:span></text:p>
      <text:p text:style-name="P1"><text:span text:style-name="T3"><text:s text:c="6"/>&lt;field name="infoUrl" type="long-varchar"&gt;&lt;/field&gt;</text:span></text:p>
      <text:p text:style-name="P1"><text:span text:style-name="T3"><text:s text:c="6"/>&lt;field name="recurrenceInfoId" type="id"&gt;&lt;description&gt;Deprecated - use the tempExprId field instead&lt;/description&gt;&lt;/field&gt;</text:span></text:p>
      <text:p text:style-name="P1"><text:span text:style-name="T3"><text:s text:c="6"/>&lt;field name="tempExprId" type="id"&gt;&lt;/field&gt;</text:span></text:p>
      <text:p text:style-name="P1"><text:span text:style-name="T3"><text:s text:c="6"/>&lt;field name="runtimeDataId" type="id"&gt;&lt;/field&gt;</text:span></text:p>
      <text:p text:style-name="P1"><text:span text:style-name="T3"><text:s text:c="6"/>&lt;field name="noteId" type="id"&gt;&lt;/field&gt;</text:span></text:p>
      <text:p text:style-name="P1"><text:span text:style-name="T3"><text:s text:c="6"/>&lt;field name="serviceLoaderName" type="name"&gt;&lt;/field&gt;</text:span></text:p>
      <text:p text:style-name="P1"><text:span text:style-name="T3"><text:s text:c="6"/>&lt;field name="quantityToProduce" type="fixed-point"&gt;&lt;/field&gt;</text:span></text:p>
      <text:p text:style-name="P1"><text:span text:style-name="T3"><text:s text:c="6"/>&lt;field name="quantityProduced" type="fixed-point"&gt;&lt;/field&gt;</text:span></text:p>
      <text:p text:style-name="P1"><text:span text:style-name="T3"><text:s text:c="6"/>&lt;field name="quantityRejected" type="fixed-point"&gt;&lt;/field&gt;</text:span></text:p>
      <text:p text:style-name="P1"><text:span text:style-name="T3"><text:s text:c="6"/>&lt;field name="reservPersons" type="fixed-point"&gt;&lt;description&gt;the number of persons renting the attached asset&lt;/description&gt;&lt;/field&gt;</text:span></text:p>
      <text:p text:style-name="P1"><text:span text:style-name="T3"><text:s text:c="6"/>&lt;field name="reserv2ndPPPerc" type="fixed-point"&gt;&lt;description&gt;reservationSecondPersonPricePercentage: percentage of the end price for the 2nd person renting this asset connected to the workEffort&lt;/description&gt;&lt;/field&gt;</text:span></text:p>
      <text:p text:style-name="P1"><text:span text:style-name="T3"><text:s text:c="6"/>&lt;field name="reservNthPPPerc" type="fixed-point"&gt;&lt;description&gt;reservationNthPersonPricePercentage: percentage of the end price for the Nth (2+) person renting this asset connected to the workEffort&lt;/description&gt;&lt;/field&gt;</text:span></text:p>
      <text:p text:style-name="P1"><text:span text:style-name="T3"><text:s text:c="6"/>&lt;field name="accommodationMapId" type="id"/&gt;</text:span></text:p>
      <text:p text:style-name="P1"><text:span text:style-name="T3"><text:s text:c="6"/>&lt;field name="accommodationSpotId" type="id"/&gt;</text:span></text:p>
      <text:p text:style-name="P1"><text:span text:style-name="T3"><text:s text:c="6"/>&lt;field name="revisionNumber" type="numeric"&gt;&lt;/field&gt;</text:span></text:p>
      <text:p text:style-name="P1"><text:span text:style-name="T3"><text:s text:c="6"/>&lt;field name="createdDate" type="date-time"&gt;&lt;/field&gt;</text:span></text:p>
      <text:p text:style-name="P1"><text:span text:style-name="T3"><text:s text:c="6"/>&lt;field name="createdByUserLogin" type="id-vlong"&gt;&lt;/field&gt;</text:span></text:p>
      <text:p text:style-name="P1"><text:span text:style-name="T3"><text:s text:c="6"/>&lt;field name="lastModifiedDate" type="date-time"&gt;&lt;/field&gt;</text:span></text:p>
      <text:p text:style-name="P1"><text:span text:style-name="T3"><text:s text:c="6"/>&lt;field name="lastModifiedByUserLogin" type="id-vlong"&gt;&lt;/field&gt;</text:span></text:p>
      <text:p text:style-name="P1"><text:span text:style-name="T3"><text:s text:c="6"/>&lt;prim-key field="workEffortId"/&gt;</text:span></text:p>
      <text:p text:style-name="P1"><text:span text:style-name="T3"><text:s text:c="6"/></text:span></text:p>
      <text:p text:style-name="P1"><text:span text:style-name="T3"><text:s text:c="4"/>&lt;/entity&gt;</text:span></text:p>
      <text:p text:style-name="P1"><text:span text:style-name="T3"><text:s text:c="4"/></text:span></text:p>
      <text:p text:style-name="P1"><text:span text:style-name="T3"><text:s text:c="5"/>&lt;!-- ======================== Entity ======================= --&gt;</text:span></text:p>
      <text:p text:style-name="P1"><text:span text:style-name="T3"><text:s text:c="4"/>&lt;entity entity-name="WorkEffortAssoc"</text:span></text:p>
      <text:p text:style-name="P1"><text:span text:style-name="T3"><text:s text:c="12"/>package-name="org.apache.ofbiz.bizfns.workeffort"</text:span></text:p>
      <text:p text:style-name="P1"><text:span text:style-name="T3"><text:s text:c="12"/>title="Work Effort Association Entity"&gt;</text:span></text:p>
      <text:p text:style-name="P1"><text:span text:style-name="T3"><text:s text:c="6"/>&lt;field name="workEffortIdFrom" type="id"&gt;&lt;/field&gt;</text:span></text:p>
      <text:p text:style-name="P1"><text:span text:style-name="T3"><text:s text:c="6"/>&lt;field name="workEffortIdTo" type="id"&gt;&lt;/field&gt;</text:span></text:p>
      <text:p text:style-name="P1"><text:span text:style-name="T3"><text:s text:c="6"/>&lt;field name="workEffortAssocTypeId" type="id"&gt;&lt;/field&gt;</text:span></text:p>
      <text:p text:style-name="P1"><text:span text:style-name="T3"><text:s text:c="6"/>&lt;field name="sequenceNum" type="numeric"&gt;&lt;/field&gt;</text:span></text:p>
      <text:p text:style-name="P1"><text:span text:style-name="T3"><text:s text:c="6"/>&lt;field name="fromDate" type="date-time"&gt;&lt;/field&gt;</text:span></text:p>
      <text:p text:style-name="P1"><text:span text:style-name="T3"><text:s text:c="6"/>&lt;field name="thruDate" type="date-time"&gt;&lt;/field&gt;</text:span></text:p>
      <text:p text:style-name="P1"><text:span text:style-name="T3"><text:s text:c="6"/>&lt;prim-key field="workEffortIdFrom"/&gt;</text:span></text:p>
      <text:p text:style-name="P1"><text:span text:style-name="T3"><text:s text:c="6"/>&lt;prim-key field="workEffortIdTo"/&gt;</text:span></text:p>
      <text:p text:style-name="P1"><text:span text:style-name="T3"><text:s text:c="6"/>&lt;prim-key field="workEffortAssocTypeId"/&gt;</text:span></text:p>
      <text:p text:style-name="P1"><text:span text:style-name="T3"><text:s text:c="6"/>&lt;prim-key field="fromDate"/&gt;</text:span></text:p>
      <text:p text:style-name="P1"><text:span text:style-name="T3"><text:s text:c="6"/></text:span></text:p>
      <text:p text:style-name="P1"><text:span text:style-name="T3"><text:s text:c="4"/>&lt;/entity&gt;</text:span></text:p>
      <text:p text:style-name="P1"><text:span text:style-name="T3"><text:s text:c="4"/></text:span></text:p>
      <text:p text:style-name="P1"><text:span text:style-name="T3"><text:s text:c="5"/>&lt;!-- ======================== Entity ======================= --&gt;</text:span></text:p>
      <text:p text:style-name="P1"><text:span text:style-name="T3"><text:s text:c="4"/>&lt;entity entity-name="WorkEffortAssocAttribute"</text:span></text:p>
      <text:p text:style-name="P1"><text:span text:style-name="T3"><text:s text:c="12"/>package-name="org.apache.ofbiz.bizfns.workeffort"</text:span></text:p>
      <text:p text:style-name="P1"><text:span text:style-name="T3"><text:s text:c="12"/>title="Work Effort Association Attribute Entity"&gt;</text:span></text:p>
      <text:p text:style-name="P1"><text:span text:style-name="T3"><text:s text:c="6"/>&lt;field name="workEffortIdFrom" type="id"&gt;&lt;/field&gt;</text:span></text:p>
      <text:p text:style-name="P1"><text:span text:style-name="T3"><text:s text:c="6"/>&lt;field name="workEffortIdTo" type="id"&gt;&lt;/field&gt;</text:span></text:p>
      <text:p text:style-name="P1"><text:span text:style-name="T3"><text:s text:c="6"/>&lt;field name="workEffortAssocTypeId" type="id"&gt;&lt;/field&gt;</text:span></text:p>
      <text:p text:style-name="P1"><text:span text:style-name="T3"><text:s text:c="6"/>&lt;field name="fromDate" type="date-time"&gt;&lt;/field&gt;</text:span></text:p>
      <text:p text:style-name="P1"><text:span text:style-name="T3"><text:s text:c="6"/>&lt;field name="attrName" type="id-long"&gt;&lt;/field&gt;</text:span></text:p>
      <text:p text:style-name="P1"><text:span text:style-name="T3"><text:s text:c="6"/>&lt;field name="attrValue" type="value"&gt;&lt;/field&gt;</text:span></text:p>
      <text:p text:style-name="P1"><text:span text:style-name="T3"><text:s text:c="6"/>&lt;field name="attrDescription" type="description"&gt;&lt;/field&gt;</text:span></text:p>
      <text:p text:style-name="P1"><text:span text:style-name="T3"><text:s text:c="6"/>&lt;prim-key field="workEffortIdFrom"/&gt;</text:span></text:p>
      <text:p text:style-name="P1"><text:span text:style-name="T3"><text:s text:c="6"/>&lt;prim-key field="workEffortIdTo"/&gt;</text:span></text:p>
      <text:p text:style-name="P1"><text:span text:style-name="T3"><text:s text:c="6"/>&lt;prim-key field="workEffortAssocTypeId"/&gt;</text:span></text:p>
      <text:p text:style-name="P1"><text:span text:style-name="T3"><text:s text:c="6"/>&lt;prim-key field="attrName"/&gt;</text:span></text:p>
      <text:p text:style-name="P1"><text:span text:style-name="T3"><text:s text:c="6"/></text:span></text:p>
      <text:p text:style-name="P1"><text:span text:style-name="T3"><text:s text:c="4"/>&lt;/entity&gt;</text:span></text:p>
      <text:p text:style-name="P1"><text:span text:style-name="T3"><text:s text:c="4"/></text:span></text:p>
      <text:p text:style-name="P1"><text:span text:style-name="T3"><text:s text:c="5"/>&lt;!-- ======================== Entity ======================= --&gt;</text:span></text:p>
      <text:p text:style-name="P1"><text:span text:style-name="T3"><text:s text:c="4"/>&lt;entity entity-name="WorkEffortAssocType"</text:span></text:p>
      <text:p text:style-name="P1"><text:span text:style-name="T3"><text:s text:c="12"/>package-name="org.apache.ofbiz.bizfns.workeffort"</text:span></text:p>
      <text:p text:style-name="P1"><text:span text:style-name="T3"><text:s text:c="12"/>default-resource-name="WorkEffortEntityLabels"</text:span></text:p>
      <text:p text:style-name="P1"><text:span text:style-name="T3"><text:s text:c="12"/>title="Work Effort Association Type Entity"&gt;</text:span></text:p>
      <text:p text:style-name="P1"><text:span text:style-name="T3"><text:s text:c="6"/>&lt;field name="workEffortAssocTypeId" type="id"&gt;&lt;/field&gt;</text:span></text:p>
      <text:p text:style-name="P1"><text:span text:style-name="T3"><text:s text:c="6"/>&lt;field name="parentTypeId" type="id"&gt;&lt;/field&gt;</text:span></text:p>
      <text:p text:style-name="P1"><text:span text:style-name="T3"><text:s text:c="6"/>&lt;field name="hasTable" type="indicator"&gt;&lt;/field&gt;</text:span></text:p>
      <text:p text:style-name="P1"><text:span text:style-name="T3"><text:s text:c="6"/>&lt;field name="description" type="description"&gt;&lt;/field&gt;</text:span></text:p>
      <text:p text:style-name="P1"><text:span text:style-name="T3"><text:s text:c="6"/>&lt;prim-key field="workEffortAssocTypeId"/&gt;</text:span></text:p>
      <text:p text:style-name="P1"><text:span text:style-name="T3"><text:s text:c="6"/></text:span></text:p>
      <text:p text:style-name="P1"><text:span text:style-name="T3"><text:s text:c="4"/>&lt;/entity&gt;</text:span></text:p>
      <text:p text:style-name="P1"><text:span text:style-name="T3"><text:s text:c="4"/></text:span></text:p>
      <text:p text:style-name="P1"><text:span text:style-name="T3"><text:s text:c="5"/>&lt;!-- ======================== Entity ======================= --&gt;</text:span></text:p>
      <text:p text:style-name="P1"><text:span text:style-name="T3"><text:s text:c="4"/>&lt;entity entity-name="WorkEffortAttribute"</text:span></text:p>
      <text:p text:style-name="P1"><text:span text:style-name="T3"><text:s text:c="12"/>package-name="org.apache.ofbiz.bizfns.workeffort"</text:span></text:p>
      <text:p text:style-name="P1"><text:span text:style-name="T3"><text:s text:c="12"/>title="Work Effort Attribute Entity"&gt;</text:span></text:p>
      <text:p text:style-name="P1"><text:span text:style-name="T3"><text:s text:c="6"/>&lt;field name="workEffortId" type="id"&gt;&lt;/field&gt;</text:span></text:p>
      <text:p text:style-name="P1"><text:span text:style-name="T3"><text:s text:c="6"/>&lt;field name="attrName" type="id-long"&gt;&lt;/field&gt;</text:span></text:p>
      <text:p text:style-name="P1"><text:span text:style-name="T3"><text:s text:c="6"/>&lt;field name="attrValue" type="value"&gt;&lt;/field&gt;</text:span></text:p>
      <text:p text:style-name="P1"><text:span text:style-name="T3"><text:s text:c="6"/>&lt;field name="attrDescription" type="description"&gt;&lt;/field&gt;</text:span></text:p>
      <text:p text:style-name="P1"><text:span text:style-name="T3"><text:s text:c="6"/>&lt;prim-key field="workEffortId"/&gt;</text:span></text:p>
      <text:p text:style-name="P1"><text:span text:style-name="T3"><text:s text:c="6"/>&lt;prim-key field="attrName"/&gt;</text:span></text:p>
      <text:p text:style-name="P1"><text:span text:style-name="T3"><text:s text:c="6"/></text:span></text:p>
      <text:p text:style-name="P1"><text:span text:style-name="T3"><text:s text:c="4"/>&lt;/entity&gt;</text:span></text:p>
      <text:p text:style-name="P1"><text:span text:style-name="T3"><text:s text:c="4"/>&lt;!-- ========================================================= --&gt;</text:span></text:p>
      <text:p text:style-name="P1"><text:span text:style-name="T3"><text:s text:c="2"/>&lt;!-- org.apache.ofbiz.bizfns.workeffort --&gt;</text:span></text:p>
      <text:p text:style-name="P1"><text:span text:style-name="T3"><text:s text:c="2"/>&lt;!-- ========================================================= --&gt;</text:span></text:p>
      <text:p text:style-name="P1"><text:span text:style-name="T3"><text:s text:c="4"/></text:span></text:p>
      <text:p text:style-name="P1"><text:span text:style-name="T3"><text:s text:c="5"/>&lt;!-- ======================== Entity ======================= --&gt;</text:span></text:p>
      <text:p text:style-name="P1"><text:span text:style-name="T3"><text:s text:c="4"/>&lt;entity entity-name="CommunicationEventWorkEff"</text:span></text:p>
      <text:p text:style-name="P1"><text:span text:style-name="T3"><text:s text:c="12"/>package-name="org.apache.ofbiz.bizfns.workeffort"</text:span></text:p>
      <text:p text:style-name="P1"><text:span text:style-name="T3"><text:s text:c="12"/>title="Communication Event Work Effort Entity"&gt;</text:span></text:p>
      <text:p text:style-name="P1"><text:span text:style-name="T3"><text:s text:c="6"/>&lt;field name="workEffortId" type="id"&gt;&lt;/field&gt;</text:span></text:p>
      <text:p text:style-name="P1"><text:span text:style-name="T3"><text:s text:c="6"/>&lt;field name="communicationEventId" type="id"&gt;&lt;/field&gt;</text:span></text:p>
      <text:p text:style-name="P1"><text:span text:style-name="T3"><text:s text:c="6"/>&lt;field name="description" type="description"&gt;&lt;/field&gt;</text:span></text:p>
      <text:p text:style-name="P1"><text:span text:style-name="T3"><text:s text:c="6"/>&lt;prim-key field="workEffortId"/&gt;</text:span></text:p>
      <text:p text:style-name="P1"><text:span text:style-name="T3"><text:s text:c="6"/>&lt;prim-key field="communicationEventId"/&gt;</text:span></text:p>
      <text:p text:style-name="P1"><text:span text:style-name="T3"><text:s text:c="5"/></text:span></text:p>
      <text:p text:style-name="P1"><text:span text:style-name="T3"><text:s text:c="4"/>&lt;/entity&gt;</text:span></text:p>
      <text:p text:style-name="P1"><text:span text:style-name="T3"><text:s text:c="5"/>&lt;!-- ======================== Entity ======================= --&gt;</text:span></text:p>
      <text:p text:style-name="P1"><text:span text:style-name="T3"><text:s text:c="4"/>&lt;entity entity-name="WorkEffortBilling"</text:span></text:p>
      <text:p text:style-name="P1"><text:span text:style-name="T3"><text:s text:c="12"/>package-name="org.apache.ofbiz.bizfns.workeffort"</text:span></text:p>
      <text:p text:style-name="P1"><text:span text:style-name="T3"><text:s text:c="12"/>title="Work Effort Billing Entity"&gt;</text:span></text:p>
      <text:p text:style-name="P1"><text:span text:style-name="T3"><text:s text:c="6"/>&lt;field name="workEffortId" type="id"&gt;&lt;/field&gt;</text:span></text:p>
      <text:p text:style-name="P1"><text:span text:style-name="T3"><text:s text:c="6"/>&lt;field name="invoiceId" type="id"&gt;&lt;/field&gt;</text:span></text:p>
      <text:p text:style-name="P1"><text:span text:style-name="T3"><text:s text:c="6"/>&lt;field name="invoiceItemSeqId" type="id"&gt;&lt;/field&gt;</text:span></text:p>
      <text:p text:style-name="P1"><text:span text:style-name="T3"><text:s text:c="6"/>&lt;field name="percentage" type="floating-point"&gt;&lt;/field&gt;</text:span></text:p>
      <text:p text:style-name="P1"><text:span text:style-name="T3"><text:s text:c="6"/>&lt;prim-key field="workEffortId"/&gt;</text:span></text:p>
      <text:p text:style-name="P1"><text:span text:style-name="T3"><text:s text:c="6"/>&lt;prim-key field="invoiceId"/&gt;</text:span></text:p>
      <text:p text:style-name="P1"><text:span text:style-name="T3"><text:s text:c="6"/>&lt;prim-key field="invoiceItemSeqId"/&gt;</text:span></text:p>
      <text:p text:style-name="P1"><text:span text:style-name="T3"><text:s text:c="5"/></text:span></text:p>
      <text:p text:style-name="P1"><text:span text:style-name="T3"><text:s text:c="4"/>&lt;/entity&gt;</text:span></text:p>
      <text:p text:style-name="P1"><text:span text:style-name="T3"><text:s text:c="4"/></text:span></text:p>
      <text:p text:style-name="P1"><text:span text:style-name="T3"><text:s text:c="5"/>&lt;!-- ======================== Entity ======================= --&gt;</text:span></text:p>
      <text:p text:style-name="P1"><text:span text:style-name="T3"><text:s text:c="4"/>&lt;entity entity-name="WorkEffortContactMech" table-name="WORK_EFFORT_CONTACT_MECH_NEW"</text:span></text:p>
      <text:p text:style-name="P1"><text:span text:style-name="T3"><text:s text:c="12"/>package-name="org.apache.ofbiz.bizfns.workeffort"</text:span></text:p>
      <text:p text:style-name="P1"><text:span text:style-name="T3"><text:s text:c="12"/>title="WorkEffort Contact Mechanism Entity"&gt;</text:span></text:p>
      <text:p text:style-name="P1"><text:span text:style-name="T3"><text:s text:c="6"/>&lt;field name="workEffortId" type="id"&gt;&lt;/field&gt;</text:span></text:p>
      <text:p text:style-name="P1"><text:span text:style-name="T3"><text:s text:c="6"/>&lt;field name="contactMechId" type="id"&gt;&lt;/field&gt;</text:span></text:p>
      <text:p text:style-name="P1"><text:span text:style-name="T3"><text:s text:c="6"/>&lt;field name="fromDate" type="date-time"&gt;&lt;/field&gt;</text:span></text:p>
      <text:p text:style-name="P1"><text:span text:style-name="T3"><text:s text:c="6"/>&lt;field name="thruDate" type="date-time"&gt;&lt;/field&gt;</text:span></text:p>
      <text:p text:style-name="P1"><text:span text:style-name="T3"><text:s text:c="6"/>&lt;field name="comments" type="comment"&gt;&lt;/field&gt;</text:span></text:p>
      <text:p text:style-name="P1"><text:span text:style-name="T3"><text:s text:c="6"/>&lt;prim-key field="workEffortId"/&gt;</text:span></text:p>
      <text:p text:style-name="P1"><text:span text:style-name="T3"><text:s text:c="6"/>&lt;prim-key field="contactMechId"/&gt;</text:span></text:p>
      <text:p text:style-name="P1"><text:span text:style-name="T3"><text:s text:c="6"/>&lt;prim-key field="fromDate"/&gt;</text:span></text:p>
      <text:p text:style-name="P1"><text:span text:style-name="T3"><text:s text:c="6"/></text:span></text:p>
      <text:p text:style-name="P1"><text:span text:style-name="T3"><text:s text:c="4"/>&lt;/entity&gt;</text:span></text:p>
      <text:p text:style-name="P1"><text:span text:style-name="T3"><text:s text:c="4"/></text:span></text:p>
      <text:p text:style-name="P1"><text:span text:style-name="T3"><text:s text:c="3"/></text:span></text:p>
      <text:p text:style-name="P1"><text:span text:style-name="T3"><text:s text:c="5"/>&lt;!-- ======================== Entity ======================= --&gt;</text:span></text:p>
      <text:p text:style-name="P1"><text:span text:style-name="T3"><text:s text:c="4"/>&lt;entity entity-name="WorkEffortEventReminder"</text:span></text:p>
      <text:p text:style-name="P1"><text:span text:style-name="T3"><text:s text:c="12"/>package-name="org.apache.ofbiz.bizfns.workeffort"</text:span></text:p>
      <text:p text:style-name="P1"><text:span text:style-name="T3"><text:s text:c="12"/>title="Work Effort Event Reminder Entity"&gt;</text:span></text:p>
      <text:p text:style-name="P1"><text:span text:style-name="T3"><text:s text:c="6"/>&lt;field name="workEffortId" type="id"&gt;&lt;/field&gt;</text:span></text:p>
      <text:p text:style-name="P1"><text:span text:style-name="T3"><text:s text:c="6"/>&lt;field name="sequenceId" type="id"&gt;&lt;/field&gt;</text:span></text:p>
      <text:p text:style-name="P1"><text:span text:style-name="T3"><text:s text:c="6"/>&lt;field name="contactMechId" type="id"&gt;&lt;/field&gt;</text:span></text:p>
      <text:p text:style-name="P1"><text:span text:style-name="T3"><text:s text:c="6"/>&lt;field name="partyId" type="id"&gt;</text:span></text:p>
      <text:p text:style-name="P1"><text:span text:style-name="T3"><text:s text:c="10"/>&lt;description&gt;The party this reminder is assigned to&lt;/description&gt;</text:span></text:p>
      <text:p text:style-name="P1"><text:span text:style-name="T3"><text:s text:c="6"/>&lt;/field&gt;</text:span></text:p>
      <text:p text:style-name="P1"><text:span text:style-name="T3"><text:s text:c="6"/>&lt;field name="reminderDateTime" type="date-time"&gt;&lt;/field&gt;</text:span></text:p>
      <text:p text:style-name="P1"><text:span text:style-name="T3"><text:s text:c="6"/>&lt;field name="repeatCount" type="numeric"&gt;&lt;/field&gt;</text:span></text:p>
      <text:p text:style-name="P1"><text:span text:style-name="T3"><text:s text:c="6"/>&lt;field name="repeatInterval" type="numeric"&gt;</text:span></text:p>
      <text:p text:style-name="P1"><text:span text:style-name="T3"><text:s text:c="10"/>&lt;description&gt;The millisecond interval between reminder repeats&lt;/description&gt;</text:span></text:p>
      <text:p text:style-name="P1"><text:span text:style-name="T3"><text:s text:c="6"/>&lt;/field&gt;</text:span></text:p>
      <text:p text:style-name="P1"><text:span text:style-name="T3"><text:s text:c="6"/>&lt;field name="currentCount" type="numeric"&gt;&lt;/field&gt;</text:span></text:p>
      <text:p text:style-name="P1"><text:span text:style-name="T3"><text:s text:c="6"/>&lt;field name="reminderOffset" type="numeric"&gt;</text:span></text:p>
      <text:p text:style-name="P1"><text:span text:style-name="T3"><text:s text:c="10"/>&lt;description&gt;The millisecond offset from the event to activate a reminder&lt;/description&gt;</text:span></text:p>
      <text:p text:style-name="P1"><text:span text:style-name="T3"><text:s text:c="6"/>&lt;/field&gt;</text:span></text:p>
      <text:p text:style-name="P1"><text:span text:style-name="T3"><text:s text:c="6"/>&lt;field name="localeId" type="id"&gt;&lt;/field&gt;</text:span></text:p>
      <text:p text:style-name="P1"><text:span text:style-name="T3"><text:s text:c="6"/>&lt;field name="timeZoneId" type="id-long"&gt;&lt;/field&gt;</text:span></text:p>
      <text:p text:style-name="P1"><text:span text:style-name="T3"><text:s text:c="6"/>&lt;prim-key field="workEffortId"/&gt;</text:span></text:p>
      <text:p text:style-name="P1"><text:span text:style-name="T3"><text:s text:c="6"/>&lt;prim-key field="sequenceId"/&gt;</text:span></text:p>
      <text:p text:style-name="P1"><text:span text:style-name="T3"><text:s text:c="5"/></text:span></text:p>
      <text:p text:style-name="P1"><text:span text:style-name="T3"><text:s text:c="4"/>&lt;/entity&gt;</text:span></text:p>
      <text:p text:style-name="P1"><text:span text:style-name="T3"><text:s text:c="4"/></text:span></text:p>
      <text:p text:style-name="P1"><text:span text:style-name="T3"><text:s text:c="5"/>&lt;!-- ======================== Entity ======================= --&gt;</text:span></text:p>
      <text:p text:style-name="P1"><text:span text:style-name="T3"><text:s text:c="5"/></text:span></text:p>
      <text:p text:style-name="P1"><text:span text:style-name="T3"><text:s text:c="4"/>&lt;entity entity-name="WorkEffortFixedAssetAssign"</text:span></text:p>
      <text:p text:style-name="P1"><text:span text:style-name="T3"><text:s text:c="12"/>package-name="org.apache.ofbiz.bizfns.workeffort"</text:span></text:p>
      <text:p text:style-name="P1"><text:span text:style-name="T3"><text:s text:c="12"/>title="Work Effort Fixed Asset Assignment Entity"&gt;</text:span></text:p>
      <text:p text:style-name="P1"><text:span text:style-name="T3"><text:s text:c="6"/>&lt;field name="workEffortId" type="id"&gt;&lt;/field&gt;</text:span></text:p>
      <text:p text:style-name="P1"><text:span text:style-name="T3"><text:s text:c="6"/>&lt;field name="fixedAssetId" type="id"&gt;&lt;/field&gt;</text:span></text:p>
      <text:p text:style-name="P1"><text:span text:style-name="T3"><text:s text:c="6"/>&lt;field name="statusId" type="id"&gt;&lt;/field&gt;</text:span></text:p>
      <text:p text:style-name="P1"><text:span text:style-name="T3"><text:s text:c="6"/>&lt;field name="fromDate" type="date-time"&gt;&lt;/field&gt;</text:span></text:p>
      <text:p text:style-name="P1"><text:span text:style-name="T3"><text:s text:c="6"/>&lt;field name="thruDate" type="date-time"&gt;&lt;/field&gt;</text:span></text:p>
      <text:p text:style-name="P1"><text:span text:style-name="T3"><text:s text:c="6"/>&lt;field name="availabilityStatusId" type="id"&gt;&lt;description&gt;Points to StatusItem value with statusTypeId="WEFA_AVAILABILITY"&lt;/description&gt;&lt;/field&gt;</text:span></text:p>
      <text:p text:style-name="P1"><text:span text:style-name="T3"><text:s text:c="6"/>&lt;field name="allocatedCost" type="currency-amount"&gt;&lt;/field&gt;</text:span></text:p>
      <text:p text:style-name="P1"><text:span text:style-name="T3"><text:s text:c="6"/>&lt;field name="comments" type="comment"&gt;&lt;/field&gt;</text:span></text:p>
      <text:p text:style-name="P1"><text:span text:style-name="T3"><text:s text:c="6"/>&lt;prim-key field="workEffortId"/&gt;</text:span></text:p>
      <text:p text:style-name="P1"><text:span text:style-name="T3"><text:s text:c="6"/>&lt;prim-key field="fixedAssetId"/&gt;</text:span></text:p>
      <text:p text:style-name="P1"><text:span text:style-name="T3"><text:s text:c="6"/>&lt;prim-key field="fromDate"/&gt;</text:span></text:p>
      <text:p text:style-name="P1"><text:span text:style-name="T3"><text:s text:c="5"/></text:span></text:p>
      <text:p text:style-name="P1"><text:span text:style-name="T3"><text:s text:c="4"/>&lt;/entity&gt;</text:span></text:p>
      <text:p text:style-name="P1"><text:span text:style-name="T3"><text:s text:c="7"/></text:span></text:p>
      <text:p text:style-name="P1"><text:span text:style-name="T3"><text:s text:c="5"/>&lt;!-- ======================== Entity ======================= --&gt;</text:span></text:p>
      <text:p text:style-name="P1"><text:span text:style-name="T3"><text:s text:c="4"/>&lt;entity entity-name="WorkEffortNote"</text:span></text:p>
      <text:p text:style-name="P1"><text:span text:style-name="T3"><text:s text:c="12"/>package-name="org.apache.ofbiz.bizfns.workeffort"</text:span></text:p>
      <text:p text:style-name="P1"><text:span text:style-name="T3"><text:s text:c="12"/>title="Work Effort Note Entity"&gt;</text:span></text:p>
      <text:p text:style-name="P1"><text:span text:style-name="T3"><text:s text:c="6"/>&lt;field name="workEffortId" type="id"&gt;&lt;/field&gt;</text:span></text:p>
      <text:p text:style-name="P1"><text:span text:style-name="T3"><text:s text:c="6"/>&lt;field name="noteId" type="id"&gt;&lt;/field&gt;</text:span></text:p>
      <text:p text:style-name="P1"><text:span text:style-name="T3"><text:s text:c="6"/>&lt;field name="internalNote" type="indicator"&gt;&lt;/field&gt;</text:span></text:p>
      <text:p text:style-name="P1"><text:span text:style-name="T3"><text:s text:c="6"/>&lt;prim-key field="workEffortId"/&gt;</text:span></text:p>
      <text:p text:style-name="P1"><text:span text:style-name="T3"><text:s text:c="6"/>&lt;prim-key field="noteId"/&gt;</text:span></text:p>
      <text:p text:style-name="P1"><text:span text:style-name="T3"><text:s text:c="6"/></text:span></text:p>
      <text:p text:style-name="P1"><text:span text:style-name="T3"><text:s text:c="4"/>&lt;/entity&gt;</text:span></text:p>
      <text:p text:style-name="P1"><text:span text:style-name="T3"><text:s text:c="4"/></text:span></text:p>
      <text:p text:style-name="P1"><text:span text:style-name="T3"><text:s text:c="5"/>&lt;!-- ======================== Entity ======================= --&gt;</text:span></text:p>
      <text:p text:style-name="P1"><text:span text:style-name="T3"><text:s text:c="4"/>&lt;entity entity-name="WorkEffortPartyAssignment" </text:span></text:p>
      <text:p text:style-name="P1"><text:span text:style-name="T3"><text:tab/><text:s text:c="8"/>package-name="org.apache.ofbiz.bizfns.workeffort"</text:span></text:p>
      <text:p text:style-name="P1"><text:span text:style-name="T3"><text:tab/><text:tab/><text:tab/>title="Work Effort Party Assignment Entity"&gt;</text:span></text:p>
      <text:p text:style-name="P1"><text:span text:style-name="T3"><text:s text:c="6"/>&lt;field name="workEffortId" type="id"&gt;&lt;/field&gt;</text:span></text:p>
      <text:p text:style-name="P1"><text:span text:style-name="T3"><text:s text:c="6"/>&lt;field name="partyId" type="id"&gt;&lt;/field&gt;</text:span></text:p>
      <text:p text:style-name="P1"><text:span text:style-name="T3"><text:s text:c="6"/>&lt;field name="roleTypeId" type="id"&gt;&lt;/field&gt;</text:span></text:p>
      <text:p text:style-name="P1"><text:span text:style-name="T3"><text:s text:c="6"/>&lt;field name="fromDate" type="date-time"&gt;&lt;/field&gt;</text:span></text:p>
      <text:p text:style-name="P1"><text:span text:style-name="T3"><text:s text:c="6"/>&lt;field name="thruDate" type="date-time"&gt;&lt;/field&gt;</text:span></text:p>
      <text:p text:style-name="P1"><text:span text:style-name="T3"><text:s text:c="6"/>&lt;field name="assignedByUserLoginId" type="id-vlong"&gt;&lt;/field&gt;</text:span></text:p>
      <text:p text:style-name="P1"><text:span text:style-name="T3"><text:s text:c="6"/>&lt;field name="statusId" type="id"&gt;&lt;description&gt;Point to StatusItem value with statusTypeId="PRTYASGN_STATUS"&lt;/description&gt;&lt;/field&gt;</text:span></text:p>
      <text:p text:style-name="P1"><text:span text:style-name="T3"><text:s text:c="6"/>&lt;field name="statusDateTime" type="date-time"&gt;&lt;/field&gt;</text:span></text:p>
      <text:p text:style-name="P1"><text:span text:style-name="T3"><text:s text:c="6"/>&lt;field name="expectationEnumId" type="id"&gt;&lt;description&gt;Point to Enumeration value with enumTypeId="WORK_EFF_EXPECT"&lt;/description&gt;&lt;/field&gt;</text:span></text:p>
      <text:p text:style-name="P1"><text:span text:style-name="T3"><text:s text:c="6"/>&lt;field name="delegateReasonEnumId" type="id"&gt;&lt;description&gt;Point to Enumeration value with enumTypeId="WORK_EFF_DEL_REAS"&lt;/description&gt;&lt;/field&gt;</text:span></text:p>
      <text:p text:style-name="P1"><text:span text:style-name="T3"><text:s text:c="6"/>&lt;field name="facilityId" type="id"&gt;&lt;/field&gt;</text:span></text:p>
      <text:p text:style-name="P1"><text:span text:style-name="T3"><text:s text:c="6"/>&lt;field name="comments" type="comment"&gt;&lt;/field&gt;</text:span></text:p>
      <text:p text:style-name="P1"><text:span text:style-name="T3"><text:s text:c="6"/>&lt;field name="mustRsvp" type="indicator"&gt;&lt;/field&gt;</text:span></text:p>
      <text:p text:style-name="P1"><text:span text:style-name="T3"><text:s text:c="6"/>&lt;field name="availabilityStatusId" type="id"&gt;&lt;description&gt;Points to StatusItem value with statusTypeId="WEPA_AVAILABILITY"&lt;/description&gt;&lt;/field&gt;</text:span></text:p>
      <text:p text:style-name="P1"><text:span text:style-name="T3"><text:s text:c="6"/>&lt;prim-key field="workEffortId"/&gt;</text:span></text:p>
      <text:p text:style-name="P1"><text:span text:style-name="T3"><text:s text:c="6"/>&lt;prim-key field="partyId"/&gt;</text:span></text:p>
      <text:p text:style-name="P1"><text:span text:style-name="T3"><text:s text:c="6"/>&lt;prim-key field="roleTypeId"/&gt;</text:span></text:p>
      <text:p text:style-name="P1"><text:span text:style-name="T3"><text:s text:c="6"/>&lt;prim-key field="fromDate"/&gt;</text:span></text:p>
      <text:p text:style-name="P1"><text:span text:style-name="T3"><text:s text:c="5"/></text:span></text:p>
      <text:p text:style-name="P1"><text:span text:style-name="T3"><text:s text:c="4"/>&lt;/entity&gt;</text:span></text:p>
      <text:p text:style-name="P1"><text:span text:style-name="T3"><text:tab/><text:s text:c="3"/></text:span></text:p>
      <text:p text:style-name="P1"><text:span text:style-name="T3"><text:s text:c="2"/></text:span></text:p>
      <text:p text:style-name="P1"><text:span text:style-name="T3"><text:s text:c="5"/>&lt;!-- ======================== Entity ======================= --&gt;</text:span></text:p>
      <text:p text:style-name="P1"><text:span text:style-name="T3"><text:s text:c="4"/>&lt;entity entity-name="WorkEffortStatus"</text:span></text:p>
      <text:p text:style-name="P1"><text:span text:style-name="T3"><text:s text:c="12"/>package-name="org.apache.ofbiz.bizfns.workeffort"</text:span></text:p>
      <text:p text:style-name="P1"><text:span text:style-name="T3"><text:s text:c="12"/>title="Work Effort Status Entity"&gt;</text:span></text:p>
      <text:p text:style-name="P1"><text:span text:style-name="T3"><text:s text:c="6"/>&lt;field name="workEffortId" type="id"&gt;&lt;/field&gt;</text:span></text:p>
      <text:p text:style-name="P1"><text:span text:style-name="T3"><text:s text:c="6"/>&lt;field name="statusId" type="id"&gt;&lt;/field&gt;</text:span></text:p>
      <text:p text:style-name="P1"><text:span text:style-name="T3"><text:s text:c="6"/>&lt;field name="statusDatetime" type="date-time"&gt;&lt;/field&gt;</text:span></text:p>
      <text:p text:style-name="P1"><text:span text:style-name="T3"><text:s text:c="6"/>&lt;field name="setByUserLogin" type="id-vlong"&gt;&lt;/field&gt;</text:span></text:p>
      <text:p text:style-name="P1"><text:span text:style-name="T3"><text:s text:c="6"/>&lt;field name="reason" type="description"&gt;&lt;/field&gt;</text:span></text:p>
      <text:p text:style-name="P1"><text:span text:style-name="T3"><text:s text:c="6"/>&lt;prim-key field="workEffortId"/&gt;</text:span></text:p>
      <text:p text:style-name="P1"><text:span text:style-name="T3"><text:s text:c="6"/>&lt;prim-key field="statusId"/&gt;</text:span></text:p>
      <text:p text:style-name="P1"><text:span text:style-name="T3"><text:s text:c="6"/>&lt;prim-key field="statusDatetime"/&gt;</text:span></text:p>
      <text:p text:style-name="P1"><text:span text:style-name="T3"><text:s text:c="5"/></text:span></text:p>
      <text:p text:style-name="P1"><text:span text:style-name="T3"><text:s text:c="4"/>&lt;/entity&gt;</text:span></text:p>
      <text:p text:style-name="P1"><text:span text:style-name="T3"><text:s text:c="4"/></text:span></text:p>
      <text:p text:style-name="P1"><text:span text:style-name="T3"><text:tab/></text:span></text:p>
      <text:p text:style-name="P1"><text:span text:style-name="T3"><text:tab/>&lt;!-- ======================== Entity ======================= --&gt;</text:span></text:p>
      <text:p text:style-name="P1"><text:span text:style-name="T3"><text:s text:c="4"/>&lt;entity entity-name="WorkEffortType"</text:span></text:p>
      <text:p text:style-name="P1"><text:span text:style-name="T3"><text:s text:c="12"/>package-name="org.apache.ofbiz.bizfns.workeffort"</text:span></text:p>
      <text:p text:style-name="P1"><text:span text:style-name="T3"><text:s text:c="12"/>default-resource-name="WorkEffortEntityLabels"</text:span></text:p>
      <text:p text:style-name="P1"><text:span text:style-name="T3"><text:s text:c="12"/>title="Work Effort Type Entity"&gt;</text:span></text:p>
      <text:p text:style-name="P1"><text:span text:style-name="T3"><text:s text:c="6"/>&lt;field name="workEffortTypeId" type="id"&gt;&lt;/field&gt;</text:span></text:p>
      <text:p text:style-name="P1"><text:span text:style-name="T3"><text:s text:c="6"/>&lt;field name="parentTypeId" type="id"&gt;&lt;/field&gt;</text:span></text:p>
      <text:p text:style-name="P1"><text:span text:style-name="T3"><text:s text:c="6"/>&lt;field name="hasTable" type="indicator"&gt;&lt;/field&gt;</text:span></text:p>
      <text:p text:style-name="P1"><text:span text:style-name="T3"><text:s text:c="6"/>&lt;field name="description" type="description"&gt;&lt;/field&gt;</text:span></text:p>
      <text:p text:style-name="P1"><text:span text:style-name="T3"><text:s text:c="6"/>&lt;prim-key field="workEffortTypeId"/&gt;</text:span></text:p>
      <text:p text:style-name="P1"><text:span text:style-name="T3"><text:s text:c="6"/></text:span></text:p>
      <text:p text:style-name="P1"><text:span text:style-name="T3"><text:s text:c="4"/>&lt;/entity&gt;</text:span></text:p>
      <text:p text:style-name="P1"><text:span text:style-name="T3"><text:s text:c="4"/></text:span></text:p>
      <text:p text:style-name="P1"><text:span text:style-name="T3"><text:tab/></text:span></text:p>
      <text:p text:style-name="P1"><text:span text:style-name="T3"><text:s text:c="2"/>&lt;!-- ========================================================= --&gt;</text:span></text:p>
      <text:p text:style-name="P1"><text:span text:style-name="T3"><text:s text:c="2"/>&lt;!-- org.apache.ofbiz.bizfns.timesheet --&gt;</text:span></text:p>
      <text:p text:style-name="P1"><text:span text:style-name="T3"><text:s text:c="2"/>&lt;!-- ========================================================= --&gt;</text:span></text:p>
      <text:p text:style-name="P1"><text:span text:style-name="T3"/></text:p>
      <text:p text:style-name="P1"><text:span text:style-name="T3"><text:s text:c="4"/>&lt;entity entity-name="TimeEntry"</text:span></text:p>
      <text:p text:style-name="P1"><text:span text:style-name="T3"><text:s text:c="12"/>package-name="org.apache.ofbiz.bizfns.timesheet"</text:span></text:p>
      <text:p text:style-name="P1"><text:span text:style-name="T3"><text:s text:c="12"/>title="Time Entry Entity"&gt;</text:span></text:p>
      <text:p text:style-name="P1"><text:span text:style-name="T3"><text:s text:c="6"/>&lt;field name="timeEntryId" type="id"&gt;&lt;/field&gt;</text:span></text:p>
      <text:p text:style-name="P1"><text:span text:style-name="T3"><text:s text:c="6"/>&lt;field name="partyId" type="id"&gt;&lt;/field&gt;</text:span></text:p>
      <text:p text:style-name="P1"><text:span text:style-name="T3"><text:s text:c="6"/>&lt;field name="fromDate" type="date-time"&gt;&lt;/field&gt;</text:span></text:p>
      <text:p text:style-name="P1"><text:span text:style-name="T3"><text:s text:c="6"/>&lt;field name="thruDate" type="date-time"&gt;&lt;/field&gt;</text:span></text:p>
      <text:p text:style-name="P1"><text:span text:style-name="T3"><text:s text:c="6"/>&lt;field name="rateTypeId" type="id"&gt;&lt;/field&gt;</text:span></text:p>
      <text:p text:style-name="P1"><text:span text:style-name="T3"><text:s text:c="6"/>&lt;field name="workEffortId" type="id"&gt;&lt;/field&gt;</text:span></text:p>
      <text:p text:style-name="P1"><text:span text:style-name="T3"><text:s text:c="6"/>&lt;field name="timesheetId" type="id"&gt;&lt;/field&gt;</text:span></text:p>
      <text:p text:style-name="P1"><text:span text:style-name="T3"><text:s text:c="6"/>&lt;field name="invoiceId" type="id"&gt;&lt;/field&gt;</text:span></text:p>
      <text:p text:style-name="P1"><text:span text:style-name="T3"><text:s text:c="6"/>&lt;field name="invoiceItemSeqId" type="id"&gt;&lt;/field&gt;</text:span></text:p>
      <text:p text:style-name="P1"><text:span text:style-name="T3"><text:s text:c="6"/>&lt;field name="hours" type="floating-point"&gt;&lt;/field&gt;</text:span></text:p>
      <text:p text:style-name="P1"><text:span text:style-name="T3"><text:s text:c="6"/>&lt;field name="comments" type="comment"&gt;&lt;/field&gt;</text:span></text:p>
      <text:p text:style-name="P1"><text:span text:style-name="T3"><text:s text:c="6"/>&lt;prim-key field="timeEntryId"/&gt;</text:span></text:p>
      <text:p text:style-name="P1"><text:span text:style-name="T3"><text:s text:c="5"/></text:span></text:p>
      <text:p text:style-name="P1"><text:span text:style-name="T3"><text:s text:c="4"/>&lt;/entity&gt;</text:span></text:p>
      <text:p text:style-name="P1"><text:span text:style-name="T3"><text:s text:c="4"/></text:span></text:p>
      <text:p text:style-name="P1"><text:span text:style-name="T3"><text:s text:c="6"/>&lt;!-- ======================== Entity ======================= --&gt;</text:span></text:p>
      <text:p text:style-name="P1"><text:span text:style-name="T3"><text:s text:c="4"/>&lt;entity entity-name="Timesheet"</text:span></text:p>
      <text:p text:style-name="P1"><text:span text:style-name="T3"><text:s text:c="12"/>package-name="org.apache.ofbiz.bizfns.timesheet"</text:span></text:p>
      <text:p text:style-name="P1"><text:span text:style-name="T3"><text:s text:c="12"/>title="Timesheet Entity"&gt;</text:span></text:p>
      <text:p text:style-name="P1"><text:span text:style-name="T3"><text:s text:c="6"/>&lt;field name="timesheetId" type="id"&gt;&lt;/field&gt;</text:span></text:p>
      <text:p text:style-name="P1"><text:span text:style-name="T3"><text:s text:c="6"/>&lt;field name="partyId" type="id"&gt;&lt;/field&gt;</text:span></text:p>
      <text:p text:style-name="P1"><text:span text:style-name="T3"><text:s text:c="6"/>&lt;field name="clientPartyId" type="id"&gt;&lt;/field&gt;</text:span></text:p>
      <text:p text:style-name="P1"><text:span text:style-name="T3"><text:s text:c="6"/>&lt;field name="fromDate" type="date-time"&gt;&lt;/field&gt;</text:span></text:p>
      <text:p text:style-name="P1"><text:span text:style-name="T3"><text:s text:c="6"/>&lt;field name="thruDate" type="date-time"&gt;&lt;/field&gt;</text:span></text:p>
      <text:p text:style-name="P1"><text:span text:style-name="T3"><text:s text:c="6"/>&lt;field name="statusId" type="id"&gt;&lt;/field&gt;</text:span></text:p>
      <text:p text:style-name="P1"><text:span text:style-name="T3"><text:s text:c="6"/>&lt;field name="approvedByUserLoginId" type="id-vlong"&gt;&lt;/field&gt;</text:span></text:p>
      <text:p text:style-name="P1"><text:span text:style-name="T3"><text:s text:c="6"/>&lt;field name="comments" type="comment"&gt;&lt;/field&gt;</text:span></text:p>
      <text:p text:style-name="P1"><text:span text:style-name="T3"><text:s text:c="6"/>&lt;prim-key field="timesheetId"/&gt;</text:span></text:p>
      <text:p text:style-name="P1"><text:span text:style-name="T3"><text:s text:c="5"/></text:span></text:p>
      <text:p text:style-name="P1"><text:span text:style-name="T3"><text:s text:c="4"/>&lt;/entity&gt;</text:span></text:p>
      <text:p text:style-name="P1"><text:span text:style-name="T3"><text:s text:c="4"/></text:span></text:p>
      <text:p text:style-name="P1"><text:span text:style-name="T3"><text:s text:c="4"/></text:span></text:p>
      <text:p text:style-name="P1"><text:span text:style-name="T3"><text:s text:c="5"/>&lt;!-- ======================== Entity ======================= --&gt;</text:span></text:p>
      <text:p text:style-name="P1"><text:span text:style-name="T3"><text:s text:c="4"/></text:span></text:p>
      <text:p text:style-name="P1"><text:span text:style-name="T3"><text:s text:c="4"/>&lt;extend-entity entity-name="UserLogin"&gt;</text:span></text:p>
      <text:p text:style-name="P1"><text:span text:style-name="T3"><text:s text:c="8"/>&lt;field name="partyId" type="id"&gt;&lt;/field&gt;</text:span></text:p>
      <text:p text:style-name="P1"><text:span text:style-name="T3"><text:s text:c="8"/>&lt;relation type="one" fk-name="USER_PARTY" rel-entity-name="Party"&gt;</text:span></text:p>
      <text:p text:style-name="P1"><text:span text:style-name="T3"><text:s text:c="12"/>&lt;key-map field-name="partyId"/&gt;</text:span></text:p>
      <text:p text:style-name="P1"><text:span text:style-name="T3"><text:s text:c="8"/>&lt;/relation&gt;</text:span></text:p>
      <text:p text:style-name="P1"><text:span text:style-name="T3"><text:s text:c="8"/>&lt;relation type="one-nofk" rel-entity-name="Person"&gt;</text:span></text:p>
      <text:p text:style-name="P1"><text:span text:style-name="T3"><text:s text:c="12"/>&lt;key-map field-name="partyId"/&gt;</text:span></text:p>
      <text:p text:style-name="P1"><text:span text:style-name="T3"><text:s text:c="8"/>&lt;/relation&gt;</text:span></text:p>
      <text:p text:style-name="P1"><text:span text:style-name="T3"><text:s text:c="8"/>&lt;relation type="one-nofk" rel-entity-name="PartyGroup"&gt;</text:span></text:p>
      <text:p text:style-name="P1"><text:span text:style-name="T3"><text:s text:c="12"/>&lt;key-map field-name="partyId"/&gt;</text:span></text:p>
      <text:p text:style-name="P1"><text:span text:style-name="T3"><text:s text:c="8"/>&lt;/relation&gt;</text:span></text:p>
      <text:p text:style-name="P1"><text:span text:style-name="T3"><text:s text:c="4"/>&lt;/extend-entity&gt;</text:span></text:p>
      <text:p text:style-name="P1"><text:span text:style-name="T3"><text:s text:c="3"/><text:tab/><text:s text:c="3"/></text:span></text:p>
      <text:p text:style-name="P1"><text:span text:style-name="T3"><text:s text:c="2"/>&lt;!-- ========================================================= --&gt;</text:span></text:p>
      <text:p text:style-name="P1"><text:span text:style-name="T3"><text:s text:c="2"/>&lt;!-- org.apache.ofbiz.bizfns.Order --&gt;</text:span></text:p>
      <text:p text:style-name="P1"><text:span text:style-name="T3"><text:s text:c="2"/>&lt;!-- ========================================================= --&gt;</text:span></text:p>
      <text:p text:style-name="P1"><text:span text:style-name="T3"><text:s text:c="4"/></text:span></text:p>
      <text:p text:style-name="P1"><text:span text:style-name="T3"><text:s text:c="5"/>&lt;!-- ======================== Entity ======================= --&gt;</text:span></text:p>
      <text:p text:style-name="P1"><text:span text:style-name="T3"><text:s text:c="5"/>&lt;entity entity-name="OrderStatus"</text:span></text:p>
      <text:p text:style-name="P1"><text:span text:style-name="T3"><text:s text:c="12"/>package-name="org.apache.ofbiz.order.order"</text:span></text:p>
      <text:p text:style-name="P1"><text:span text:style-name="T3"><text:s text:c="12"/>never-cache="true"</text:span></text:p>
      <text:p text:style-name="P1"><text:span text:style-name="T3"><text:s text:c="12"/>title="Order Status Entity"&gt;</text:span></text:p>
      <text:p text:style-name="P1"><text:span text:style-name="T3"><text:s text:c="6"/>&lt;field name="orderStatusId" type="id"&gt;&lt;/field&gt;</text:span></text:p>
      <text:p text:style-name="P1"><text:span text:style-name="T3"><text:s text:c="6"/>&lt;field name="statusId" type="id"&gt;&lt;/field&gt;</text:span></text:p>
      <text:p text:style-name="P1"><text:span text:style-name="T3"><text:s text:c="6"/>&lt;field name="orderId" type="id"&gt;&lt;/field&gt;</text:span></text:p>
      <text:p text:style-name="P1"><text:span text:style-name="T3"><text:s text:c="6"/>&lt;field name="orderItemSeqId" type="id"&gt;&lt;/field&gt;</text:span></text:p>
      <text:p text:style-name="P1"><text:span text:style-name="T3"><text:s text:c="6"/>&lt;field name="orderPaymentPreferenceId" type="id"&gt;&lt;/field&gt;</text:span></text:p>
      <text:p text:style-name="P1"><text:span text:style-name="T3"><text:s text:c="6"/>&lt;field name="statusDatetime" type="date-time"&gt;&lt;/field&gt;</text:span></text:p>
      <text:p text:style-name="P1"><text:span text:style-name="T3"><text:s text:c="6"/>&lt;field name="statusUserLogin" type="id-vlong"&gt;&lt;/field&gt;</text:span></text:p>
      <text:p text:style-name="P1"><text:span text:style-name="T3"><text:s text:c="6"/>&lt;field name="changeReason" type="description"&gt;&lt;/field&gt;</text:span></text:p>
      <text:p text:style-name="P1"><text:span text:style-name="T3"><text:s text:c="6"/>&lt;prim-key field="orderStatusId"/&gt;</text:span></text:p>
      <text:p text:style-name="P1"><text:span text:style-name="T3"><text:s text:c="6"/></text:span></text:p>
      <text:p text:style-name="P1"><text:span text:style-name="T3"><text:s text:c="4"/>&lt;/entity&gt;</text:span></text:p>
      <text:p text:style-name="P1"><text:span text:style-name="T3"><text:s text:c="4"/></text:span></text:p>
      <text:p text:style-name="P1"><text:span text:style-name="T3"><text:s text:c="5"/>&lt;!-- ======================== Entity ======================= --&gt;</text:span></text:p>
      <text:p text:style-name="P1"><text:span text:style-name="T3"><text:s text:c="4"/>&lt;entity entity-name="OrderSummaryEntry"</text:span></text:p>
      <text:p text:style-name="P1"><text:span text:style-name="T3"><text:s text:c="12"/>package-name="org.apache.ofbiz.order.order"</text:span></text:p>
      <text:p text:style-name="P1"><text:span text:style-name="T3"><text:s text:c="12"/>title="Order Summary Entry Entity"&gt;</text:span></text:p>
      <text:p text:style-name="P1"><text:span text:style-name="T3"><text:s text:c="6"/>&lt;field name="entryDate" type="date"&gt;&lt;/field&gt;</text:span></text:p>
      <text:p text:style-name="P1"><text:span text:style-name="T3"><text:s text:c="6"/>&lt;field name="productId" type="id"&gt;&lt;/field&gt;</text:span></text:p>
      <text:p text:style-name="P1"><text:span text:style-name="T3"><text:s text:c="6"/>&lt;field name="facilityId" type="id"&gt;&lt;/field&gt;</text:span></text:p>
      <text:p text:style-name="P1"><text:span text:style-name="T3"><text:s text:c="6"/>&lt;field name="totalQuantity" type="fixed-point"&gt;&lt;/field&gt;</text:span></text:p>
      <text:p text:style-name="P1"><text:span text:style-name="T3"><text:s text:c="6"/>&lt;field name="grossSales" type="currency-amount"&gt;&lt;/field&gt;</text:span></text:p>
      <text:p text:style-name="P1"><text:span text:style-name="T3"><text:s text:c="6"/>&lt;field name="productCost" type="currency-amount"&gt;&lt;/field&gt;</text:span></text:p>
      <text:p text:style-name="P1"><text:span text:style-name="T3"><text:s text:c="6"/>&lt;prim-key field="entryDate"/&gt;</text:span></text:p>
      <text:p text:style-name="P1"><text:span text:style-name="T3"><text:s text:c="6"/>&lt;prim-key field="productId"/&gt;</text:span></text:p>
      <text:p text:style-name="P1"><text:span text:style-name="T3"><text:s text:c="6"/>&lt;prim-key field="facilityId"/&gt;</text:span></text:p>
      <text:p text:style-name="P1"><text:span text:style-name="T3"><text:s text:c="6"/></text:span></text:p>
      <text:p text:style-name="P1"><text:span text:style-name="T3"><text:s text:c="4"/>&lt;/entity&gt;</text:span></text:p>
      <text:p text:style-name="P1"><text:span text:style-name="T3"><text:s text:c="4"/></text:span></text:p>
      <text:p text:style-name="P1"><text:span text:style-name="T3"><text:s text:c="5"/>&lt;!-- ======================== Entity ======================= --&gt;</text:span></text:p>
      <text:p text:style-name="P1"><text:span text:style-name="T3"><text:s text:c="5"/>&lt;entity entity-name="OrderType"</text:span></text:p>
      <text:p text:style-name="P1"><text:span text:style-name="T3"><text:s text:c="12"/>package-name="org.apache.ofbiz.order.order"</text:span></text:p>
      <text:p text:style-name="P1"><text:span text:style-name="T3"><text:s text:c="12"/>default-resource-name="OrderEntityLabels"</text:span></text:p>
      <text:p text:style-name="P1"><text:span text:style-name="T3"><text:s text:c="12"/>title="Order Type Entity"&gt;</text:span></text:p>
      <text:p text:style-name="P1"><text:span text:style-name="T3"><text:s text:c="6"/>&lt;field name="orderTypeId" type="id"&gt;&lt;/field&gt;</text:span></text:p>
      <text:p text:style-name="P1"><text:span text:style-name="T3"><text:s text:c="6"/>&lt;field name="parentTypeId" type="id"&gt;&lt;/field&gt;</text:span></text:p>
      <text:p text:style-name="P1"><text:span text:style-name="T3"><text:s text:c="6"/>&lt;field name="hasTable" type="indicator"&gt;&lt;/field&gt;</text:span></text:p>
      <text:p text:style-name="P1"><text:span text:style-name="T3"><text:s text:c="6"/>&lt;field name="description" type="description"&gt;&lt;/field&gt;</text:span></text:p>
      <text:p text:style-name="P1"><text:span text:style-name="T3"><text:s text:c="6"/>&lt;prim-key field="orderTypeId"/&gt;</text:span></text:p>
      <text:p text:style-name="P1"><text:span text:style-name="T3"><text:s text:c="6"/></text:span></text:p>
      <text:p text:style-name="P1"><text:span text:style-name="T3"><text:s text:c="4"/>&lt;/entity&gt;</text:span></text:p>
      <text:p text:style-name="P1"><text:span text:style-name="T3"><text:s text:c="4"/></text:span></text:p>
      <text:p text:style-name="P1"><text:span text:style-name="T3"><text:s text:c="5"/>&lt;!-- ======================== Entity ======================= --&gt;</text:span></text:p>
      <text:p text:style-name="P1"><text:span text:style-name="T3"><text:s text:c="4"/>&lt;entity entity-name="ProductOrderItem"</text:span></text:p>
      <text:p text:style-name="P1"><text:span text:style-name="T3"><text:s text:c="12"/>package-name="org.apache.ofbiz.order.order"</text:span></text:p>
      <text:p text:style-name="P1"><text:span text:style-name="T3"><text:s text:c="12"/>title="Product Order Item Entity"&gt;</text:span></text:p>
      <text:p text:style-name="P1"><text:span text:style-name="T3"><text:s text:c="6"/>&lt;field name="orderId" type="id"&gt;&lt;/field&gt;</text:span></text:p>
      <text:p text:style-name="P1"><text:span text:style-name="T3"><text:s text:c="6"/>&lt;field name="orderItemSeqId" type="id"&gt;&lt;/field&gt;</text:span></text:p>
      <text:p text:style-name="P1"><text:span text:style-name="T3"><text:s text:c="6"/>&lt;field name="engagementId" type="id"&gt;&lt;/field&gt;</text:span></text:p>
      <text:p text:style-name="P1"><text:span text:style-name="T3"><text:s text:c="6"/>&lt;field name="engagementItemSeqId" type="id"&gt;&lt;/field&gt;</text:span></text:p>
      <text:p text:style-name="P1"><text:span text:style-name="T3"><text:s text:c="6"/>&lt;field name="productId" type="id"&gt;&lt;/field&gt;</text:span></text:p>
      <text:p text:style-name="P1"><text:span text:style-name="T3"><text:s text:c="6"/>&lt;prim-key field="orderId"/&gt;</text:span></text:p>
      <text:p text:style-name="P1"><text:span text:style-name="T3"><text:s text:c="6"/>&lt;prim-key field="orderItemSeqId"/&gt;</text:span></text:p>
      <text:p text:style-name="P1"><text:span text:style-name="T3"><text:s text:c="6"/>&lt;prim-key field="engagementId"/&gt;</text:span></text:p>
      <text:p text:style-name="P1"><text:span text:style-name="T3"><text:s text:c="6"/>&lt;prim-key field="engagementItemSeqId"/&gt;</text:span></text:p>
      <text:p text:style-name="P1"><text:span text:style-name="T3"><text:s text:c="6"/>&lt;relation type="one" fk-name="PROD_OITEM_OHDR" rel-entity-name="OrderHeader"&gt;</text:span></text:p>
      <text:p text:style-name="P1"><text:span text:style-name="T3"><text:s text:c="8"/>&lt;key-map field-name="orderId"/&gt;</text:span></text:p>
      <text:p text:style-name="P1"><text:span text:style-name="T3"><text:s text:c="6"/>&lt;/relation&gt;</text:span></text:p>
      <text:p text:style-name="P1"><text:span text:style-name="T3"><text:s text:c="5"/></text:span></text:p>
      <text:p text:style-name="P1"><text:span text:style-name="T3"><text:s text:c="4"/>&lt;/entity&gt;</text:span></text:p>
      <text:p text:style-name="P1"><text:span text:style-name="T3"><text:s text:c="4"/></text:span></text:p>
      <text:p text:style-name="P1"><text:span text:style-name="T3"><text:tab/><text:tab/><text:s text:c="3"/></text:span></text:p>
      <text:p text:style-name="P1"><text:span text:style-name="T3"><text:s text:c="2"/>&lt;!-- ========================================================= --&gt;</text:span></text:p>
      <text:p text:style-name="P1"><text:span text:style-name="T3"><text:s text:c="2"/>&lt;!-- org.apache.ofbiz.bizfns.WorkOrder --&gt;</text:span></text:p>
      <text:p text:style-name="P1"><text:span text:style-name="T3"><text:s text:c="2"/>&lt;!-- ========================================================= --&gt;</text:span></text:p>
      <text:p text:style-name="P1"><text:span text:style-name="T3"><text:s text:c="5"/>&lt;!-- ======================== Entity ======================= --&gt;</text:span></text:p>
      <text:p text:style-name="P1"><text:span text:style-name="T3"><text:s text:c="4"/>&lt;entity entity-name="WorkOrderItemFulfillment"</text:span></text:p>
      <text:p text:style-name="P1"><text:span text:style-name="T3"><text:s text:c="12"/>package-name="org.apache.ofbiz.order.order"</text:span></text:p>
      <text:p text:style-name="P1"><text:span text:style-name="T3"><text:s text:c="12"/>title="Work Order Item Fulfillment Entity"&gt;</text:span></text:p>
      <text:p text:style-name="P1"><text:span text:style-name="T3"><text:s text:c="6"/>&lt;field name="workEffortId" type="id"&gt;&lt;/field&gt;</text:span></text:p>
      <text:p text:style-name="P1"><text:span text:style-name="T3"><text:s text:c="6"/>&lt;field name="orderId" type="id"&gt;&lt;/field&gt;</text:span></text:p>
      <text:p text:style-name="P1"><text:span text:style-name="T3"><text:s text:c="6"/>&lt;field name="orderItemSeqId" type="id"&gt;&lt;/field&gt;</text:span></text:p>
      <text:p text:style-name="P1"><text:span text:style-name="T3"><text:s text:c="6"/>&lt;field name="shipGroupSeqId" type="id"&gt;&lt;/field&gt;</text:span></text:p>
      <text:p text:style-name="P1"><text:span text:style-name="T3"><text:s text:c="6"/>&lt;prim-key field="workEffortId"/&gt;</text:span></text:p>
      <text:p text:style-name="P1"><text:span text:style-name="T3"><text:s text:c="6"/>&lt;prim-key field="orderId"/&gt;</text:span></text:p>
      <text:p text:style-name="P1"><text:span text:style-name="T3"><text:s text:c="6"/>&lt;prim-key field="orderItemSeqId"/&gt;</text:span></text:p>
      <text:p text:style-name="P1"><text:span text:style-name="T3"><text:s text:c="5"/></text:span></text:p>
      <text:p text:style-name="P1"><text:span text:style-name="T3"><text:s text:c="4"/>&lt;/entity&gt;</text:span></text:p>
      <text:p text:style-name="P1"><text:span text:style-name="T3"><text:s text:c="4"/></text:span></text:p>
      <text:p text:style-name="P1"><text:span text:style-name="T3"><text:s text:c="2"/>&lt;!-- ========================================================= --&gt;</text:span></text:p>
      <text:p text:style-name="P1"><text:span text:style-name="T3"><text:s text:c="2"/>&lt;!-- org.apache.ofbiz.order.quote --&gt;</text:span></text:p>
      <text:p text:style-name="P1"><text:span text:style-name="T3"><text:s text:c="2"/>&lt;!-- ========================================================= --&gt;</text:span></text:p>
      <text:p text:style-name="P1"><text:span text:style-name="T3"/></text:p>
      <text:p text:style-name="P1"><text:span text:style-name="T3"><text:s text:c="4"/>&lt;entity entity-name="Quote"</text:span></text:p>
      <text:p text:style-name="P1"><text:span text:style-name="T3"><text:s text:c="12"/>package-name="org.apache.ofbiz.order.quote"</text:span></text:p>
      <text:p text:style-name="P1"><text:span text:style-name="T3"><text:s text:c="12"/>title="Quote Entity"&gt;</text:span></text:p>
      <text:p text:style-name="P1"><text:span text:style-name="T3"><text:s text:c="6"/>&lt;field name="quoteId" type="id"&gt;&lt;/field&gt;</text:span></text:p>
      <text:p text:style-name="P1"><text:span text:style-name="T3"><text:s text:c="6"/>&lt;field name="quoteTypeId" type="id"&gt;&lt;/field&gt;</text:span></text:p>
      <text:p text:style-name="P1"><text:span text:style-name="T3"><text:s text:c="6"/>&lt;field name="partyId" type="id"&gt;&lt;/field&gt;</text:span></text:p>
      <text:p text:style-name="P1"><text:span text:style-name="T3"><text:s text:c="6"/>&lt;field name="issueDate" type="date-time"&gt;&lt;/field&gt;</text:span></text:p>
      <text:p text:style-name="P1"><text:span text:style-name="T3"><text:s text:c="6"/>&lt;field name="statusId" type="id"&gt;&lt;/field&gt;</text:span></text:p>
      <text:p text:style-name="P1"><text:span text:style-name="T3"><text:s text:c="6"/>&lt;field name="currencyUomId" type="id"&gt;&lt;/field&gt;</text:span></text:p>
      <text:p text:style-name="P1"><text:span text:style-name="T3"><text:s text:c="6"/>&lt;field name="productStoreId" type="id"&gt;&lt;/field&gt;</text:span></text:p>
      <text:p text:style-name="P1"><text:span text:style-name="T3"><text:s text:c="6"/>&lt;field name="salesChannelEnumId" type="id"&gt;&lt;/field&gt;</text:span></text:p>
      <text:p text:style-name="P1"><text:span text:style-name="T3"><text:s text:c="6"/>&lt;field name="validFromDate" type="date-time"&gt;&lt;/field&gt;</text:span></text:p>
      <text:p text:style-name="P1"><text:span text:style-name="T3"><text:s text:c="6"/>&lt;field name="validThruDate" type="date-time"&gt;&lt;/field&gt;</text:span></text:p>
      <text:p text:style-name="P1"><text:span text:style-name="T3"><text:s text:c="6"/>&lt;field name="quoteName" type="name"&gt;&lt;/field&gt;</text:span></text:p>
      <text:p text:style-name="P1"><text:span text:style-name="T3"><text:s text:c="6"/>&lt;field name="description" type="description"&gt;&lt;/field&gt;</text:span></text:p>
      <text:p text:style-name="P1"><text:span text:style-name="T3"><text:s text:c="6"/>&lt;prim-key field="quoteId"/&gt;</text:span></text:p>
      <text:p text:style-name="P1"><text:span text:style-name="T3"><text:s text:c="5"/></text:span></text:p>
      <text:p text:style-name="P1"><text:span text:style-name="T3"><text:s text:c="4"/>&lt;/entity&gt;</text:span></text:p>
      <text:p text:style-name="P1"><text:span text:style-name="T3"><text:s text:c="4"/></text:span></text:p>
      <text:p text:style-name="P1"><text:span text:style-name="T3"><text:s text:c="5"/>&lt;!-- ======================== Entity ======================= --&gt;</text:span></text:p>
      <text:p text:style-name="P1"><text:span text:style-name="T3"><text:s text:c="5"/>&lt;entity entity-name="QuoteItem"</text:span></text:p>
      <text:p text:style-name="P1"><text:span text:style-name="T3"><text:s text:c="12"/>package-name="org.apache.ofbiz.order.quote"</text:span></text:p>
      <text:p text:style-name="P1"><text:span text:style-name="T3"><text:s text:c="12"/>title="Quote Item Entity"&gt;</text:span></text:p>
      <text:p text:style-name="P1"><text:span text:style-name="T3"><text:s text:c="6"/>&lt;field name="quoteId" type="id"&gt;&lt;/field&gt;</text:span></text:p>
      <text:p text:style-name="P1"><text:span text:style-name="T3"><text:s text:c="6"/>&lt;field name="quoteItemSeqId" type="id"&gt;&lt;/field&gt;</text:span></text:p>
      <text:p text:style-name="P1"><text:span text:style-name="T3"><text:s text:c="6"/>&lt;field name="productId" type="id"&gt;&lt;/field&gt;</text:span></text:p>
      <text:p text:style-name="P1"><text:span text:style-name="T3"><text:s text:c="6"/>&lt;field name="productFeatureId" type="id"&gt;&lt;/field&gt;</text:span></text:p>
      <text:p text:style-name="P1"><text:span text:style-name="T3"><text:s text:c="6"/>&lt;field name="deliverableTypeId" type="id"&gt;&lt;/field&gt;</text:span></text:p>
      <text:p text:style-name="P1"><text:span text:style-name="T3"><text:s text:c="6"/>&lt;field name="skillTypeId" type="id"&gt;&lt;/field&gt;</text:span></text:p>
      <text:p text:style-name="P1"><text:span text:style-name="T3"><text:s text:c="6"/>&lt;field name="uomId" type="id"&gt;&lt;/field&gt;</text:span></text:p>
      <text:p text:style-name="P1"><text:span text:style-name="T3"><text:s text:c="6"/>&lt;field name="workEffortId" type="id"&gt;&lt;/field&gt;</text:span></text:p>
      <text:p text:style-name="P1"><text:span text:style-name="T3"><text:s text:c="6"/>&lt;field name="custRequestId" type="id"&gt;&lt;/field&gt;</text:span></text:p>
      <text:p text:style-name="P1"><text:span text:style-name="T3"><text:s text:c="6"/>&lt;field name="custRequestItemSeqId" type="id"&gt;&lt;/field&gt;</text:span></text:p>
      <text:p text:style-name="P1"><text:span text:style-name="T3"><text:s text:c="6"/>&lt;field name="quantity" type="fixed-point"&gt;&lt;/field&gt;</text:span></text:p>
      <text:p text:style-name="P1"><text:span text:style-name="T3"><text:s text:c="6"/>&lt;field name="selectedAmount" type="fixed-point"&gt;&lt;/field&gt;</text:span></text:p>
      <text:p text:style-name="P1"><text:span text:style-name="T3"><text:s text:c="6"/>&lt;field name="quoteUnitPrice" type="currency-amount"&gt;&lt;/field&gt;</text:span></text:p>
      <text:p text:style-name="P1"><text:span text:style-name="T3"><text:s text:c="6"/>&lt;field name="reservStart" type="date-time"&gt;&lt;/field&gt;</text:span></text:p>
      <text:p text:style-name="P1"><text:span text:style-name="T3"><text:s text:c="6"/>&lt;field name="reservLength" type="fixed-point"&gt;&lt;/field&gt;</text:span></text:p>
      <text:p text:style-name="P1"><text:span text:style-name="T3"><text:s text:c="6"/>&lt;field name="reservPersons" type="fixed-point"&gt;&lt;/field&gt;</text:span></text:p>
      <text:p text:style-name="P1"><text:span text:style-name="T3"><text:s text:c="6"/>&lt;field name="configId" type="id"&gt;&lt;/field&gt;</text:span></text:p>
      <text:p text:style-name="P1"><text:span text:style-name="T3"><text:s text:c="6"/>&lt;field name="estimatedDeliveryDate" type="date-time"&gt;&lt;/field&gt;</text:span></text:p>
      <text:p text:style-name="P1"><text:span text:style-name="T3"><text:s text:c="6"/>&lt;field name="comments" type="comment"&gt;&lt;/field&gt;</text:span></text:p>
      <text:p text:style-name="P1"><text:span text:style-name="T3"><text:s text:c="6"/>&lt;field name="isPromo" type="indicator"&gt;&lt;/field&gt;</text:span></text:p>
      <text:p text:style-name="P1"><text:span text:style-name="T3"><text:s text:c="6"/>&lt;field name="leadTimeDays" type="numeric"&gt;&lt;/field&gt;</text:span></text:p>
      <text:p text:style-name="P1"><text:span text:style-name="T3"><text:s text:c="6"/>&lt;prim-key field="quoteId"/&gt;</text:span></text:p>
      <text:p text:style-name="P1"><text:span text:style-name="T3"><text:s text:c="6"/>&lt;prim-key field="quoteItemSeqId"/&gt;</text:span></text:p>
      <text:p text:style-name="P1"><text:span text:style-name="T3"><text:s text:c="5"/></text:span></text:p>
      <text:p text:style-name="P1"><text:span text:style-name="T3"><text:s text:c="4"/>&lt;/entity&gt;</text:span></text:p>
      <text:p text:style-name="P1"><text:span text:style-name="T3"><text:s text:c="4"/></text:span></text:p>
      <text:p text:style-name="P1"><text:span text:style-name="T3"><text:s text:c="5"/>&lt;!-- ======================== Entity ======================= --&gt;</text:span></text:p>
      <text:p text:style-name="P1"><text:span text:style-name="T3"><text:s text:c="6"/>&lt;entity entity-name="QuoteType"</text:span></text:p>
      <text:p text:style-name="P1"><text:span text:style-name="T3"><text:s text:c="12"/>package-name="org.apache.ofbiz.order.quote"</text:span></text:p>
      <text:p text:style-name="P1"><text:span text:style-name="T3"><text:s text:c="12"/>default-resource-name="OrderEntityLabels"</text:span></text:p>
      <text:p text:style-name="P1"><text:span text:style-name="T3"><text:s text:c="12"/>title="Quote Type Entity"&gt;</text:span></text:p>
      <text:p text:style-name="P1"><text:span text:style-name="T3"><text:s text:c="6"/>&lt;field name="quoteTypeId" type="id"&gt;&lt;/field&gt;</text:span></text:p>
      <text:p text:style-name="P1"><text:span text:style-name="T3"><text:s text:c="6"/>&lt;field name="parentTypeId" type="id"&gt;&lt;/field&gt;</text:span></text:p>
      <text:p text:style-name="P1"><text:span text:style-name="T3"><text:s text:c="6"/>&lt;field name="hasTable" type="indicator"&gt;&lt;/field&gt;</text:span></text:p>
      <text:p text:style-name="P1"><text:span text:style-name="T3"><text:s text:c="6"/>&lt;field name="description" type="description"&gt;&lt;/field&gt;</text:span></text:p>
      <text:p text:style-name="P1"><text:span text:style-name="T3"><text:s text:c="6"/>&lt;prim-key field="quoteTypeId"/&gt;</text:span></text:p>
      <text:p text:style-name="P1"><text:span text:style-name="T3"><text:s text:c="5"/></text:span></text:p>
      <text:p text:style-name="P1"><text:span text:style-name="T3"><text:s text:c="4"/>&lt;/entity&gt;</text:span></text:p>
      <text:p text:style-name="P1"><text:span text:style-name="T3"><text:s text:c="4"/></text:span></text:p>
      <text:p text:style-name="P1"><text:span text:style-name="T3"><text:s text:c="2"/></text:span></text:p>
      <text:p text:style-name="P1"><text:span text:style-name="T3"><text:s text:c="4"/>&lt;!-- ========================================================= --&gt;</text:span></text:p>
      <text:p text:style-name="P1"><text:span text:style-name="T3"><text:s text:c="4"/>&lt;!-- org.apache.ofbiz.accounting.finaccount --&gt;</text:span></text:p>
      <text:p text:style-name="P1"><text:span text:style-name="T3"><text:s text:c="4"/>&lt;!-- financial account entities for gift certificates, calling cards, or customer accounts --&gt;</text:span></text:p>
      <text:p text:style-name="P1"><text:span text:style-name="T3"><text:s text:c="4"/>&lt;!-- ========================================================= --&gt;</text:span></text:p>
      <text:p text:style-name="P1"><text:span text:style-name="T3"/></text:p>
      <text:p text:style-name="P1"><text:span text:style-name="T3"><text:s text:c="4"/>&lt;entity entity-name="FinAccount" package-name="org.apache.ofbiz.accounting.finaccount" title="Financial Account Entity"&gt;</text:span></text:p>
      <text:p text:style-name="P1"><text:span text:style-name="T3"><text:s text:c="8"/>&lt;field name="finAccountId" type="id"&gt;&lt;/field&gt;</text:span></text:p>
      <text:p text:style-name="P1"><text:span text:style-name="T3"><text:s text:c="8"/>&lt;field name="finAccountTypeId" type="id"&gt;&lt;/field&gt;</text:span></text:p>
      <text:p text:style-name="P1"><text:span text:style-name="T3"><text:s text:c="8"/>&lt;field name="statusId" type="id"&gt;&lt;/field&gt;</text:span></text:p>
      <text:p text:style-name="P1"><text:span text:style-name="T3"><text:s text:c="8"/>&lt;field name="finAccountName" type="name"&gt;&lt;/field&gt;</text:span></text:p>
      <text:p text:style-name="P1"><text:span text:style-name="T3"><text:s text:c="8"/>&lt;field name="finAccountCode" type="long-varchar" encrypt="true"&gt;&lt;/field&gt;</text:span></text:p>
      <text:p text:style-name="P1"><text:span text:style-name="T3"><text:s text:c="8"/>&lt;field name="finAccountPin" type="long-varchar" encrypt="true"&gt;&lt;/field&gt;</text:span></text:p>
      <text:p text:style-name="P1"><text:span text:style-name="T3"><text:s text:c="8"/>&lt;field name="currencyUomId" type="id"/&gt;</text:span></text:p>
      <text:p text:style-name="P1"><text:span text:style-name="T3"><text:s text:c="8"/>&lt;field name="organizationPartyId" type="id"&gt;&lt;description&gt;The internal organization Party that owns (or rather, is liable for) the account.&lt;/description&gt;&lt;/field&gt;</text:span></text:p>
      <text:p text:style-name="P1"><text:span text:style-name="T3"><text:s text:c="8"/>&lt;field name="ownerPartyId" type="id"&gt;&lt;description&gt;The customer or third party that owns the account.&lt;/description&gt;&lt;/field&gt;</text:span></text:p>
      <text:p text:style-name="P1"><text:span text:style-name="T3"><text:s text:c="8"/>&lt;field name="postToGlAccountId" type="id"&gt;&lt;/field&gt;</text:span></text:p>
      <text:p text:style-name="P1"><text:span text:style-name="T3"><text:s text:c="8"/>&lt;field name="fromDate" type="date-time"&gt;&lt;description&gt;Describes when account will be valid. If null, valid immediately.&lt;/description&gt;&lt;/field&gt;</text:span></text:p>
      <text:p text:style-name="P1"><text:span text:style-name="T3"><text:s text:c="8"/>&lt;field name="thruDate" type="date-time"&gt;&lt;description&gt;Expiration date of the account. If null, will never expire.&lt;/description&gt;&lt;/field&gt;</text:span></text:p>
      <text:p text:style-name="P1"><text:span text:style-name="T3"><text:s text:c="8"/>&lt;field name="isRefundable" type="indicator"&gt;&lt;/field&gt;</text:span></text:p>
      <text:p text:style-name="P1"><text:span text:style-name="T3"><text:s text:c="8"/>&lt;field name="replenishPaymentId" type="id"&gt;&lt;/field&gt;</text:span></text:p>
      <text:p text:style-name="P1"><text:span text:style-name="T3"><text:s text:c="8"/>&lt;field name="replenishLevel" type="currency-amount"&gt;&lt;/field&gt;</text:span></text:p>
      <text:p text:style-name="P1"><text:span text:style-name="T3"><text:s text:c="8"/>&lt;field name="actualBalance" type="currency-amount"&gt;&lt;description&gt;Calculated as the sum of FinAccountTrans.amount&lt;/description&gt;&lt;/field&gt;</text:span></text:p>
      <text:p text:style-name="P1"><text:span text:style-name="T3"><text:s text:c="8"/>&lt;field name="availableBalance" type="currency-amount"&gt;&lt;description&gt;Calculated as actualBalance minus sum of outstanding FinAccountAuth.amount&lt;/description&gt;&lt;/field&gt;</text:span></text:p>
      <text:p text:style-name="P1"><text:span text:style-name="T3"><text:s text:c="8"/>&lt;prim-key field="finAccountId"/&gt;</text:span></text:p>
      <text:p text:style-name="P1"><text:span text:style-name="T3"><text:s text:c="7"/></text:span></text:p>
      <text:p text:style-name="P1"><text:span text:style-name="T3"><text:s text:c="4"/>&lt;/entity&gt;</text:span></text:p>
      <text:p text:style-name="P1"><text:span text:style-name="T3"><text:tab/></text:span></text:p>
      <text:p text:style-name="P1"><text:span text:style-name="T3"><text:s text:c="7"/>&lt;!-- ======================== Entity ======================= --&gt;</text:span></text:p>
      <text:p text:style-name="P1"><text:span text:style-name="T3"><text:s text:c="4"/>&lt;entity entity-name="FinAccountAttribute" </text:span></text:p>
      <text:p text:style-name="P1"><text:span text:style-name="T3"><text:tab/><text:s text:c="4"/>package-name="org.apache.ofbiz.accounting.finaccount" </text:span></text:p>
      <text:p text:style-name="P1"><text:span text:style-name="T3"><text:tab/><text:tab/>title="Financial Account Attribute Entity"&gt;</text:span></text:p>
      <text:p text:style-name="P1"><text:span text:style-name="T3"><text:s text:c="8"/>&lt;field name="finAccountId" type="id"&gt;&lt;/field&gt;</text:span></text:p>
      <text:p text:style-name="P1"><text:span text:style-name="T3"><text:s text:c="8"/>&lt;field name="attrName" type="id-long"&gt;&lt;/field&gt;</text:span></text:p>
      <text:p text:style-name="P1"><text:span text:style-name="T3"><text:s text:c="8"/>&lt;field name="attrValue" type="value"&gt;&lt;/field&gt;</text:span></text:p>
      <text:p text:style-name="P1"><text:span text:style-name="T3"><text:s text:c="8"/>&lt;field name="attrDescription" type="description"&gt;&lt;/field&gt;</text:span></text:p>
      <text:p text:style-name="P1"><text:span text:style-name="T3"><text:s text:c="8"/>&lt;prim-key field="finAccountId"/&gt;</text:span></text:p>
      <text:p text:style-name="P1"><text:span text:style-name="T3"><text:s text:c="8"/>&lt;prim-key field="attrName"/&gt;</text:span></text:p>
      <text:p text:style-name="P1"><text:span text:style-name="T3"><text:s text:c="7"/></text:span></text:p>
      <text:p text:style-name="P1"><text:span text:style-name="T3"><text:s text:c="4"/>&lt;/entity&gt;</text:span></text:p>
      <text:p text:style-name="P1"><text:span text:style-name="T3"><text:tab/></text:span></text:p>
      <text:p text:style-name="P1"><text:span text:style-name="T3"/></text:p>
      <text:p text:style-name="P1"><text:span text:style-name="T3"><text:tab/> &lt;!-- ======================== Entity ======================= --&gt;</text:span></text:p>
      <text:p text:style-name="P1"><text:span text:style-name="T3"><text:tab/></text:span></text:p>
      <text:p text:style-name="P1"><text:span text:style-name="T3"><text:s text:c="4"/>&lt;entity entity-name="FinAccountStatus" </text:span></text:p>
      <text:p text:style-name="P1"><text:span text:style-name="T3"><text:tab/><text:s text:c="5"/>package-name="org.apache.ofbiz.accounting.finaccount" </text:span></text:p>
      <text:p text:style-name="P1"><text:span text:style-name="T3"><text:tab/><text:tab/> title="Financial Account Status Entity"&gt;</text:span></text:p>
      <text:p text:style-name="P1"><text:span text:style-name="T3"><text:s text:c="8"/>&lt;field name="finAccountId" type="id"&gt;&lt;/field&gt;</text:span></text:p>
      <text:p text:style-name="P1"><text:span text:style-name="T3"><text:s text:c="8"/>&lt;field name="statusId" type="id"&gt;&lt;/field&gt;</text:span></text:p>
      <text:p text:style-name="P1"><text:span text:style-name="T3"><text:s text:c="8"/>&lt;field name="statusDate" type="date-time"&gt;&lt;/field&gt;</text:span></text:p>
      <text:p text:style-name="P1"><text:span text:style-name="T3"><text:s text:c="8"/>&lt;field name="statusEndDate" type="date-time"&gt;&lt;/field&gt;</text:span></text:p>
      <text:p text:style-name="P1"><text:span text:style-name="T3"><text:s text:c="8"/>&lt;field name="changeByUserLoginId" type="id-vlong"/&gt;</text:span></text:p>
      <text:p text:style-name="P1"><text:span text:style-name="T3"><text:s text:c="8"/>&lt;prim-key field="finAccountId"/&gt;</text:span></text:p>
      <text:p text:style-name="P1"><text:span text:style-name="T3"><text:s text:c="8"/>&lt;prim-key field="statusId"/&gt;</text:span></text:p>
      <text:p text:style-name="P1"><text:span text:style-name="T3"><text:s text:c="8"/>&lt;prim-key field="statusDate"/&gt;</text:span></text:p>
      <text:p text:style-name="P1"><text:span text:style-name="T3"><text:s text:c="7"/></text:span></text:p>
      <text:p text:style-name="P1"><text:span text:style-name="T3"><text:s text:c="4"/>&lt;/entity&gt;</text:span></text:p>
      <text:p text:style-name="P1"><text:span text:style-name="T3"><text:tab/></text:span></text:p>
      <text:p text:style-name="P1"><text:span text:style-name="T3"><text:tab/> &lt;!-- ======================== Entity ======================= --&gt;</text:span></text:p>
      <text:p text:style-name="P1"><text:span text:style-name="T3"><text:s text:c="4"/>&lt;entity entity-name="FinAccountTrans" </text:span></text:p>
      <text:p text:style-name="P1"><text:span text:style-name="T3"><text:tab/><text:s text:c="5"/>package-name="org.apache.ofbiz.accounting.finaccount" </text:span></text:p>
      <text:p text:style-name="P1"><text:span text:style-name="T3"><text:tab/><text:tab/> title="Financial Account Transaction Entity"&gt;</text:span></text:p>
      <text:p text:style-name="P1"><text:span text:style-name="T3"><text:s text:c="8"/>&lt;field name="finAccountTransId" type="id"&gt;&lt;/field&gt;</text:span></text:p>
      <text:p text:style-name="P1"><text:span text:style-name="T3"><text:s text:c="8"/>&lt;field name="finAccountTransTypeId" type="id"&gt;&lt;/field&gt;</text:span></text:p>
      <text:p text:style-name="P1"><text:span text:style-name="T3"><text:s text:c="8"/>&lt;field name="finAccountId" type="id"&gt;&lt;/field&gt;</text:span></text:p>
      <text:p text:style-name="P1"><text:span text:style-name="T3"><text:s text:c="8"/>&lt;field name="partyId" type="id"&gt;&lt;/field&gt;</text:span></text:p>
      <text:p text:style-name="P1"><text:span text:style-name="T3"><text:s text:c="8"/>&lt;field name="glReconciliationId" type="id"&gt;&lt;/field&gt;</text:span></text:p>
      <text:p text:style-name="P1"><text:span text:style-name="T3"><text:s text:c="8"/>&lt;field name="transactionDate" type="date-time"&gt;&lt;/field&gt;</text:span></text:p>
      <text:p text:style-name="P1"><text:span text:style-name="T3"><text:s text:c="8"/>&lt;field name="entryDate" type="date-time"&gt;&lt;/field&gt;</text:span></text:p>
      <text:p text:style-name="P1"><text:span text:style-name="T3"><text:s text:c="8"/>&lt;field name="amount" type="currency-amount"&gt;&lt;/field&gt;</text:span></text:p>
      <text:p text:style-name="P1"><text:span text:style-name="T3"><text:s text:c="8"/>&lt;field name="paymentId" type="id"&gt;&lt;/field&gt;</text:span></text:p>
      <text:p text:style-name="P1"><text:span text:style-name="T3"><text:s text:c="8"/>&lt;field name="orderId" type="id"&gt;&lt;/field&gt;</text:span></text:p>
      <text:p text:style-name="P1"><text:span text:style-name="T3"><text:s text:c="8"/>&lt;field name="orderItemSeqId" type="id"&gt;&lt;description&gt;To be used along with orderId to point to an OrderItem that represents the purchase of a product to add money to the account.&lt;/description&gt;&lt;/field&gt;</text:span></text:p>
      <text:p text:style-name="P1"><text:span text:style-name="T3"><text:s text:c="8"/>&lt;field name="performedByPartyId" type="id"&gt;&lt;/field&gt;</text:span></text:p>
      <text:p text:style-name="P1"><text:span text:style-name="T3"><text:s text:c="8"/>&lt;field name="reasonEnumId" type="id"&gt;&lt;/field&gt;</text:span></text:p>
      <text:p text:style-name="P1"><text:span text:style-name="T3"><text:s text:c="8"/>&lt;field name="comments" type="comment"&gt;&lt;/field&gt;</text:span></text:p>
      <text:p text:style-name="P1"><text:span text:style-name="T3"><text:s text:c="8"/>&lt;field name="statusId" type="id"&gt;&lt;/field&gt;</text:span></text:p>
      <text:p text:style-name="P1"><text:span text:style-name="T3"><text:s text:c="8"/>&lt;prim-key field="finAccountTransId"/&gt;</text:span></text:p>
      <text:p text:style-name="P1"><text:span text:style-name="T3"><text:s text:c="7"/></text:span></text:p>
      <text:p text:style-name="P1"><text:span text:style-name="T3"><text:s text:c="4"/>&lt;/entity&gt;</text:span></text:p>
      <text:p text:style-name="P1"><text:span text:style-name="T3"><text:tab/></text:span></text:p>
      <text:p text:style-name="P1"><text:span text:style-name="T3"><text:s text:c="2"/>&lt;!-- ========================================================= --&gt;</text:span></text:p>
      <text:p text:style-name="P1"><text:span text:style-name="T3"><text:s text:c="2"/>&lt;!-- org.apache.ofbiz.accounting.invoice --&gt;</text:span></text:p>
      <text:p text:style-name="P1"><text:span text:style-name="T3"><text:s text:c="2"/>&lt;!-- ========================================================= --&gt;</text:span></text:p>
      <text:p text:style-name="P1"><text:span text:style-name="T3"/></text:p>
      <text:p text:style-name="P1"><text:span text:style-name="T3"><text:s text:c="4"/>&lt;entity entity-name="Invoice"</text:span></text:p>
      <text:p text:style-name="P1"><text:span text:style-name="T3"><text:s text:c="12"/>package-name="org.apache.ofbiz.accounting.invoice"</text:span></text:p>
      <text:p text:style-name="P1"><text:span text:style-name="T3"><text:s text:c="12"/>title="Invoice Entity"&gt;</text:span></text:p>
      <text:p text:style-name="P1"><text:span text:style-name="T3"><text:s text:c="6"/>&lt;field name="invoiceId" type="id"&gt;&lt;/field&gt;</text:span></text:p>
      <text:p text:style-name="P1"><text:span text:style-name="T3"><text:s text:c="6"/>&lt;field name="invoiceTypeId" type="id"&gt;&lt;/field&gt;</text:span></text:p>
      <text:p text:style-name="P1"><text:span text:style-name="T3"><text:s text:c="6"/>&lt;field name="partyIdFrom" type="id"&gt;&lt;/field&gt;</text:span></text:p>
      <text:p text:style-name="P1"><text:span text:style-name="T3"><text:s text:c="6"/>&lt;field name="partyId" type="id"&gt;&lt;/field&gt;</text:span></text:p>
      <text:p text:style-name="P1"><text:span text:style-name="T3"><text:s text:c="6"/>&lt;field name="roleTypeId" type="id"&gt;&lt;/field&gt;</text:span></text:p>
      <text:p text:style-name="P1"><text:span text:style-name="T3"><text:s text:c="6"/>&lt;field name="statusId" type="id"&gt;&lt;/field&gt;</text:span></text:p>
      <text:p text:style-name="P1"><text:span text:style-name="T3"><text:s text:c="6"/>&lt;field name="billingAccountId" type="id"&gt;&lt;/field&gt;</text:span></text:p>
      <text:p text:style-name="P1"><text:span text:style-name="T3"><text:s text:c="6"/>&lt;field name="contactMechId" type="id"&gt;&lt;/field&gt;</text:span></text:p>
      <text:p text:style-name="P1"><text:span text:style-name="T3"><text:s text:c="6"/>&lt;field name="invoiceDate" type="date-time"&gt;&lt;/field&gt;</text:span></text:p>
      <text:p text:style-name="P1"><text:span text:style-name="T3"><text:s text:c="6"/>&lt;field name="dueDate" type="date-time"&gt;&lt;/field&gt;</text:span></text:p>
      <text:p text:style-name="P1"><text:span text:style-name="T3"><text:s text:c="6"/>&lt;field name="paidDate" type="date-time"&gt;&lt;/field&gt;</text:span></text:p>
      <text:p text:style-name="P1"><text:span text:style-name="T3"><text:s text:c="6"/>&lt;field name="invoiceMessage" type="long-varchar"&gt;&lt;/field&gt;</text:span></text:p>
      <text:p text:style-name="P1"><text:span text:style-name="T3"><text:s text:c="6"/>&lt;field name="referenceNumber" type="short-varchar"&gt;&lt;/field&gt; &lt;!-- used to record things like the vendor's invoice number --&gt;</text:span></text:p>
      <text:p text:style-name="P1"><text:span text:style-name="T3"><text:s text:c="6"/>&lt;field name="description" type="description"&gt;&lt;/field&gt;</text:span></text:p>
      <text:p text:style-name="P1"><text:span text:style-name="T3"><text:s text:c="6"/>&lt;field name="currencyUomId" type="id"&gt;&lt;/field&gt;</text:span></text:p>
      <text:p text:style-name="P1"><text:span text:style-name="T3"><text:s text:c="6"/>&lt;field name="recurrenceInfoId" type="id"&gt;&lt;/field&gt;</text:span></text:p>
      <text:p text:style-name="P1"><text:span text:style-name="T3"><text:s text:c="6"/>&lt;prim-key field="invoiceId"/&gt;</text:span></text:p>
      <text:p text:style-name="P1"><text:span text:style-name="T3"><text:s text:c="9"/>&lt;/entity&gt;</text:span></text:p>
      <text:p text:style-name="P1"><text:span text:style-name="T3"><text:s text:c="4"/></text:span></text:p>
      <text:p text:style-name="P1"><text:span text:style-name="T3"><text:tab/> &lt;!-- ======================== Entity ======================= --&gt;</text:span></text:p>
      <text:p text:style-name="P1"><text:span text:style-name="T3"><text:s text:c="4"/>&lt;entity entity-name="InvoiceAttribute"</text:span></text:p>
      <text:p text:style-name="P1"><text:span text:style-name="T3"><text:s text:c="12"/>package-name="org.apache.ofbiz.accounting.invoice"</text:span></text:p>
      <text:p text:style-name="P1"><text:span text:style-name="T3"><text:s text:c="12"/>title="Invoice Attribute Entity"&gt;</text:span></text:p>
      <text:p text:style-name="P1"><text:span text:style-name="T3"><text:s text:c="6"/>&lt;field name="invoiceId" type="id"&gt;&lt;/field&gt;</text:span></text:p>
      <text:p text:style-name="P1"><text:span text:style-name="T3"><text:s text:c="6"/>&lt;field name="attrName" type="id-long"&gt;&lt;/field&gt;</text:span></text:p>
      <text:p text:style-name="P1"><text:span text:style-name="T3"><text:s text:c="6"/>&lt;field name="attrValue" type="value"&gt;&lt;/field&gt;</text:span></text:p>
      <text:p text:style-name="P1"><text:span text:style-name="T3"><text:s text:c="6"/>&lt;field name="attrDescription" type="description"&gt;&lt;/field&gt;</text:span></text:p>
      <text:p text:style-name="P1"><text:span text:style-name="T3"><text:s text:c="6"/>&lt;prim-key field="invoiceId"/&gt;</text:span></text:p>
      <text:p text:style-name="P1"><text:span text:style-name="T3"><text:s text:c="6"/>&lt;prim-key field="attrName"/&gt;</text:span></text:p>
      <text:p text:style-name="P1"><text:span text:style-name="T3"><text:s text:c="5"/></text:span></text:p>
      <text:p text:style-name="P1"><text:span text:style-name="T3"><text:s text:c="4"/>&lt;/entity&gt;</text:span></text:p>
      <text:p text:style-name="P1"><text:span text:style-name="T3"><text:s text:c="4"/></text:span></text:p>
      <text:p text:style-name="P1"><text:span text:style-name="T3"><text:tab/> &lt;!-- ======================== Entity ======================= --&gt;</text:span></text:p>
      <text:p text:style-name="P1"><text:span text:style-name="T3"><text:s text:c="4"/>&lt;entity entity-name="InvoiceContent" </text:span></text:p>
      <text:p text:style-name="P1"><text:span text:style-name="T3"><text:s text:c="12"/>package-name="org.apache.ofbiz.accounting.invoice" </text:span></text:p>
      <text:p text:style-name="P1"><text:span text:style-name="T3"><text:s text:c="12"/>title="Invoice Content Entity"&gt;</text:span></text:p>
      <text:p text:style-name="P1"><text:span text:style-name="T3"><text:s text:c="8"/>&lt;field name="invoiceId" type="id"&gt;&lt;/field&gt;</text:span></text:p>
      <text:p text:style-name="P1"><text:span text:style-name="T3"><text:s text:c="8"/>&lt;field name="invoiceContentTypeId" type="id"&gt;&lt;/field&gt;</text:span></text:p>
      <text:p text:style-name="P1"><text:span text:style-name="T3"><text:s text:c="8"/>&lt;field name="contentId" type="id"&gt;&lt;/field&gt;</text:span></text:p>
      <text:p text:style-name="P1"><text:span text:style-name="T3"><text:s text:c="8"/>&lt;field name="fromDate" type="date-time"&gt;&lt;/field&gt;</text:span></text:p>
      <text:p text:style-name="P1"><text:span text:style-name="T3"><text:s text:c="8"/>&lt;field name="thruDate" type="date-time"&gt;&lt;/field&gt;</text:span></text:p>
      <text:p text:style-name="P1"><text:span text:style-name="T3"><text:s text:c="8"/>&lt;prim-key field="contentId"/&gt;</text:span></text:p>
      <text:p text:style-name="P1"><text:span text:style-name="T3"><text:s text:c="8"/>&lt;prim-key field="invoiceId"/&gt;</text:span></text:p>
      <text:p text:style-name="P1"><text:span text:style-name="T3"><text:s text:c="8"/>&lt;prim-key field="invoiceContentTypeId"/&gt;</text:span></text:p>
      <text:p text:style-name="P1"><text:span text:style-name="T3"><text:s text:c="8"/>&lt;prim-key field="fromDate"/&gt;</text:span></text:p>
      <text:p text:style-name="P1"><text:span text:style-name="T3"><text:s text:c="7"/></text:span></text:p>
      <text:p text:style-name="P1"><text:span text:style-name="T3"><text:s text:c="4"/>&lt;/entity&gt;</text:span></text:p>
      <text:p text:style-name="P1"><text:span text:style-name="T3"><text:s text:c="4"/></text:span></text:p>
      <text:p text:style-name="P1"><text:span text:style-name="T3"/></text:p>
      <text:p text:style-name="P1"><text:span text:style-name="T3"><text:tab/> &lt;!-- ======================== Entity ======================= --&gt;</text:span></text:p>
      <text:p text:style-name="P1"><text:span text:style-name="T3"><text:s text:c="4"/>&lt;entity entity-name="InvoiceItem"</text:span></text:p>
      <text:p text:style-name="P1"><text:span text:style-name="T3"><text:s text:c="12"/>package-name="org.apache.ofbiz.accounting.invoice"</text:span></text:p>
      <text:p text:style-name="P1"><text:span text:style-name="T3"><text:s text:c="12"/>title="Invoice Item Entity"&gt;</text:span></text:p>
      <text:p text:style-name="P1"><text:span text:style-name="T3"><text:s text:c="6"/>&lt;field name="invoiceId" type="id"&gt;&lt;/field&gt;</text:span></text:p>
      <text:p text:style-name="P1"><text:span text:style-name="T3"><text:s text:c="6"/>&lt;field name="invoiceItemSeqId" type="id"&gt;&lt;/field&gt;</text:span></text:p>
      <text:p text:style-name="P1"><text:span text:style-name="T3"><text:s text:c="6"/>&lt;field name="invoiceItemTypeId" type="id"&gt;&lt;/field&gt;</text:span></text:p>
      <text:p text:style-name="P1"><text:span text:style-name="T3"><text:s text:c="6"/>&lt;field name="overrideGlAccountId" type="id"&gt;&lt;description&gt;used to specify the override or actual glAccountId used for the invoice, avoids problems if configuration changes after initial posting, etc &lt;/description&gt;&lt;/field&gt;</text:span></text:p>
      <text:p text:style-name="P1"><text:span text:style-name="T3"><text:s text:c="6"/>&lt;field name="overrideOrgPartyId" type="id"&gt;&lt;description&gt;Used to specify the organization override rather than using the payToPartyId&lt;/description&gt;&lt;/field&gt;</text:span></text:p>
      <text:p text:style-name="P1"><text:span text:style-name="T3"><text:s text:c="6"/>&lt;field name="inventoryItemId" type="id"&gt;&lt;/field&gt;</text:span></text:p>
      <text:p text:style-name="P1"><text:span text:style-name="T3"><text:s text:c="6"/>&lt;field name="productId" type="id"&gt;&lt;/field&gt;</text:span></text:p>
      <text:p text:style-name="P1"><text:span text:style-name="T3"><text:s text:c="6"/>&lt;field name="productFeatureId" type="id"&gt;&lt;/field&gt;</text:span></text:p>
      <text:p text:style-name="P1"><text:span text:style-name="T3"><text:s text:c="6"/>&lt;field name="parentInvoiceId" type="id"&gt;&lt;/field&gt;</text:span></text:p>
      <text:p text:style-name="P1"><text:span text:style-name="T3"><text:s text:c="6"/>&lt;field name="parentInvoiceItemSeqId" type="id"&gt;&lt;/field&gt;</text:span></text:p>
      <text:p text:style-name="P1"><text:span text:style-name="T3"><text:s text:c="6"/>&lt;field name="uomId" type="id"&gt;&lt;/field&gt;</text:span></text:p>
      <text:p text:style-name="P1"><text:span text:style-name="T3"><text:s text:c="6"/>&lt;field name="taxableFlag" type="indicator"&gt;&lt;/field&gt;</text:span></text:p>
      <text:p text:style-name="P1"><text:span text:style-name="T3"><text:s text:c="6"/>&lt;field name="quantity" type="fixed-point"&gt;&lt;/field&gt;</text:span></text:p>
      <text:p text:style-name="P1"><text:span text:style-name="T3"><text:s text:c="6"/>&lt;field name="amount" type="currency-precise"&gt;&lt;/field&gt;</text:span></text:p>
      <text:p text:style-name="P1"><text:span text:style-name="T3"><text:s text:c="6"/>&lt;field name="description" type="description"&gt;&lt;/field&gt;</text:span></text:p>
      <text:p text:style-name="P1"><text:span text:style-name="T3"><text:s text:c="6"/>&lt;field name="taxAuthPartyId" type="id"/&gt;</text:span></text:p>
      <text:p text:style-name="P1"><text:span text:style-name="T3"><text:s text:c="6"/>&lt;field name="taxAuthGeoId" type="id"/&gt;</text:span></text:p>
      <text:p text:style-name="P1"><text:span text:style-name="T3"><text:s text:c="6"/>&lt;field name="taxAuthorityRateSeqId" type="id"&gt;&lt;/field&gt;</text:span></text:p>
      <text:p text:style-name="P1"><text:span text:style-name="T3"><text:s text:c="6"/>&lt;field name="salesOpportunityId" type="id"&gt;&lt;/field&gt;</text:span></text:p>
      <text:p text:style-name="P1"><text:span text:style-name="T3"><text:s text:c="6"/>&lt;prim-key field="invoiceId"/&gt;</text:span></text:p>
      <text:p text:style-name="P1"><text:span text:style-name="T3"><text:s text:c="6"/>&lt;prim-key field="invoiceItemSeqId"/&gt;</text:span></text:p>
      <text:p text:style-name="P1"><text:span text:style-name="T3"><text:s text:c="5"/></text:span></text:p>
      <text:p text:style-name="P1"><text:span text:style-name="T3"><text:s text:c="4"/>&lt;/entity&gt;</text:span></text:p>
      <text:p text:style-name="P1"><text:span text:style-name="T3"><text:s text:c="4"/></text:span></text:p>
      <text:p text:style-name="P1"><text:span text:style-name="T3"><text:tab/> </text:span></text:p>
      <text:p text:style-name="P1"><text:span text:style-name="T3"><text:tab/> &lt;!-- ======================== Entity ======================= --&gt;</text:span></text:p>
      <text:p text:style-name="P1"><text:span text:style-name="T3"><text:s text:c="4"/>&lt;entity entity-name="InvoiceStatus"</text:span></text:p>
      <text:p text:style-name="P1"><text:span text:style-name="T3"><text:s text:c="12"/>package-name="org.apache.ofbiz.accounting.invoice"</text:span></text:p>
      <text:p text:style-name="P1"><text:span text:style-name="T3"><text:s text:c="12"/>title="Invoice Status Entity"&gt;</text:span></text:p>
      <text:p text:style-name="P1"><text:span text:style-name="T3"><text:s text:c="6"/>&lt;field name="statusId" type="id"&gt;&lt;/field&gt;</text:span></text:p>
      <text:p text:style-name="P1"><text:span text:style-name="T3"><text:s text:c="6"/>&lt;field name="invoiceId" type="id"&gt;&lt;/field&gt;</text:span></text:p>
      <text:p text:style-name="P1"><text:span text:style-name="T3"><text:s text:c="6"/>&lt;field name="statusDate" type="date-time"&gt;&lt;/field&gt;</text:span></text:p>
      <text:p text:style-name="P1"><text:span text:style-name="T3"><text:s text:c="6"/>&lt;field name="changeByUserLoginId" type="id-vlong"/&gt;</text:span></text:p>
      <text:p text:style-name="P1"><text:span text:style-name="T3"><text:s text:c="6"/>&lt;prim-key field="statusId"/&gt;</text:span></text:p>
      <text:p text:style-name="P1"><text:span text:style-name="T3"><text:s text:c="6"/>&lt;prim-key field="invoiceId"/&gt;</text:span></text:p>
      <text:p text:style-name="P1"><text:span text:style-name="T3"><text:s text:c="6"/>&lt;prim-key field="statusDate"/&gt;</text:span></text:p>
      <text:p text:style-name="P1"><text:span text:style-name="T3"><text:s text:c="6"/></text:span></text:p>
      <text:p text:style-name="P1"><text:span text:style-name="T3"><text:s text:c="4"/>&lt;/entity&gt;</text:span></text:p>
      <text:p text:style-name="P1"><text:span text:style-name="T3"><text:s text:c="4"/></text:span></text:p>
      <text:p text:style-name="P1"><text:span text:style-name="T3"><text:tab/> &lt;!-- ======================== Entity ======================= --&gt;</text:span></text:p>
      <text:p text:style-name="P1"><text:span text:style-name="T3"><text:s text:c="4"/>&lt;entity entity-name="InvoiceTerm"</text:span></text:p>
      <text:p text:style-name="P1"><text:span text:style-name="T3"><text:s text:c="12"/>package-name="org.apache.ofbiz.accounting.invoice"</text:span></text:p>
      <text:p text:style-name="P1"><text:span text:style-name="T3"><text:s text:c="12"/>title="Invoice Term Entity"&gt;</text:span></text:p>
      <text:p text:style-name="P1"><text:span text:style-name="T3"><text:s text:c="6"/>&lt;field name="invoiceTermId" type="id"&gt;&lt;/field&gt;</text:span></text:p>
      <text:p text:style-name="P1"><text:span text:style-name="T3"><text:s text:c="6"/>&lt;field name="termTypeId" type="id"&gt;&lt;/field&gt;</text:span></text:p>
      <text:p text:style-name="P1"><text:span text:style-name="T3"><text:s text:c="6"/>&lt;field name="invoiceId" type="id"&gt;&lt;/field&gt;</text:span></text:p>
      <text:p text:style-name="P1"><text:span text:style-name="T3"><text:s text:c="6"/>&lt;field name="invoiceItemSeqId" type="id"&gt;&lt;/field&gt;</text:span></text:p>
      <text:p text:style-name="P1"><text:span text:style-name="T3"><text:s text:c="6"/>&lt;field name="termValue" type="currency-amount"&gt;&lt;/field&gt;</text:span></text:p>
      <text:p text:style-name="P1"><text:span text:style-name="T3"><text:s text:c="6"/>&lt;field name="termDays" type="numeric"&gt;&lt;/field&gt;</text:span></text:p>
      <text:p text:style-name="P1"><text:span text:style-name="T3"><text:s text:c="6"/>&lt;field name="textValue" type="description"&gt;&lt;/field&gt;</text:span></text:p>
      <text:p text:style-name="P1"><text:span text:style-name="T3"><text:s text:c="6"/>&lt;field name="description" type="description"&gt;&lt;/field&gt;</text:span></text:p>
      <text:p text:style-name="P1"><text:span text:style-name="T3"><text:s text:c="6"/>&lt;field name="uomId" type="id"&gt;&lt;/field&gt;</text:span></text:p>
      <text:p text:style-name="P1"><text:span text:style-name="T3"><text:s text:c="6"/>&lt;prim-key field="invoiceTermId"/&gt;</text:span></text:p>
      <text:p text:style-name="P1"><text:span text:style-name="T3"><text:s text:c="6"/></text:span></text:p>
      <text:p text:style-name="P1"><text:span text:style-name="T3"><text:s text:c="4"/>&lt;/entity&gt;</text:span></text:p>
      <text:p text:style-name="P1"><text:span text:style-name="T3"><text:s text:c="4"/></text:span></text:p>
      <text:p text:style-name="P1"><text:span text:style-name="T3"><text:s text:c="3"/>&lt;!-- ========================================================= --&gt;</text:span></text:p>
      <text:p text:style-name="P1"><text:span text:style-name="T3"><text:s text:c="4"/>&lt;!-- org.apache.ofbiz.accounting.fixedasset --&gt;</text:span></text:p>
      <text:p text:style-name="P1"><text:span text:style-name="T3"><text:s text:c="4"/>&lt;!-- ========================================================= --&gt;</text:span></text:p>
      <text:p text:style-name="P1"><text:span text:style-name="T3"/></text:p>
      <text:p text:style-name="P1"><text:span text:style-name="T3"><text:s text:c="4"/>&lt;entity entity-name="FixedAsset" </text:span></text:p>
      <text:p text:style-name="P1"><text:span text:style-name="T3"><text:tab/><text:s text:c="5"/>package-name="org.apache.ofbiz.accounting.fixedasset" </text:span></text:p>
      <text:p text:style-name="P1"><text:span text:style-name="T3"><text:tab/><text:tab/> title="Fixed Asset Entity"&gt;</text:span></text:p>
      <text:p text:style-name="P1"><text:span text:style-name="T3"><text:s text:c="8"/>&lt;field name="fixedAssetId" type="id"&gt;&lt;/field&gt;</text:span></text:p>
      <text:p text:style-name="P1"><text:span text:style-name="T3"><text:s text:c="8"/>&lt;field name="fixedAssetTypeId" type="id"&gt;&lt;/field&gt;</text:span></text:p>
      <text:p text:style-name="P1"><text:span text:style-name="T3"><text:s text:c="8"/>&lt;field name="parentFixedAssetId" type="id"&gt;&lt;/field&gt;</text:span></text:p>
      <text:p text:style-name="P1"><text:span text:style-name="T3"><text:s text:c="8"/>&lt;field name="instanceOfProductId" type="id"&gt;&lt;/field&gt;</text:span></text:p>
      <text:p text:style-name="P1"><text:span text:style-name="T3"><text:s text:c="8"/>&lt;field name="classEnumId" type="id"&gt;&lt;/field&gt;</text:span></text:p>
      <text:p text:style-name="P1"><text:span text:style-name="T3"><text:s text:c="8"/>&lt;field name="partyId" type="id"&gt;&lt;/field&gt;</text:span></text:p>
      <text:p text:style-name="P1"><text:span text:style-name="T3"><text:s text:c="8"/>&lt;field name="roleTypeId" type="id"&gt;&lt;/field&gt;</text:span></text:p>
      <text:p text:style-name="P1"><text:span text:style-name="T3"><text:s text:c="8"/>&lt;field name="fixedAssetName" type="name"&gt;&lt;/field&gt;</text:span></text:p>
      <text:p text:style-name="P1"><text:span text:style-name="T3"><text:s text:c="8"/>&lt;field name="acquireOrderId" type="id"&gt;&lt;/field&gt;</text:span></text:p>
      <text:p text:style-name="P1"><text:span text:style-name="T3"><text:s text:c="8"/>&lt;field name="acquireOrderItemSeqId" type="id"&gt;&lt;/field&gt;</text:span></text:p>
      <text:p text:style-name="P1"><text:span text:style-name="T3"><text:s text:c="8"/>&lt;field name="dateAcquired" type="date-time"&gt;&lt;/field&gt;</text:span></text:p>
      <text:p text:style-name="P1"><text:span text:style-name="T3"><text:s text:c="8"/>&lt;field name="dateLastServiced" type="date-time"&gt;&lt;/field&gt;</text:span></text:p>
      <text:p text:style-name="P1"><text:span text:style-name="T3"><text:s text:c="8"/>&lt;field name="dateNextService" type="date-time"&gt;&lt;/field&gt;</text:span></text:p>
      <text:p text:style-name="P1"><text:span text:style-name="T3"><text:s text:c="8"/>&lt;field name="expectedEndOfLife" type="date"&gt;&lt;/field&gt;</text:span></text:p>
      <text:p text:style-name="P1"><text:span text:style-name="T3"><text:s text:c="8"/>&lt;field name="actualEndOfLife" type="date"&gt;&lt;/field&gt;</text:span></text:p>
      <text:p text:style-name="P1"><text:span text:style-name="T3"><text:s text:c="8"/>&lt;field name="productionCapacity" type="fixed-point"&gt;&lt;/field&gt;</text:span></text:p>
      <text:p text:style-name="P1"><text:span text:style-name="T3"><text:s text:c="8"/>&lt;field name="uomId" type="id"&gt;&lt;/field&gt;</text:span></text:p>
      <text:p text:style-name="P1"><text:span text:style-name="T3"><text:s text:c="8"/>&lt;field name="calendarId" type="id"&gt;&lt;/field&gt;</text:span></text:p>
      <text:p text:style-name="P1"><text:span text:style-name="T3"><text:s text:c="8"/>&lt;field name="serialNumber" type="long-varchar"&gt;&lt;/field&gt;</text:span></text:p>
      <text:p text:style-name="P1"><text:span text:style-name="T3"><text:s text:c="8"/>&lt;field name="locatedAtFacilityId" type="id"&gt;&lt;/field&gt;</text:span></text:p>
      <text:p text:style-name="P1"><text:span text:style-name="T3"><text:s text:c="8"/>&lt;field name="locatedAtLocationSeqId" type="id"&gt;&lt;/field&gt;</text:span></text:p>
      <text:p text:style-name="P1"><text:span text:style-name="T3"><text:s text:c="8"/>&lt;field name="salvageValue" type="currency-amount"/&gt;</text:span></text:p>
      <text:p text:style-name="P1"><text:span text:style-name="T3"><text:s text:c="8"/>&lt;field name="depreciation" type="currency-amount"/&gt;</text:span></text:p>
      <text:p text:style-name="P1"><text:span text:style-name="T3"><text:s text:c="8"/>&lt;field name="purchaseCost" type="currency-amount"/&gt;</text:span></text:p>
      <text:p text:style-name="P1"><text:span text:style-name="T3"><text:s text:c="8"/>&lt;field name="purchaseCostUomId" type="id"/&gt;</text:span></text:p>
      <text:p text:style-name="P1"><text:span text:style-name="T3"><text:s text:c="8"/>&lt;prim-key field="fixedAssetId"/&gt;</text:span></text:p>
      <text:p text:style-name="P1"><text:span text:style-name="T3"><text:s text:c="7"/></text:span></text:p>
      <text:p text:style-name="P1"><text:span text:style-name="T3"><text:s text:c="4"/>&lt;/entity&gt;</text:span></text:p>
      <text:p text:style-name="P1"><text:span text:style-name="T3"><text:tab/></text:span></text:p>
      <text:p text:style-name="P1"><text:span text:style-name="T3"><text:tab/> &lt;!-- ======================== Entity ======================= --&gt;</text:span></text:p>
      <text:p text:style-name="P1"><text:span text:style-name="T3"><text:s text:c="4"/>&lt;entity entity-name="FixedAssetAttribute"</text:span></text:p>
      <text:p text:style-name="P1"><text:span text:style-name="T3"><text:s text:c="12"/>package-name="org.apache.ofbiz.accounting.fixedasset"</text:span></text:p>
      <text:p text:style-name="P1"><text:span text:style-name="T3"><text:s text:c="12"/>title="Fixed Asset Attribute Entity"&gt;</text:span></text:p>
      <text:p text:style-name="P1"><text:span text:style-name="T3"><text:s text:c="6"/>&lt;field name="fixedAssetId" type="id"&gt;&lt;/field&gt;</text:span></text:p>
      <text:p text:style-name="P1"><text:span text:style-name="T3"><text:s text:c="6"/>&lt;field name="attrName" type="id-long"&gt;&lt;/field&gt;</text:span></text:p>
      <text:p text:style-name="P1"><text:span text:style-name="T3"><text:s text:c="6"/>&lt;field name="attrValue" type="value"&gt;&lt;/field&gt;</text:span></text:p>
      <text:p text:style-name="P1"><text:span text:style-name="T3"><text:s text:c="6"/>&lt;field name="attrDescription" type="description"&gt;&lt;/field&gt;</text:span></text:p>
      <text:p text:style-name="P1"><text:span text:style-name="T3"><text:s text:c="6"/>&lt;prim-key field="fixedAssetId"/&gt;</text:span></text:p>
      <text:p text:style-name="P1"><text:span text:style-name="T3"><text:s text:c="6"/>&lt;prim-key field="attrName"/&gt;</text:span></text:p>
      <text:p text:style-name="P1"><text:span text:style-name="T3"><text:s text:c="5"/></text:span></text:p>
      <text:p text:style-name="P1"><text:span text:style-name="T3"><text:s text:c="4"/>&lt;/entity&gt;</text:span></text:p>
      <text:p text:style-name="P1"><text:span text:style-name="T3"><text:tab/></text:span></text:p>
      <text:p text:style-name="P1"><text:span text:style-name="T3"><text:tab/><text:tab/> &lt;!-- ======================== Entity ======================= --&gt;</text:span></text:p>
      <text:p text:style-name="P1"><text:span text:style-name="T3"><text:s text:c="4"/>&lt;entity entity-name="FixedAssetGeoPoint" package-name="org.apache.ofbiz.accounting.fixedasset" title="Fixed Asset Geo Location with history"&gt;</text:span></text:p>
      <text:p text:style-name="P1"><text:span text:style-name="T3"><text:s text:c="6"/>&lt;field name="fixedAssetId" type="id"&gt;&lt;/field&gt;</text:span></text:p>
      <text:p text:style-name="P1"><text:span text:style-name="T3"><text:s text:c="6"/>&lt;field name="geoPointId" type="id"&gt;&lt;/field&gt;</text:span></text:p>
      <text:p text:style-name="P1"><text:span text:style-name="T3"><text:s text:c="6"/>&lt;field name="fromDate" type="date-time"&gt;&lt;/field&gt;</text:span></text:p>
      <text:p text:style-name="P1"><text:span text:style-name="T3"><text:s text:c="6"/>&lt;field name="thruDate" type="date-time"&gt;&lt;/field&gt;</text:span></text:p>
      <text:p text:style-name="P1"><text:span text:style-name="T3"><text:s text:c="6"/>&lt;prim-key field="fixedAssetId"/&gt;</text:span></text:p>
      <text:p text:style-name="P1"><text:span text:style-name="T3"><text:s text:c="6"/>&lt;prim-key field="geoPointId"/&gt;</text:span></text:p>
      <text:p text:style-name="P1"><text:span text:style-name="T3"><text:s text:c="6"/>&lt;prim-key field="fromDate"/&gt;</text:span></text:p>
      <text:p text:style-name="P1"><text:span text:style-name="T3"><text:s text:c="3"/></text:span></text:p>
      <text:p text:style-name="P1"><text:span text:style-name="T3"><text:s text:c="4"/>&lt;/entity&gt;</text:span></text:p>
      <text:p text:style-name="P1"><text:span text:style-name="T3"><text:s text:c="3"/></text:span></text:p>
      <text:p text:style-name="P1"><text:span text:style-name="T3"><text:s text:c="2"/><text:tab/></text:span></text:p>
      <text:p text:style-name="P1"><text:span text:style-name="T3"><text:tab/> &lt;!-- ======================== Entity ======================= --&gt;</text:span></text:p>
      <text:p text:style-name="P1"><text:span text:style-name="T3"><text:s text:c="4"/>&lt;entity entity-name="FixedAssetMaint"</text:span></text:p>
      <text:p text:style-name="P1"><text:span text:style-name="T3"><text:s text:c="8"/>package-name="org.apache.ofbiz.accounting.fixedasset"</text:span></text:p>
      <text:p text:style-name="P1"><text:span text:style-name="T3"><text:s text:c="8"/>title="Fixed Asset Maintenance Entity"&gt;</text:span></text:p>
      <text:p text:style-name="P1"><text:span text:style-name="T3"><text:s text:c="8"/>&lt;field name="fixedAssetId" type="id"&gt;&lt;/field&gt;</text:span></text:p>
      <text:p text:style-name="P1"><text:span text:style-name="T3"><text:s text:c="8"/>&lt;field name="maintHistSeqId" type="id"&gt;&lt;/field&gt;</text:span></text:p>
      <text:p text:style-name="P1"><text:span text:style-name="T3"><text:s text:c="8"/>&lt;field name="statusId" type="id"&gt;&lt;/field&gt;</text:span></text:p>
      <text:p text:style-name="P1"><text:span text:style-name="T3"><text:s text:c="8"/>&lt;field name="productMaintTypeId" type="id"&gt;&lt;description&gt;If productMaintSeqId is known can lookup using that and the FixedAsset.productId; for un-scheduled maintenance is filled in directly&lt;/description&gt;&lt;/field&gt;</text:span></text:p>
      <text:p text:style-name="P1"><text:span text:style-name="T3"><text:s text:c="8"/>&lt;field name="productMaintSeqId" type="id"&gt;&lt;description&gt;Optional, though should be filled in to determine upcoming maintenance for all scheduled maintenance&lt;/description&gt;&lt;/field&gt;</text:span></text:p>
      <text:p text:style-name="P1"><text:span text:style-name="T3"><text:s text:c="8"/>&lt;field name="scheduleWorkEffortId" type="id"&gt;&lt;description&gt;Has field for estimated/actual start and finish dates, etc&lt;/description&gt;&lt;/field&gt;</text:span></text:p>
      <text:p text:style-name="P1"><text:span text:style-name="T3"><text:s text:c="8"/>&lt;field name="intervalQuantity" type="fixed-point"&gt;&lt;/field&gt;</text:span></text:p>
      <text:p text:style-name="P1"><text:span text:style-name="T3"><text:s text:c="8"/>&lt;field name="intervalUomId" type="id"&gt;&lt;description&gt;UOM for intervalQuantity; if used intervalMeterTypeId is generally not used (ie one or the other); if a meter reading is done as well that is not tied to the interval it should be tracked in a FixedAssetMeter record&lt;/description&gt;&lt;/field&gt;</text:span></text:p>
      <text:p text:style-name="P1"><text:span text:style-name="T3"><text:s text:c="8"/>&lt;field name="intervalMeterTypeId" type="id"&gt;&lt;description&gt;Meter Type for intervalQuantity; if used intervalUomId is generally not used (ie one or the other)&lt;/description&gt;&lt;/field&gt;</text:span></text:p>
      <text:p text:style-name="P1"><text:span text:style-name="T3"><text:s text:c="8"/>&lt;field name="purchaseOrderId" type="id"&gt;&lt;/field&gt;</text:span></text:p>
      <text:p text:style-name="P1"><text:span text:style-name="T3"><text:s text:c="8"/>&lt;prim-key field="fixedAssetId"/&gt;</text:span></text:p>
      <text:p text:style-name="P1"><text:span text:style-name="T3"><text:s text:c="8"/>&lt;prim-key field="maintHistSeqId"/&gt;</text:span></text:p>
      <text:p text:style-name="P1"><text:span text:style-name="T3"><text:s text:c="6"/></text:span></text:p>
      <text:p text:style-name="P1"><text:span text:style-name="T3"><text:s text:c="4"/>&lt;/entity&gt;</text:span></text:p>
      <text:p text:style-name="P1"><text:span text:style-name="T3"><text:tab/></text:span></text:p>
      <text:p text:style-name="P1"><text:span text:style-name="T3"><text:tab/></text:span></text:p>
      <text:p text:style-name="P1"><text:span text:style-name="T3"><text:tab/> &lt;!-- ======================== Entity ======================= --&gt;</text:span></text:p>
      <text:p text:style-name="P1"><text:span text:style-name="T3"><text:s text:c="4"/>&lt;entity entity-name="FixedAssetProduct"</text:span></text:p>
      <text:p text:style-name="P1"><text:span text:style-name="T3"><text:s text:c="12"/>package-name="org.apache.ofbiz.accounting.fixedasset"</text:span></text:p>
      <text:p text:style-name="P1"><text:span text:style-name="T3"><text:s text:c="12"/>title="Fixed Asset Product Representation Entity"&gt;</text:span></text:p>
      <text:p text:style-name="P1"><text:span text:style-name="T3"><text:s text:c="6"/>&lt;field name="fixedAssetId" type="id"&gt;&lt;/field&gt;</text:span></text:p>
      <text:p text:style-name="P1"><text:span text:style-name="T3"><text:s text:c="6"/>&lt;field name="productId" type="id"&gt;&lt;/field&gt;</text:span></text:p>
      <text:p text:style-name="P1"><text:span text:style-name="T3"><text:s text:c="6"/>&lt;field name="fixedAssetProductTypeId" type="id"&gt;&lt;/field&gt;</text:span></text:p>
      <text:p text:style-name="P1"><text:span text:style-name="T3"><text:s text:c="6"/>&lt;field name="fromDate" type="date-time"&gt;&lt;/field&gt;</text:span></text:p>
      <text:p text:style-name="P1"><text:span text:style-name="T3"><text:s text:c="6"/>&lt;field name="thruDate" type="date-time"&gt;&lt;/field&gt;</text:span></text:p>
      <text:p text:style-name="P1"><text:span text:style-name="T3"><text:s text:c="6"/>&lt;field name="comments" type="comment"&gt;&lt;/field&gt;</text:span></text:p>
      <text:p text:style-name="P1"><text:span text:style-name="T3"><text:s text:c="6"/>&lt;field name="sequenceNum" type="numeric"&gt;&lt;/field&gt;</text:span></text:p>
      <text:p text:style-name="P1"><text:span text:style-name="T3"><text:s text:c="6"/>&lt;field name="quantity" type="fixed-point"&gt;&lt;/field&gt;</text:span></text:p>
      <text:p text:style-name="P1"><text:span text:style-name="T3"><text:s text:c="6"/>&lt;field name="quantityUomId" type="id"&gt;&lt;/field&gt;</text:span></text:p>
      <text:p text:style-name="P1"><text:span text:style-name="T3"><text:s text:c="6"/>&lt;prim-key field="fixedAssetId"/&gt;</text:span></text:p>
      <text:p text:style-name="P1"><text:span text:style-name="T3"><text:s text:c="6"/>&lt;prim-key field="productId"/&gt;</text:span></text:p>
      <text:p text:style-name="P1"><text:span text:style-name="T3"><text:s text:c="6"/>&lt;prim-key field="fixedAssetProductTypeId"/&gt;</text:span></text:p>
      <text:p text:style-name="P1"><text:span text:style-name="T3"><text:s text:c="6"/>&lt;prim-key field="fromDate"/&gt;</text:span></text:p>
      <text:p text:style-name="P1"><text:span text:style-name="T3"><text:s text:c="5"/></text:span></text:p>
      <text:p text:style-name="P1"><text:span text:style-name="T3"><text:s text:c="4"/>&lt;/entity&gt;</text:span></text:p>
      <text:p text:style-name="P1"><text:span text:style-name="T3"><text:tab/></text:span></text:p>
      <text:p text:style-name="P1"><text:span text:style-name="T3"><text:tab/> &lt;!-- ======================== Entity ======================= --&gt;</text:span></text:p>
      <text:p text:style-name="P1"><text:span text:style-name="T3"><text:s text:c="4"/>&lt;entity entity-name="FixedAssetProductType"</text:span></text:p>
      <text:p text:style-name="P1"><text:span text:style-name="T3"><text:s text:c="12"/>package-name="org.apache.ofbiz.accounting.fixedasset"</text:span></text:p>
      <text:p text:style-name="P1"><text:span text:style-name="T3"><text:s text:c="12"/>default-resource-name="AccountingEntityLabels"</text:span></text:p>
      <text:p text:style-name="P1"><text:span text:style-name="T3"><text:s text:c="12"/>title="Fixed Asset Product Type Entity"&gt;</text:span></text:p>
      <text:p text:style-name="P1"><text:span text:style-name="T3"><text:s text:c="6"/>&lt;field name="fixedAssetProductTypeId" type="id"&gt;&lt;/field&gt;</text:span></text:p>
      <text:p text:style-name="P1"><text:span text:style-name="T3"><text:s text:c="6"/>&lt;field name="description" type="description"&gt;&lt;/field&gt;</text:span></text:p>
      <text:p text:style-name="P1"><text:span text:style-name="T3"><text:s text:c="6"/>&lt;prim-key field="fixedAssetProductTypeId"/&gt;</text:span></text:p>
      <text:p text:style-name="P1"><text:span text:style-name="T3"><text:s text:c="4"/>&lt;/entity&gt;</text:span></text:p>
      <text:p text:style-name="P1"><text:span text:style-name="T3"><text:tab/></text:span></text:p>
      <text:p text:style-name="P1"><text:span text:style-name="T3"><text:tab/></text:span></text:p>
      <text:p text:style-name="P1"><text:span text:style-name="T3"><text:tab/> &lt;!-- ======================== Entity ======================= --&gt;</text:span></text:p>
      <text:p text:style-name="P1"><text:span text:style-name="T3"><text:s text:c="4"/>&lt;entity entity-name="FixedAssetStdCost" </text:span></text:p>
      <text:p text:style-name="P1"><text:span text:style-name="T3"><text:tab/><text:s text:c="8"/>package-name="org.apache.ofbiz.accounting.fixedasset" </text:span></text:p>
      <text:p text:style-name="P1"><text:span text:style-name="T3"><text:tab/><text:tab/><text:tab/>title="Fixed Asset Standard Cost Entity"&gt;</text:span></text:p>
      <text:p text:style-name="P1"><text:span text:style-name="T3"><text:s text:c="8"/>&lt;field name="fixedAssetId" type="id"&gt;&lt;/field&gt;</text:span></text:p>
      <text:p text:style-name="P1"><text:span text:style-name="T3"><text:s text:c="8"/>&lt;field name="fixedAssetStdCostTypeId" type="id"&gt;&lt;/field&gt;</text:span></text:p>
      <text:p text:style-name="P1"><text:span text:style-name="T3"><text:s text:c="8"/>&lt;field name="fromDate" type="date-time"&gt;&lt;/field&gt;</text:span></text:p>
      <text:p text:style-name="P1"><text:span text:style-name="T3"><text:s text:c="8"/>&lt;field name="thruDate" type="date-time"&gt;&lt;/field&gt;</text:span></text:p>
      <text:p text:style-name="P1"><text:span text:style-name="T3"><text:s text:c="8"/>&lt;field name="amountUomId" type="id"&gt;&lt;/field&gt;</text:span></text:p>
      <text:p text:style-name="P1"><text:span text:style-name="T3"><text:s text:c="8"/>&lt;field name="amount" type="currency-amount"&gt;&lt;/field&gt;</text:span></text:p>
      <text:p text:style-name="P1"><text:span text:style-name="T3"><text:s text:c="8"/>&lt;prim-key field="fixedAssetId"/&gt;</text:span></text:p>
      <text:p text:style-name="P1"><text:span text:style-name="T3"><text:s text:c="8"/>&lt;prim-key field="fixedAssetStdCostTypeId"/&gt;</text:span></text:p>
      <text:p text:style-name="P1"><text:span text:style-name="T3"><text:s text:c="8"/>&lt;prim-key field="fromDate"/&gt;</text:span></text:p>
      <text:p text:style-name="P1"><text:span text:style-name="T3"><text:s text:c="6"/></text:span></text:p>
      <text:p text:style-name="P1"><text:span text:style-name="T3"><text:s text:c="4"/>&lt;/entity&gt;</text:span></text:p>
      <text:p text:style-name="P1"><text:span text:style-name="T3"><text:tab/></text:span></text:p>
      <text:p text:style-name="P1"><text:span text:style-name="T3"><text:tab/> &lt;!-- ======================== Entity ======================= --&gt;</text:span></text:p>
      <text:p text:style-name="P1"><text:span text:style-name="T3"><text:s text:c="4"/>&lt;entity entity-name="FixedAssetType"</text:span></text:p>
      <text:p text:style-name="P1"><text:span text:style-name="T3"><text:s text:c="12"/>package-name="org.apache.ofbiz.accounting.fixedasset"</text:span></text:p>
      <text:p text:style-name="P1"><text:span text:style-name="T3"><text:s text:c="12"/>default-resource-name="AccountingEntityLabels"</text:span></text:p>
      <text:p text:style-name="P1"><text:span text:style-name="T3"><text:s text:c="12"/>title="Fixed Asset Type Entity"&gt;</text:span></text:p>
      <text:p text:style-name="P1"><text:span text:style-name="T3"><text:s text:c="6"/>&lt;field name="fixedAssetTypeId" type="id"&gt;&lt;/field&gt;</text:span></text:p>
      <text:p text:style-name="P1"><text:span text:style-name="T3"><text:s text:c="6"/>&lt;field name="parentTypeId" type="id"&gt;&lt;/field&gt;</text:span></text:p>
      <text:p text:style-name="P1"><text:span text:style-name="T3"><text:s text:c="6"/>&lt;field name="hasTable" type="indicator"&gt;&lt;/field&gt;</text:span></text:p>
      <text:p text:style-name="P1"><text:span text:style-name="T3"><text:s text:c="6"/>&lt;field name="description" type="description"&gt;&lt;/field&gt;</text:span></text:p>
      <text:p text:style-name="P1"><text:span text:style-name="T3"><text:s text:c="6"/>&lt;prim-key field="fixedAssetTypeId"/&gt;</text:span></text:p>
      <text:p text:style-name="P1"><text:span text:style-name="T3"><text:s text:c="5"/></text:span></text:p>
      <text:p text:style-name="P1"><text:span text:style-name="T3"><text:s text:c="4"/>&lt;/entity&gt;</text:span></text:p>
      <text:p text:style-name="P1"><text:span text:style-name="T3"><text:s text:c="4"/></text:span></text:p>
      <text:p text:style-name="P1"><text:span text:style-name="T3"><text:tab/> &lt;!-- ======================== Entity ======================= --&gt;</text:span></text:p>
      <text:p text:style-name="P1"><text:span text:style-name="T3"><text:s text:c="4"/>&lt;entity entity-name="PartyFixedAssetAssignment"</text:span></text:p>
      <text:p text:style-name="P1"><text:span text:style-name="T3"><text:s text:c="12"/>package-name="org.apache.ofbiz.accounting.fixedasset"</text:span></text:p>
      <text:p text:style-name="P1"><text:span text:style-name="T3"><text:s text:c="12"/>title="Party Fixed Asset Assignment Entity"&gt;</text:span></text:p>
      <text:p text:style-name="P1"><text:span text:style-name="T3"><text:s text:c="6"/>&lt;field name="partyId" type="id"&gt;&lt;/field&gt;</text:span></text:p>
      <text:p text:style-name="P1"><text:span text:style-name="T3"><text:s text:c="6"/>&lt;field name="roleTypeId" type="id"&gt;&lt;/field&gt;</text:span></text:p>
      <text:p text:style-name="P1"><text:span text:style-name="T3"><text:s text:c="6"/>&lt;field name="fixedAssetId" type="id"&gt;&lt;/field&gt;</text:span></text:p>
      <text:p text:style-name="P1"><text:span text:style-name="T3"><text:s text:c="6"/>&lt;field name="fromDate" type="date-time"&gt;&lt;/field&gt;</text:span></text:p>
      <text:p text:style-name="P1"><text:span text:style-name="T3"><text:s text:c="6"/>&lt;field name="thruDate" type="date-time"&gt;&lt;/field&gt;</text:span></text:p>
      <text:p text:style-name="P1"><text:span text:style-name="T3"><text:s text:c="6"/>&lt;field name="allocatedDate" type="date-time"&gt;&lt;/field&gt;</text:span></text:p>
      <text:p text:style-name="P1"><text:span text:style-name="T3"><text:s text:c="6"/>&lt;field name="statusId" type="id"&gt;&lt;/field&gt;</text:span></text:p>
      <text:p text:style-name="P1"><text:span text:style-name="T3"><text:s text:c="6"/>&lt;field name="comments" type="comment"&gt;&lt;/field&gt;</text:span></text:p>
      <text:p text:style-name="P1"><text:span text:style-name="T3"><text:s text:c="6"/>&lt;prim-key field="partyId"/&gt;</text:span></text:p>
      <text:p text:style-name="P1"><text:span text:style-name="T3"><text:s text:c="6"/>&lt;prim-key field="roleTypeId"/&gt;</text:span></text:p>
      <text:p text:style-name="P1"><text:span text:style-name="T3"><text:s text:c="6"/>&lt;prim-key field="fixedAssetId"/&gt;</text:span></text:p>
      <text:p text:style-name="P1"><text:span text:style-name="T3"><text:s text:c="6"/>&lt;prim-key field="fromDate"/&gt;</text:span></text:p>
      <text:p text:style-name="P1"><text:span text:style-name="T3"><text:s text:c="6"/></text:span></text:p>
      <text:p text:style-name="P1"><text:span text:style-name="T3"><text:s text:c="4"/>&lt;/entity&gt;</text:span></text:p>
      <text:p text:style-name="P1"><text:span text:style-name="T3"/></text:p>
      <text:p text:style-name="P1"><text:span text:style-name="T3"><text:tab/> &lt;!-- ======================== Entity ======================= --&gt;</text:span></text:p>
      <text:p text:style-name="P1"><text:span text:style-name="T3"><text:s text:c="4"/>&lt;entity entity-name="FixedAssetMaintOrder" </text:span></text:p>
      <text:p text:style-name="P1"><text:span text:style-name="T3"><text:tab/><text:s text:c="8"/>package-name="org.apache.ofbiz.accounting.fixedasset" </text:span></text:p>
      <text:p text:style-name="P1"><text:span text:style-name="T3"><text:tab/><text:tab/><text:tab/>title="Fixed Asset Maintance And Order Entity"&gt;</text:span></text:p>
      <text:p text:style-name="P1"><text:span text:style-name="T3"><text:s text:c="8"/>&lt;field name="fixedAssetId" type="id"&gt;&lt;/field&gt;</text:span></text:p>
      <text:p text:style-name="P1"><text:span text:style-name="T3"><text:s text:c="8"/>&lt;field name="maintHistSeqId" type="id"&gt;&lt;/field&gt;</text:span></text:p>
      <text:p text:style-name="P1"><text:span text:style-name="T3"><text:s text:c="8"/>&lt;field name="orderId" type="id"&gt;&lt;/field&gt;</text:span></text:p>
      <text:p text:style-name="P1"><text:span text:style-name="T3"><text:s text:c="8"/>&lt;field name="orderItemSeqId" type="id"&gt;&lt;/field&gt;</text:span></text:p>
      <text:p text:style-name="P1"><text:span text:style-name="T3"><text:s text:c="8"/>&lt;prim-key field="fixedAssetId"/&gt;</text:span></text:p>
      <text:p text:style-name="P1"><text:span text:style-name="T3"><text:s text:c="8"/>&lt;prim-key field="maintHistSeqId"/&gt;</text:span></text:p>
      <text:p text:style-name="P1"><text:span text:style-name="T3"><text:s text:c="8"/>&lt;prim-key field="orderId"/&gt;</text:span></text:p>
      <text:p text:style-name="P1"><text:span text:style-name="T3"><text:s text:c="8"/>&lt;prim-key field="orderItemSeqId"/&gt;</text:span></text:p>
      <text:p text:style-name="P1"><text:span text:style-name="T3"><text:s text:c="8"/>&lt;relation type="one" fk-name="FXDASTMNT_ORD_FXAS" rel-entity-name="FixedAsset"&gt;</text:span></text:p>
      <text:p text:style-name="P1"><text:span text:style-name="T3"><text:s text:c="12"/>&lt;key-map field-name="fixedAssetId"/&gt;</text:span></text:p>
      <text:p text:style-name="P1"><text:span text:style-name="T3"><text:s text:c="8"/>&lt;/relation&gt;</text:span></text:p>
      <text:p text:style-name="P1"><text:span text:style-name="T3"><text:s text:c="8"/>&lt;relation type="one" fk-name="FXDASTMNT_ORD" rel-entity-name="OrderHeader"&gt;</text:span></text:p>
      <text:p text:style-name="P1"><text:span text:style-name="T3"><text:s text:c="12"/>&lt;key-map field-name="orderId"/&gt;</text:span></text:p>
      <text:p text:style-name="P1"><text:span text:style-name="T3"><text:s text:c="8"/>&lt;/relation&gt;</text:span></text:p>
      <text:p text:style-name="P1"><text:span text:style-name="T3"><text:s text:c="8"/>&lt;relation type="one-nofk" rel-entity-name="OrderItem"&gt;</text:span></text:p>
      <text:p text:style-name="P1"><text:span text:style-name="T3"><text:s text:c="12"/>&lt;key-map field-name="orderId"/&gt;</text:span></text:p>
      <text:p text:style-name="P1"><text:span text:style-name="T3"><text:s text:c="12"/>&lt;key-map field-name="orderItemSeqId"/&gt;</text:span></text:p>
      <text:p text:style-name="P1"><text:span text:style-name="T3"><text:s text:c="8"/>&lt;/relation&gt;</text:span></text:p>
      <text:p text:style-name="P1"><text:span text:style-name="T3"><text:tab/><text:tab/></text:span></text:p>
      <text:p text:style-name="P1"><text:span text:style-name="T3"><text:tab/><text:tab/></text:span></text:p>
      <text:p text:style-name="P1"><text:span text:style-name="T3"><text:s text:c="4"/>&lt;/entity&gt;</text:span></text:p>
      <text:p text:style-name="P1"><text:span text:style-name="T3"/></text:p>
      <text:p text:style-name="P1"><text:span text:style-name="T3"><text:tab/> &lt;entity entity-name="Geo" package-name="org.apache.ofbiz.common.geo"</text:span></text:p>
      <text:p text:style-name="P1"><text:span text:style-name="T3"><text:s text:c="12"/>default-resource-name="CommonEntityLabels"</text:span></text:p>
      <text:p text:style-name="P1"><text:span text:style-name="T3"><text:s text:c="12"/>title="Geographic Boundary Entity"&gt;</text:span></text:p>
      <text:p text:style-name="P1"><text:span text:style-name="T3"><text:s text:c="8"/>&lt;field name="geoId" type="id-ne"&gt;&lt;/field&gt;</text:span></text:p>
      <text:p text:style-name="P1"><text:span text:style-name="T3"><text:s text:c="8"/>&lt;field name="geoTypeId" type="id"&gt;&lt;/field&gt;</text:span></text:p>
      <text:p text:style-name="P1"><text:span text:style-name="T3"><text:s text:c="8"/>&lt;field name="geoName" type="name"&gt;&lt;/field&gt;</text:span></text:p>
      <text:p text:style-name="P1"><text:span text:style-name="T3"><text:s text:c="8"/>&lt;field name="geoCode" type="short-varchar"&gt;&lt;/field&gt;</text:span></text:p>
      <text:p text:style-name="P1"><text:span text:style-name="T3"><text:s text:c="8"/>&lt;field name="geoSecCode" type="short-varchar"&gt;&lt;/field&gt;</text:span></text:p>
      <text:p text:style-name="P1"><text:span text:style-name="T3"><text:s text:c="8"/>&lt;field name="abbreviation" type="short-varchar"&gt;&lt;/field&gt;</text:span></text:p>
      <text:p text:style-name="P1"><text:span text:style-name="T3"><text:s text:c="8"/>&lt;field name="wellKnownText" type="very-long"&gt;&lt;/field&gt;</text:span></text:p>
      <text:p text:style-name="P1"><text:span text:style-name="T3"><text:s text:c="8"/>&lt;prim-key field="geoId" /&gt;</text:span></text:p>
      <text:p text:style-name="P1"><text:span text:style-name="T3"><text:s text:c="8"/>&lt;relation type="one" fk-name="GEO_TO_TYPE" rel-entity-name="GeoType"&gt;</text:span></text:p>
      <text:p text:style-name="P1"><text:span text:style-name="T3"><text:s text:c="12"/>&lt;key-map field-name="geoTypeId" /&gt;</text:span></text:p>
      <text:p text:style-name="P1"><text:span text:style-name="T3"><text:s text:c="8"/>&lt;/relation&gt;</text:span></text:p>
      <text:p text:style-name="P1"><text:span text:style-name="T3"><text:s text:c="4"/>&lt;/entity&gt;</text:span></text:p>
      <text:p text:style-name="P1"><text:span text:style-name="T3"><text:tab/> &lt;!-- ======================== Entity ======================= --&gt;</text:span></text:p>
      <text:p text:style-name="P1"><text:span text:style-name="T3"><text:s/></text:span></text:p>
      <text:p text:style-name="P1"><text:span text:style-name="T3"><text:s text:c="4"/></text:span></text:p>
      <text:p text:style-name="P1"><text:span text:style-name="T3"><text:s text:c="4"/>&lt;!-- ======================== Data Model ===================== --&gt;</text:span></text:p>
      <text:p text:style-name="P1"><text:span text:style-name="T3"><text:s text:c="4"/>&lt;!-- The modules in this file are as follows:<text:s text:c="18"/>--&gt;</text:span></text:p>
      <text:p text:style-name="P1"><text:span text:style-name="T3"><text:s text:c="4"/>&lt;!--<text:s text:c="2"/>- org.apache.ofbiz.accounting.finaccount --&gt;</text:span></text:p>
      <text:p text:style-name="P1"><text:span text:style-name="T3"><text:s text:c="4"/>&lt;!--<text:s text:c="2"/>- org.apache.ofbiz.accounting.fixedasset --&gt;</text:span></text:p>
      <text:p text:style-name="P1"><text:span text:style-name="T3"><text:s text:c="4"/>&lt;!--<text:s text:c="2"/>- org.apache.ofbiz.accounting.invoice --&gt;</text:span></text:p>
      <text:p text:style-name="P1"><text:span text:style-name="T3"><text:s text:c="4"/>&lt;!--<text:s text:c="2"/>- org.apache.ofbiz.accounting.payment --&gt;</text:span></text:p>
      <text:p text:style-name="P1"><text:span text:style-name="T3"><text:s text:c="4"/>&lt;!--<text:s text:c="2"/>- org.apache.ofbiz.accounting.tax --&gt;</text:span></text:p>
      <text:p text:style-name="P1"><text:span text:style-name="T3"><text:s text:c="4"/>&lt;!--<text:s text:c="2"/>- org.apache.ofbiz.accounting.rate --&gt;</text:span></text:p>
      <text:p text:style-name="P1"><text:span text:style-name="T3"><text:s text:c="4"/>&lt;!-- ========================================================= --&gt;</text:span></text:p>
      <text:p text:style-name="P1"><text:span text:style-name="T3"><text:s text:c="4"/></text:span></text:p>
      <text:p text:style-name="P1"><text:span text:style-name="T3"><text:s text:c="4"/></text:span></text:p>
      <text:p text:style-name="P1"><text:span text:style-name="T3">&lt;/entitymodel&gt;</text:span></text:p>
      <text:p text:style-name="P1"><text:span text:style-name="T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